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2.28mm"/>
    </style:style>
    <style:style style:name="co3" style:family="table-column">
      <style:table-column-properties fo:break-before="auto" style:column-width="31.61mm"/>
    </style:style>
    <style:style style:name="co4" style:family="table-column">
      <style:table-column-properties fo:break-before="auto" style:column-width="27.85mm"/>
    </style:style>
    <style:style style:name="co5" style:family="table-column">
      <style:table-column-properties fo:break-before="auto" style:column-width="35.68mm"/>
    </style:style>
    <style:style style:name="co6" style:family="table-column">
      <style:table-column-properties fo:break-before="auto" style:column-width="27.39mm"/>
    </style:style>
    <style:style style:name="co7" style:family="table-column">
      <style:table-column-properties fo:break-before="auto" style:column-width="36.02mm"/>
    </style:style>
    <style:style style:name="co8" style:family="table-column">
      <style:table-column-properties fo:break-before="auto" style:column-width="36.37mm"/>
    </style:style>
    <style:style style:name="co9" style:family="table-column">
      <style:table-column-properties fo:break-before="auto" style:column-width="23.78mm"/>
    </style:style>
    <style:style style:name="co10" style:family="table-column">
      <style:table-column-properties fo:break-before="auto" style:column-width="24.45mm"/>
    </style:style>
    <style:style style:name="co11" style:family="table-column">
      <style:table-column-properties fo:break-before="auto" style:column-width="26.16mm"/>
    </style:style>
    <style:style style:name="co12" style:family="table-column">
      <style:table-column-properties fo:break-before="auto" style:column-width="49.02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10000" number:language="en" number:country="US">
      <number:number number:min-integer-digits="1"/>
    </number:number-style>
    <style:style style:name="ce2"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1"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7" style:family="table-cell" style:parent-style-name="Default" style:data-style-name="N0">
      <style:table-cell-properties style:text-align-source="fix" style:repeat-content="false"/>
      <style:paragraph-properties fo:text-align="center" fo:margin-left="0mm"/>
      <style:text-properties fo:font-weight="bold" style:font-weight-asian="bold" style:font-weight-complex="bold"/>
    </style:style>
    <style:style style:name="ce8" style:family="table-cell" style:parent-style-name="Default" style:data-style-name="N0"/>
    <style:style style:name="ce9" style:family="table-cell" style:parent-style-name="Default" style:data-style-name="N10000">
      <style:table-cell-properties style:text-align-source="fix" style:repeat-content="false"/>
      <style:paragraph-properties fo:text-align="center" fo:margin-left="0mm"/>
      <style:text-properties fo:font-weight="bold" style:font-weight-asian="bold" style:font-weight-complex="bold"/>
    </style:style>
    <style:style style:name="ce10" style:family="table-cell" style:parent-style-name="Default" style:data-style-name="N10000"/>
    <style:style style:name="ce11" style:family="table-cell" style:parent-style-name="Default" style:data-style-name="N10000">
      <style:table-cell-properties style:text-align-source="fix" style:repeat-content="false"/>
      <style:paragraph-properties fo:text-align="start" fo:margin-left="0mm"/>
      <style:text-properties style:text-outline="false" style:text-line-through-style="none" style:text-line-through-type="none" style:font-name="Arial" fo:font-size="10pt" fo:language="ru" fo:country="none"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name-complex="Mangal" style:font-size-complex="10pt" style:language-complex="hi" style:country-complex="IN" style:font-style-complex="normal" style:font-weight-complex="bold" style:text-emphasize="none" style:font-relief="none" style:text-overline-style="none" style:text-overline-color="font-color"/>
    </style:style>
    <style:style style:name="ce12" style:family="table-cell" style:parent-style-name="Default" style:data-style-name="N10000">
      <style:table-cell-properties style:text-align-source="fix" style:repeat-content="false"/>
      <style:paragraph-properties fo:text-align="start" fo:margin-left="0mm"/>
    </style:style>
    <style:style style:name="ce13" style:family="table-cell" style:parent-style-name="Default" style:data-style-name="N10000">
      <style:table-cell-properties style:text-align-source="fix" style:repeat-content="false"/>
      <style:paragraph-properties fo:text-align="start" fo:margin-left="0mm"/>
      <style:text-properties fo:font-weight="bold" style:font-weight-asian="bold" style:font-weight-complex="bold"/>
    </style:style>
    <style:style style:name="ce14" style:family="table-cell" style:parent-style-name="Default" style:data-style-name="N0">
      <style:table-cell-properties style:text-align-source="fix" style:repeat-content="false"/>
      <style:paragraph-properties fo:text-align="start" fo:margin-left="0mm"/>
      <style:text-properties fo:font-weight="bold" style:font-weight-asian="bold" style:font-weight-complex="bold"/>
    </style:style>
    <style:style style:name="ce15" style:family="table-cell" style:parent-style-name="Default" style:data-style-name="N0">
      <style:table-cell-properties style:text-align-source="fix" style:repeat-content="false"/>
      <style:paragraph-properties fo:text-align="start" fo:margin-left="0mm"/>
    </style:style>
    <style:style style:name="ce16" style:family="table-cell" style:parent-style-name="Default" style:data-style-name="N10000">
      <style:text-properties fo:font-weight="bold" style:font-weight-asian="bold" style:font-weight-complex="bold"/>
    </style:style>
    <style:style style:name="ce17" style:family="table-cell" style:parent-style-name="Default">
      <style:text-properties fo:font-weight="bold" style:font-weight-asian="bold" style:font-weight-complex="bold"/>
    </style:style>
    <style:style style:name="ce4" style:family="table-cell" style:parent-style-name="Default">
      <style:text-properties fo:font-weight="bold" style:font-weight-asian="bold" style:font-weight-complex="bold"/>
    </style:style>
    <style:style style:name="ce19" style:family="table-cell" style:parent-style-name="Default" style:data-style-name="N0">
      <style:text-properties fo:font-weight="bold" style:font-weight-asian="bold" style:font-weight-complex="bold"/>
    </style:style>
  </office:automatic-styles>
  <office:body>
    <office:spreadsheet>
      <table:calculation-settings table:case-sensitive="false" table:automatic-find-labels="false" table:use-regular-expressions="false"/>
      <table:table table:name="Raports" table:style-name="ta1">
        <office:forms form:automatic-focus="false" form:apply-design-mode="false"/>
        <table:table-column table:style-name="co1" table:number-columns-repeated="1024" table:default-cell-style-name="Default"/>
        <table:table-row table:style-name="ro1">
          <table:table-cell table:style-name="ce2" office:value-type="string" calcext:value-type="string">
            <text:p>id</text:p>
          </table:table-cell>
          <table:table-cell table:style-name="ce2" office:value-type="string" calcext:value-type="string">
            <text:p>z</text:p>
          </table:table-cell>
          <table:table-cell table:style-name="ce2" office:value-type="string" calcext:value-type="string">
            <text:p>mm</text:p>
          </table:table-cell>
          <table:table-cell table:style-name="ce2" office:value-type="string" calcext:value-type="string">
            <text:p>is_uses</text:p>
          </table:table-cell>
          <table:table-cell table:style-name="ce1" table:number-columns-repeated="1020"/>
        </table:table-row>
        <table:table-row table:style-name="ro1" table:visibility="filter">
          <table:table-cell table:number-columns-repeated="2" office:value-type="float" office:value="1" calcext:value-type="float">
            <text:p>1</text:p>
          </table:table-cell>
          <table:table-cell table:formula="of:=25.4/8*[.B2]" office:value-type="float" office:value="3.175" calcext:value-type="float">
            <text:p>3,17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2" calcext:value-type="float">
            <text:p>2</text:p>
          </table:table-cell>
          <table:table-cell table:formula="of:=25.4/8*[.B3]" office:value-type="float" office:value="6.35" calcext:value-type="float">
            <text:p>6,3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3" calcext:value-type="float">
            <text:p>3</text:p>
          </table:table-cell>
          <table:table-cell table:formula="of:=25.4/8*[.B4]" office:value-type="float" office:value="9.525" calcext:value-type="float">
            <text:p>9,52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4" calcext:value-type="float">
            <text:p>4</text:p>
          </table:table-cell>
          <table:table-cell table:formula="of:=25.4/8*[.B5]" office:value-type="float" office:value="12.7" calcext:value-type="float">
            <text:p>12,7</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5" calcext:value-type="float">
            <text:p>5</text:p>
          </table:table-cell>
          <table:table-cell table:formula="of:=25.4/8*[.B6]" office:value-type="float" office:value="15.875" calcext:value-type="float">
            <text:p>15,87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6" calcext:value-type="float">
            <text:p>6</text:p>
          </table:table-cell>
          <table:table-cell table:formula="of:=25.4/8*[.B7]" office:value-type="float" office:value="19.05" calcext:value-type="float">
            <text:p>19,0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7" calcext:value-type="float">
            <text:p>7</text:p>
          </table:table-cell>
          <table:table-cell table:formula="of:=25.4/8*[.B8]" office:value-type="float" office:value="22.225" calcext:value-type="float">
            <text:p>22,22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8" calcext:value-type="float">
            <text:p>8</text:p>
          </table:table-cell>
          <table:table-cell table:formula="of:=25.4/8*[.B9]" office:value-type="float" office:value="25.4" calcext:value-type="float">
            <text:p>25,4</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9" calcext:value-type="float">
            <text:p>9</text:p>
          </table:table-cell>
          <table:table-cell table:formula="of:=25.4/8*[.B10]" office:value-type="float" office:value="28.575" calcext:value-type="float">
            <text:p>28,57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0" calcext:value-type="float">
            <text:p>10</text:p>
          </table:table-cell>
          <table:table-cell table:formula="of:=25.4/8*[.B11]" office:value-type="float" office:value="31.75" calcext:value-type="float">
            <text:p>31,7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1" calcext:value-type="float">
            <text:p>11</text:p>
          </table:table-cell>
          <table:table-cell table:formula="of:=25.4/8*[.B12]" office:value-type="float" office:value="34.925" calcext:value-type="float">
            <text:p>34,92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2" calcext:value-type="float">
            <text:p>12</text:p>
          </table:table-cell>
          <table:table-cell table:formula="of:=25.4/8*[.B13]" office:value-type="float" office:value="38.1" calcext:value-type="float">
            <text:p>38,1</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3" calcext:value-type="float">
            <text:p>13</text:p>
          </table:table-cell>
          <table:table-cell table:formula="of:=25.4/8*[.B14]" office:value-type="float" office:value="41.275" calcext:value-type="float">
            <text:p>41,27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4" calcext:value-type="float">
            <text:p>14</text:p>
          </table:table-cell>
          <table:table-cell table:formula="of:=25.4/8*[.B15]" office:value-type="float" office:value="44.45" calcext:value-type="float">
            <text:p>44,4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5" calcext:value-type="float">
            <text:p>15</text:p>
          </table:table-cell>
          <table:table-cell table:formula="of:=25.4/8*[.B16]" office:value-type="float" office:value="47.625" calcext:value-type="float">
            <text:p>47,62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6" calcext:value-type="float">
            <text:p>16</text:p>
          </table:table-cell>
          <table:table-cell table:formula="of:=25.4/8*[.B17]" office:value-type="float" office:value="50.8" calcext:value-type="float">
            <text:p>50,8</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7" calcext:value-type="float">
            <text:p>17</text:p>
          </table:table-cell>
          <table:table-cell table:formula="of:=25.4/8*[.B18]" office:value-type="float" office:value="53.975" calcext:value-type="float">
            <text:p>53,97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8" calcext:value-type="float">
            <text:p>18</text:p>
          </table:table-cell>
          <table:table-cell table:formula="of:=25.4/8*[.B19]" office:value-type="float" office:value="57.15" calcext:value-type="float">
            <text:p>57,1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9" calcext:value-type="float">
            <text:p>19</text:p>
          </table:table-cell>
          <table:table-cell table:formula="of:=25.4/8*[.B20]" office:value-type="float" office:value="60.325" calcext:value-type="float">
            <text:p>60,32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20" calcext:value-type="float">
            <text:p>20</text:p>
          </table:table-cell>
          <table:table-cell table:formula="of:=25.4/8*[.B21]" office:value-type="float" office:value="63.5" calcext:value-type="float">
            <text:p>63,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21" calcext:value-type="float">
            <text:p>21</text:p>
          </table:table-cell>
          <table:table-cell table:formula="of:=25.4/8*[.B22]" office:value-type="float" office:value="66.675" calcext:value-type="float">
            <text:p>66,67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22" calcext:value-type="float">
            <text:p>22</text:p>
          </table:table-cell>
          <table:table-cell table:formula="of:=25.4/8*[.B23]" office:value-type="float" office:value="69.85" calcext:value-type="float">
            <text:p>69,8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23" calcext:value-type="float">
            <text:p>23</text:p>
          </table:table-cell>
          <table:table-cell table:formula="of:=25.4/8*[.B24]" office:value-type="float" office:value="73.025" calcext:value-type="float">
            <text:p>73,02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24" calcext:value-type="float">
            <text:p>24</text:p>
          </table:table-cell>
          <table:table-cell table:formula="of:=25.4/8*[.B25]" office:value-type="float" office:value="76.2" calcext:value-type="float">
            <text:p>76,2</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25" calcext:value-type="float">
            <text:p>25</text:p>
          </table:table-cell>
          <table:table-cell table:formula="of:=25.4/8*[.B26]" office:value-type="float" office:value="79.375" calcext:value-type="float">
            <text:p>79,37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26" calcext:value-type="float">
            <text:p>26</text:p>
          </table:table-cell>
          <table:table-cell table:formula="of:=25.4/8*[.B27]" office:value-type="float" office:value="82.55" calcext:value-type="float">
            <text:p>82,5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27" calcext:value-type="float">
            <text:p>27</text:p>
          </table:table-cell>
          <table:table-cell table:formula="of:=25.4/8*[.B28]" office:value-type="float" office:value="85.725" calcext:value-type="float">
            <text:p>85,72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28" calcext:value-type="float">
            <text:p>28</text:p>
          </table:table-cell>
          <table:table-cell table:formula="of:=25.4/8*[.B29]" office:value-type="float" office:value="88.9" calcext:value-type="float">
            <text:p>88,9</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29" calcext:value-type="float">
            <text:p>29</text:p>
          </table:table-cell>
          <table:table-cell table:formula="of:=25.4/8*[.B30]" office:value-type="float" office:value="92.075" calcext:value-type="float">
            <text:p>92,07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30" calcext:value-type="float">
            <text:p>30</text:p>
          </table:table-cell>
          <table:table-cell table:formula="of:=25.4/8*[.B31]" office:value-type="float" office:value="95.25" calcext:value-type="float">
            <text:p>95,2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31" calcext:value-type="float">
            <text:p>31</text:p>
          </table:table-cell>
          <table:table-cell table:formula="of:=25.4/8*[.B32]" office:value-type="float" office:value="98.425" calcext:value-type="float">
            <text:p>98,42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32" calcext:value-type="float">
            <text:p>32</text:p>
          </table:table-cell>
          <table:table-cell table:formula="of:=25.4/8*[.B33]" office:value-type="float" office:value="101.6" calcext:value-type="float">
            <text:p>101,6</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33" calcext:value-type="float">
            <text:p>33</text:p>
          </table:table-cell>
          <table:table-cell table:formula="of:=25.4/8*[.B34]" office:value-type="float" office:value="104.775" calcext:value-type="float">
            <text:p>104,77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34" calcext:value-type="float">
            <text:p>34</text:p>
          </table:table-cell>
          <table:table-cell table:formula="of:=25.4/8*[.B35]" office:value-type="float" office:value="107.95" calcext:value-type="float">
            <text:p>107,9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35" calcext:value-type="float">
            <text:p>35</text:p>
          </table:table-cell>
          <table:table-cell table:formula="of:=25.4/8*[.B36]" office:value-type="float" office:value="111.125" calcext:value-type="float">
            <text:p>111,12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36" calcext:value-type="float">
            <text:p>36</text:p>
          </table:table-cell>
          <table:table-cell table:formula="of:=25.4/8*[.B37]" office:value-type="float" office:value="114.3" calcext:value-type="float">
            <text:p>114,3</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37" calcext:value-type="float">
            <text:p>37</text:p>
          </table:table-cell>
          <table:table-cell table:formula="of:=25.4/8*[.B38]" office:value-type="float" office:value="117.475" calcext:value-type="float">
            <text:p>117,47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38" calcext:value-type="float">
            <text:p>38</text:p>
          </table:table-cell>
          <table:table-cell table:formula="of:=25.4/8*[.B39]" office:value-type="float" office:value="120.65" calcext:value-type="float">
            <text:p>120,6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39" calcext:value-type="float">
            <text:p>39</text:p>
          </table:table-cell>
          <table:table-cell table:formula="of:=25.4/8*[.B40]" office:value-type="float" office:value="123.825" calcext:value-type="float">
            <text:p>123,82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40" calcext:value-type="float">
            <text:p>40</text:p>
          </table:table-cell>
          <table:table-cell table:formula="of:=25.4/8*[.B41]" office:value-type="float" office:value="127" calcext:value-type="float">
            <text:p>127</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41" calcext:value-type="float">
            <text:p>41</text:p>
          </table:table-cell>
          <table:table-cell table:formula="of:=25.4/8*[.B42]" office:value-type="float" office:value="130.175" calcext:value-type="float">
            <text:p>130,17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42" calcext:value-type="float">
            <text:p>42</text:p>
          </table:table-cell>
          <table:table-cell table:formula="of:=25.4/8*[.B43]" office:value-type="float" office:value="133.35" calcext:value-type="float">
            <text:p>133,3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43" calcext:value-type="float">
            <text:p>43</text:p>
          </table:table-cell>
          <table:table-cell table:formula="of:=25.4/8*[.B44]" office:value-type="float" office:value="136.525" calcext:value-type="float">
            <text:p>136,52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44" calcext:value-type="float">
            <text:p>44</text:p>
          </table:table-cell>
          <table:table-cell table:formula="of:=25.4/8*[.B45]" office:value-type="float" office:value="139.7" calcext:value-type="float">
            <text:p>139,7</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45" calcext:value-type="float">
            <text:p>45</text:p>
          </table:table-cell>
          <table:table-cell table:formula="of:=25.4/8*[.B46]" office:value-type="float" office:value="142.875" calcext:value-type="float">
            <text:p>142,87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46" calcext:value-type="float">
            <text:p>46</text:p>
          </table:table-cell>
          <table:table-cell table:formula="of:=25.4/8*[.B47]" office:value-type="float" office:value="146.05" calcext:value-type="float">
            <text:p>146,0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47" calcext:value-type="float">
            <text:p>47</text:p>
          </table:table-cell>
          <table:table-cell table:formula="of:=25.4/8*[.B48]" office:value-type="float" office:value="149.225" calcext:value-type="float">
            <text:p>149,22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48" calcext:value-type="float">
            <text:p>48</text:p>
          </table:table-cell>
          <table:table-cell table:formula="of:=25.4/8*[.B49]" office:value-type="float" office:value="152.4" calcext:value-type="float">
            <text:p>152,4</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49" calcext:value-type="float">
            <text:p>49</text:p>
          </table:table-cell>
          <table:table-cell table:formula="of:=25.4/8*[.B50]" office:value-type="float" office:value="155.575" calcext:value-type="float">
            <text:p>155,57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50" calcext:value-type="float">
            <text:p>50</text:p>
          </table:table-cell>
          <table:table-cell table:formula="of:=25.4/8*[.B51]" office:value-type="float" office:value="158.75" calcext:value-type="float">
            <text:p>158,7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51" calcext:value-type="float">
            <text:p>51</text:p>
          </table:table-cell>
          <table:table-cell table:formula="of:=25.4/8*[.B52]" office:value-type="float" office:value="161.925" calcext:value-type="float">
            <text:p>161,92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52" calcext:value-type="float">
            <text:p>52</text:p>
          </table:table-cell>
          <table:table-cell table:formula="of:=25.4/8*[.B53]" office:value-type="float" office:value="165.1" calcext:value-type="float">
            <text:p>165,1</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53" calcext:value-type="float">
            <text:p>53</text:p>
          </table:table-cell>
          <table:table-cell table:formula="of:=25.4/8*[.B54]" office:value-type="float" office:value="168.275" calcext:value-type="float">
            <text:p>168,27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54" calcext:value-type="float">
            <text:p>54</text:p>
          </table:table-cell>
          <table:table-cell table:formula="of:=25.4/8*[.B55]" office:value-type="float" office:value="171.45" calcext:value-type="float">
            <text:p>171,4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55" calcext:value-type="float">
            <text:p>55</text:p>
          </table:table-cell>
          <table:table-cell table:formula="of:=25.4/8*[.B56]" office:value-type="float" office:value="174.625" calcext:value-type="float">
            <text:p>174,62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56" calcext:value-type="float">
            <text:p>56</text:p>
          </table:table-cell>
          <table:table-cell table:formula="of:=25.4/8*[.B57]" office:value-type="float" office:value="177.8" calcext:value-type="float">
            <text:p>177,8</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57" calcext:value-type="float">
            <text:p>57</text:p>
          </table:table-cell>
          <table:table-cell table:formula="of:=25.4/8*[.B58]" office:value-type="float" office:value="180.975" calcext:value-type="float">
            <text:p>180,97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58" calcext:value-type="float">
            <text:p>58</text:p>
          </table:table-cell>
          <table:table-cell table:formula="of:=25.4/8*[.B59]" office:value-type="float" office:value="184.15" calcext:value-type="float">
            <text:p>184,1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59" calcext:value-type="float">
            <text:p>59</text:p>
          </table:table-cell>
          <table:table-cell table:formula="of:=25.4/8*[.B60]" office:value-type="float" office:value="187.325" calcext:value-type="float">
            <text:p>187,32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60" calcext:value-type="float">
            <text:p>60</text:p>
          </table:table-cell>
          <table:table-cell table:formula="of:=25.4/8*[.B61]" office:value-type="float" office:value="190.5" calcext:value-type="float">
            <text:p>190,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61" calcext:value-type="float">
            <text:p>61</text:p>
          </table:table-cell>
          <table:table-cell table:formula="of:=25.4/8*[.B62]" office:value-type="float" office:value="193.675" calcext:value-type="float">
            <text:p>193,67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62" calcext:value-type="float">
            <text:p>62</text:p>
          </table:table-cell>
          <table:table-cell table:formula="of:=25.4/8*[.B63]" office:value-type="float" office:value="196.85" calcext:value-type="float">
            <text:p>196,8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63" calcext:value-type="float">
            <text:p>63</text:p>
          </table:table-cell>
          <table:table-cell table:formula="of:=25.4/8*[.B64]" office:value-type="float" office:value="200.025" calcext:value-type="float">
            <text:p>200,02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64" calcext:value-type="float">
            <text:p>64</text:p>
          </table:table-cell>
          <table:table-cell table:formula="of:=25.4/8*[.B65]" office:value-type="float" office:value="203.2" calcext:value-type="float">
            <text:p>203,2</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65" calcext:value-type="float">
            <text:p>65</text:p>
          </table:table-cell>
          <table:table-cell table:formula="of:=25.4/8*[.B66]" office:value-type="float" office:value="206.375" calcext:value-type="float">
            <text:p>206,375</text:p>
          </table:table-cell>
          <table:table-cell office:value-type="float" office:value="0" calcext:value-type="float">
            <text:p>0</text:p>
          </table:table-cell>
          <table:table-cell table:number-columns-repeated="1020"/>
        </table:table-row>
        <table:table-row table:style-name="ro1">
          <table:table-cell table:number-columns-repeated="2" office:value-type="float" office:value="66" calcext:value-type="float">
            <text:p>66</text:p>
          </table:table-cell>
          <table:table-cell table:formula="of:=25.4/8*[.B67]" office:value-type="float" office:value="209.55" calcext:value-type="float">
            <text:p>209,55</text:p>
          </table:table-cell>
          <table:table-cell office:value-type="float" office:value="1" calcext:value-type="float">
            <text:p>1</text:p>
          </table:table-cell>
          <table:table-cell table:number-columns-repeated="1020"/>
        </table:table-row>
        <table:table-row table:style-name="ro1" table:visibility="filter">
          <table:table-cell table:number-columns-repeated="2" office:value-type="float" office:value="67" calcext:value-type="float">
            <text:p>67</text:p>
          </table:table-cell>
          <table:table-cell table:formula="of:=25.4/8*[.B68]" office:value-type="float" office:value="212.725" calcext:value-type="float">
            <text:p>212,72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68" calcext:value-type="float">
            <text:p>68</text:p>
          </table:table-cell>
          <table:table-cell table:formula="of:=25.4/8*[.B69]" office:value-type="float" office:value="215.9" calcext:value-type="float">
            <text:p>215,9</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69" calcext:value-type="float">
            <text:p>69</text:p>
          </table:table-cell>
          <table:table-cell table:formula="of:=25.4/8*[.B70]" office:value-type="float" office:value="219.075" calcext:value-type="float">
            <text:p>219,07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70" calcext:value-type="float">
            <text:p>70</text:p>
          </table:table-cell>
          <table:table-cell table:formula="of:=25.4/8*[.B71]" office:value-type="float" office:value="222.25" calcext:value-type="float">
            <text:p>222,2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71" calcext:value-type="float">
            <text:p>71</text:p>
          </table:table-cell>
          <table:table-cell table:formula="of:=25.4/8*[.B72]" office:value-type="float" office:value="225.425" calcext:value-type="float">
            <text:p>225,42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72" calcext:value-type="float">
            <text:p>72</text:p>
          </table:table-cell>
          <table:table-cell table:formula="of:=25.4/8*[.B73]" office:value-type="float" office:value="228.6" calcext:value-type="float">
            <text:p>228,6</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73" calcext:value-type="float">
            <text:p>73</text:p>
          </table:table-cell>
          <table:table-cell table:formula="of:=25.4/8*[.B74]" office:value-type="float" office:value="231.775" calcext:value-type="float">
            <text:p>231,77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74" calcext:value-type="float">
            <text:p>74</text:p>
          </table:table-cell>
          <table:table-cell table:formula="of:=25.4/8*[.B75]" office:value-type="float" office:value="234.95" calcext:value-type="float">
            <text:p>234,9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75" calcext:value-type="float">
            <text:p>75</text:p>
          </table:table-cell>
          <table:table-cell table:formula="of:=25.4/8*[.B76]" office:value-type="float" office:value="238.125" calcext:value-type="float">
            <text:p>238,125</text:p>
          </table:table-cell>
          <table:table-cell office:value-type="float" office:value="0" calcext:value-type="float">
            <text:p>0</text:p>
          </table:table-cell>
          <table:table-cell table:number-columns-repeated="1020"/>
        </table:table-row>
        <table:table-row table:style-name="ro1">
          <table:table-cell table:number-columns-repeated="2" office:value-type="float" office:value="76" calcext:value-type="float">
            <text:p>76</text:p>
          </table:table-cell>
          <table:table-cell table:formula="of:=25.4/8*[.B77]" office:value-type="float" office:value="241.3" calcext:value-type="float">
            <text:p>241,3</text:p>
          </table:table-cell>
          <table:table-cell office:value-type="float" office:value="1" calcext:value-type="float">
            <text:p>1</text:p>
          </table:table-cell>
          <table:table-cell table:number-columns-repeated="1020"/>
        </table:table-row>
        <table:table-row table:style-name="ro1" table:visibility="filter">
          <table:table-cell table:number-columns-repeated="2" office:value-type="float" office:value="77" calcext:value-type="float">
            <text:p>77</text:p>
          </table:table-cell>
          <table:table-cell table:formula="of:=25.4/8*[.B78]" office:value-type="float" office:value="244.475" calcext:value-type="float">
            <text:p>244,475</text:p>
          </table:table-cell>
          <table:table-cell office:value-type="float" office:value="0" calcext:value-type="float">
            <text:p>0</text:p>
          </table:table-cell>
          <table:table-cell table:number-columns-repeated="1020"/>
        </table:table-row>
        <table:table-row table:style-name="ro1">
          <table:table-cell table:number-columns-repeated="2" office:value-type="float" office:value="78" calcext:value-type="float">
            <text:p>78</text:p>
          </table:table-cell>
          <table:table-cell table:formula="of:=25.4/8*[.B79]" office:value-type="float" office:value="247.65" calcext:value-type="float">
            <text:p>247,65</text:p>
          </table:table-cell>
          <table:table-cell office:value-type="float" office:value="1" calcext:value-type="float">
            <text:p>1</text:p>
          </table:table-cell>
          <table:table-cell table:number-columns-repeated="1020"/>
        </table:table-row>
        <table:table-row table:style-name="ro1" table:visibility="filter">
          <table:table-cell table:number-columns-repeated="2" office:value-type="float" office:value="79" calcext:value-type="float">
            <text:p>79</text:p>
          </table:table-cell>
          <table:table-cell table:formula="of:=25.4/8*[.B80]" office:value-type="float" office:value="250.825" calcext:value-type="float">
            <text:p>250,825</text:p>
          </table:table-cell>
          <table:table-cell office:value-type="float" office:value="0" calcext:value-type="float">
            <text:p>0</text:p>
          </table:table-cell>
          <table:table-cell table:number-columns-repeated="1020"/>
        </table:table-row>
        <table:table-row table:style-name="ro1">
          <table:table-cell table:number-columns-repeated="2" office:value-type="float" office:value="80" calcext:value-type="float">
            <text:p>80</text:p>
          </table:table-cell>
          <table:table-cell table:formula="of:=25.4/8*[.B81]" office:value-type="float" office:value="254" calcext:value-type="float">
            <text:p>254</text:p>
          </table:table-cell>
          <table:table-cell office:value-type="float" office:value="1" calcext:value-type="float">
            <text:p>1</text:p>
          </table:table-cell>
          <table:table-cell table:number-columns-repeated="1020"/>
        </table:table-row>
        <table:table-row table:style-name="ro1" table:visibility="filter">
          <table:table-cell table:number-columns-repeated="2" office:value-type="float" office:value="81" calcext:value-type="float">
            <text:p>81</text:p>
          </table:table-cell>
          <table:table-cell table:formula="of:=25.4/8*[.B82]" office:value-type="float" office:value="257.175" calcext:value-type="float">
            <text:p>257,17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82" calcext:value-type="float">
            <text:p>82</text:p>
          </table:table-cell>
          <table:table-cell table:formula="of:=25.4/8*[.B83]" office:value-type="float" office:value="260.35" calcext:value-type="float">
            <text:p>260,3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83" calcext:value-type="float">
            <text:p>83</text:p>
          </table:table-cell>
          <table:table-cell table:formula="of:=25.4/8*[.B84]" office:value-type="float" office:value="263.525" calcext:value-type="float">
            <text:p>263,52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84" calcext:value-type="float">
            <text:p>84</text:p>
          </table:table-cell>
          <table:table-cell table:formula="of:=25.4/8*[.B85]" office:value-type="float" office:value="266.7" calcext:value-type="float">
            <text:p>266,7</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85" calcext:value-type="float">
            <text:p>85</text:p>
          </table:table-cell>
          <table:table-cell table:formula="of:=25.4/8*[.B86]" office:value-type="float" office:value="269.875" calcext:value-type="float">
            <text:p>269,87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86" calcext:value-type="float">
            <text:p>86</text:p>
          </table:table-cell>
          <table:table-cell table:formula="of:=25.4/8*[.B87]" office:value-type="float" office:value="273.05" calcext:value-type="float">
            <text:p>273,0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87" calcext:value-type="float">
            <text:p>87</text:p>
          </table:table-cell>
          <table:table-cell table:formula="of:=25.4/8*[.B88]" office:value-type="float" office:value="276.225" calcext:value-type="float">
            <text:p>276,225</text:p>
          </table:table-cell>
          <table:table-cell office:value-type="float" office:value="0" calcext:value-type="float">
            <text:p>0</text:p>
          </table:table-cell>
          <table:table-cell table:number-columns-repeated="1020"/>
        </table:table-row>
        <table:table-row table:style-name="ro1">
          <table:table-cell table:number-columns-repeated="2" office:value-type="float" office:value="88" calcext:value-type="float">
            <text:p>88</text:p>
          </table:table-cell>
          <table:table-cell table:formula="of:=25.4/8*[.B89]" office:value-type="float" office:value="279.4" calcext:value-type="float">
            <text:p>279,4</text:p>
          </table:table-cell>
          <table:table-cell office:value-type="float" office:value="1" calcext:value-type="float">
            <text:p>1</text:p>
          </table:table-cell>
          <table:table-cell table:number-columns-repeated="1020"/>
        </table:table-row>
        <table:table-row table:style-name="ro1">
          <table:table-cell table:number-columns-repeated="2" office:value-type="float" office:value="89" calcext:value-type="float">
            <text:p>89</text:p>
          </table:table-cell>
          <table:table-cell table:formula="of:=25.4/8*[.B90]" office:value-type="float" office:value="282.575" calcext:value-type="float">
            <text:p>282,575</text:p>
          </table:table-cell>
          <table:table-cell office:value-type="float" office:value="1" calcext:value-type="float">
            <text:p>1</text:p>
          </table:table-cell>
          <table:table-cell table:number-columns-repeated="1020"/>
        </table:table-row>
        <table:table-row table:style-name="ro1" table:visibility="filter">
          <table:table-cell table:number-columns-repeated="2" office:value-type="float" office:value="90" calcext:value-type="float">
            <text:p>90</text:p>
          </table:table-cell>
          <table:table-cell table:formula="of:=25.4/8*[.B91]" office:value-type="float" office:value="285.75" calcext:value-type="float">
            <text:p>285,75</text:p>
          </table:table-cell>
          <table:table-cell office:value-type="float" office:value="0" calcext:value-type="float">
            <text:p>0</text:p>
          </table:table-cell>
          <table:table-cell table:number-columns-repeated="1020"/>
        </table:table-row>
        <table:table-row table:style-name="ro1">
          <table:table-cell table:number-columns-repeated="2" office:value-type="float" office:value="91" calcext:value-type="float">
            <text:p>91</text:p>
          </table:table-cell>
          <table:table-cell table:formula="of:=25.4/8*[.B92]" office:value-type="float" office:value="288.925" calcext:value-type="float">
            <text:p>288,925</text:p>
          </table:table-cell>
          <table:table-cell office:value-type="float" office:value="1" calcext:value-type="float">
            <text:p>1</text:p>
          </table:table-cell>
          <table:table-cell table:number-columns-repeated="1020"/>
        </table:table-row>
        <table:table-row table:style-name="ro1" table:visibility="filter">
          <table:table-cell table:number-columns-repeated="2" office:value-type="float" office:value="92" calcext:value-type="float">
            <text:p>92</text:p>
          </table:table-cell>
          <table:table-cell table:formula="of:=25.4/8*[.B93]" office:value-type="float" office:value="292.1" calcext:value-type="float">
            <text:p>292,1</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93" calcext:value-type="float">
            <text:p>93</text:p>
          </table:table-cell>
          <table:table-cell table:formula="of:=25.4/8*[.B94]" office:value-type="float" office:value="295.275" calcext:value-type="float">
            <text:p>295,275</text:p>
          </table:table-cell>
          <table:table-cell office:value-type="float" office:value="0" calcext:value-type="float">
            <text:p>0</text:p>
          </table:table-cell>
          <table:table-cell table:number-columns-repeated="1020"/>
        </table:table-row>
        <table:table-row table:style-name="ro1">
          <table:table-cell table:number-columns-repeated="2" office:value-type="float" office:value="94" calcext:value-type="float">
            <text:p>94</text:p>
          </table:table-cell>
          <table:table-cell table:formula="of:=25.4/8*[.B95]" office:value-type="float" office:value="298.45" calcext:value-type="float">
            <text:p>298,45</text:p>
          </table:table-cell>
          <table:table-cell office:value-type="float" office:value="1" calcext:value-type="float">
            <text:p>1</text:p>
          </table:table-cell>
          <table:table-cell table:number-columns-repeated="1020"/>
        </table:table-row>
        <table:table-row table:style-name="ro1" table:visibility="filter">
          <table:table-cell table:number-columns-repeated="2" office:value-type="float" office:value="95" calcext:value-type="float">
            <text:p>95</text:p>
          </table:table-cell>
          <table:table-cell table:formula="of:=25.4/8*[.B96]" office:value-type="float" office:value="301.625" calcext:value-type="float">
            <text:p>301,625</text:p>
          </table:table-cell>
          <table:table-cell office:value-type="float" office:value="0" calcext:value-type="float">
            <text:p>0</text:p>
          </table:table-cell>
          <table:table-cell table:number-columns-repeated="1020"/>
        </table:table-row>
        <table:table-row table:style-name="ro1">
          <table:table-cell table:number-columns-repeated="2" office:value-type="float" office:value="96" calcext:value-type="float">
            <text:p>96</text:p>
          </table:table-cell>
          <table:table-cell table:formula="of:=25.4/8*[.B97]" office:value-type="float" office:value="304.8" calcext:value-type="float">
            <text:p>304,8</text:p>
          </table:table-cell>
          <table:table-cell office:value-type="float" office:value="1" calcext:value-type="float">
            <text:p>1</text:p>
          </table:table-cell>
          <table:table-cell table:number-columns-repeated="1020"/>
        </table:table-row>
        <table:table-row table:style-name="ro1" table:visibility="filter">
          <table:table-cell table:number-columns-repeated="2" office:value-type="float" office:value="97" calcext:value-type="float">
            <text:p>97</text:p>
          </table:table-cell>
          <table:table-cell table:formula="of:=25.4/8*[.B98]" office:value-type="float" office:value="307.975" calcext:value-type="float">
            <text:p>307,97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98" calcext:value-type="float">
            <text:p>98</text:p>
          </table:table-cell>
          <table:table-cell table:formula="of:=25.4/8*[.B99]" office:value-type="float" office:value="311.15" calcext:value-type="float">
            <text:p>311,1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99" calcext:value-type="float">
            <text:p>99</text:p>
          </table:table-cell>
          <table:table-cell table:formula="of:=25.4/8*[.B100]" office:value-type="float" office:value="314.325" calcext:value-type="float">
            <text:p>314,32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00" calcext:value-type="float">
            <text:p>100</text:p>
          </table:table-cell>
          <table:table-cell table:formula="of:=25.4/8*[.B101]" office:value-type="float" office:value="317.5" calcext:value-type="float">
            <text:p>317,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01" calcext:value-type="float">
            <text:p>101</text:p>
          </table:table-cell>
          <table:table-cell table:formula="of:=25.4/8*[.B102]" office:value-type="float" office:value="320.675" calcext:value-type="float">
            <text:p>320,675</text:p>
          </table:table-cell>
          <table:table-cell office:value-type="float" office:value="0" calcext:value-type="float">
            <text:p>0</text:p>
          </table:table-cell>
          <table:table-cell table:number-columns-repeated="1020"/>
        </table:table-row>
        <table:table-row table:style-name="ro1">
          <table:table-cell table:number-columns-repeated="2" office:value-type="float" office:value="102" calcext:value-type="float">
            <text:p>102</text:p>
          </table:table-cell>
          <table:table-cell table:formula="of:=25.4/8*[.B103]" office:value-type="float" office:value="323.85" calcext:value-type="float">
            <text:p>323,85</text:p>
          </table:table-cell>
          <table:table-cell office:value-type="float" office:value="1" calcext:value-type="float">
            <text:p>1</text:p>
          </table:table-cell>
          <table:table-cell table:number-columns-repeated="1020"/>
        </table:table-row>
        <table:table-row table:style-name="ro1" table:visibility="filter">
          <table:table-cell table:number-columns-repeated="2" office:value-type="float" office:value="103" calcext:value-type="float">
            <text:p>103</text:p>
          </table:table-cell>
          <table:table-cell table:formula="of:=25.4/8*[.B104]" office:value-type="float" office:value="327.025" calcext:value-type="float">
            <text:p>327,025</text:p>
          </table:table-cell>
          <table:table-cell office:value-type="float" office:value="0" calcext:value-type="float">
            <text:p>0</text:p>
          </table:table-cell>
          <table:table-cell table:number-columns-repeated="1020"/>
        </table:table-row>
        <table:table-row table:style-name="ro1">
          <table:table-cell table:number-columns-repeated="2" office:value-type="float" office:value="104" calcext:value-type="float">
            <text:p>104</text:p>
          </table:table-cell>
          <table:table-cell table:formula="of:=25.4/8*[.B105]" office:value-type="float" office:value="330.2" calcext:value-type="float">
            <text:p>330,2</text:p>
          </table:table-cell>
          <table:table-cell office:value-type="float" office:value="1" calcext:value-type="float">
            <text:p>1</text:p>
          </table:table-cell>
          <table:table-cell table:number-columns-repeated="1020"/>
        </table:table-row>
        <table:table-row table:style-name="ro1">
          <table:table-cell table:number-columns-repeated="2" office:value-type="float" office:value="105" calcext:value-type="float">
            <text:p>105</text:p>
          </table:table-cell>
          <table:table-cell table:formula="of:=25.4/8*[.B106]" office:value-type="float" office:value="333.375" calcext:value-type="float">
            <text:p>333,375</text:p>
          </table:table-cell>
          <table:table-cell office:value-type="float" office:value="1" calcext:value-type="float">
            <text:p>1</text:p>
          </table:table-cell>
          <table:table-cell table:number-columns-repeated="1020"/>
        </table:table-row>
        <table:table-row table:style-name="ro1" table:visibility="filter">
          <table:table-cell table:number-columns-repeated="2" office:value-type="float" office:value="106" calcext:value-type="float">
            <text:p>106</text:p>
          </table:table-cell>
          <table:table-cell table:formula="of:=25.4/8*[.B107]" office:value-type="float" office:value="336.55" calcext:value-type="float">
            <text:p>336,5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07" calcext:value-type="float">
            <text:p>107</text:p>
          </table:table-cell>
          <table:table-cell table:formula="of:=25.4/8*[.B108]" office:value-type="float" office:value="339.725" calcext:value-type="float">
            <text:p>339,725</text:p>
          </table:table-cell>
          <table:table-cell office:value-type="float" office:value="0" calcext:value-type="float">
            <text:p>0</text:p>
          </table:table-cell>
          <table:table-cell table:number-columns-repeated="1020"/>
        </table:table-row>
        <table:table-row table:style-name="ro1">
          <table:table-cell table:number-columns-repeated="2" office:value-type="float" office:value="108" calcext:value-type="float">
            <text:p>108</text:p>
          </table:table-cell>
          <table:table-cell table:formula="of:=25.4/8*[.B109]" office:value-type="float" office:value="342.9" calcext:value-type="float">
            <text:p>342,9</text:p>
          </table:table-cell>
          <table:table-cell office:value-type="float" office:value="1" calcext:value-type="float">
            <text:p>1</text:p>
          </table:table-cell>
          <table:table-cell table:number-columns-repeated="1020"/>
        </table:table-row>
        <table:table-row table:style-name="ro1" table:visibility="filter">
          <table:table-cell table:number-columns-repeated="2" office:value-type="float" office:value="109" calcext:value-type="float">
            <text:p>109</text:p>
          </table:table-cell>
          <table:table-cell table:formula="of:=25.4/8*[.B110]" office:value-type="float" office:value="346.075" calcext:value-type="float">
            <text:p>346,07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10" calcext:value-type="float">
            <text:p>110</text:p>
          </table:table-cell>
          <table:table-cell table:formula="of:=25.4/8*[.B111]" office:value-type="float" office:value="349.25" calcext:value-type="float">
            <text:p>349,2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11" calcext:value-type="float">
            <text:p>111</text:p>
          </table:table-cell>
          <table:table-cell table:formula="of:=25.4/8*[.B112]" office:value-type="float" office:value="352.425" calcext:value-type="float">
            <text:p>352,425</text:p>
          </table:table-cell>
          <table:table-cell office:value-type="float" office:value="0" calcext:value-type="float">
            <text:p>0</text:p>
          </table:table-cell>
          <table:table-cell table:number-columns-repeated="1020"/>
        </table:table-row>
        <table:table-row table:style-name="ro1">
          <table:table-cell table:number-columns-repeated="2" office:value-type="float" office:value="112" calcext:value-type="float">
            <text:p>112</text:p>
          </table:table-cell>
          <table:table-cell table:formula="of:=25.4/8*[.B113]" office:value-type="float" office:value="355.6" calcext:value-type="float">
            <text:p>355,6</text:p>
          </table:table-cell>
          <table:table-cell office:value-type="float" office:value="1" calcext:value-type="float">
            <text:p>1</text:p>
          </table:table-cell>
          <table:table-cell table:number-columns-repeated="1020"/>
        </table:table-row>
        <table:table-row table:style-name="ro1" table:visibility="filter">
          <table:table-cell table:number-columns-repeated="2" office:value-type="float" office:value="113" calcext:value-type="float">
            <text:p>113</text:p>
          </table:table-cell>
          <table:table-cell table:formula="of:=25.4/8*[.B114]" office:value-type="float" office:value="358.775" calcext:value-type="float">
            <text:p>358,77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14" calcext:value-type="float">
            <text:p>114</text:p>
          </table:table-cell>
          <table:table-cell table:formula="of:=25.4/8*[.B115]" office:value-type="float" office:value="361.95" calcext:value-type="float">
            <text:p>361,9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15" calcext:value-type="float">
            <text:p>115</text:p>
          </table:table-cell>
          <table:table-cell table:formula="of:=25.4/8*[.B116]" office:value-type="float" office:value="365.125" calcext:value-type="float">
            <text:p>365,125</text:p>
          </table:table-cell>
          <table:table-cell office:value-type="float" office:value="0" calcext:value-type="float">
            <text:p>0</text:p>
          </table:table-cell>
          <table:table-cell table:number-columns-repeated="1020"/>
        </table:table-row>
        <table:table-row table:style-name="ro1">
          <table:table-cell table:number-columns-repeated="2" office:value-type="float" office:value="116" calcext:value-type="float">
            <text:p>116</text:p>
          </table:table-cell>
          <table:table-cell table:formula="of:=25.4/8*[.B117]" office:value-type="float" office:value="368.3" calcext:value-type="float">
            <text:p>368,3</text:p>
          </table:table-cell>
          <table:table-cell office:value-type="float" office:value="1" calcext:value-type="float">
            <text:p>1</text:p>
          </table:table-cell>
          <table:table-cell table:number-columns-repeated="1020"/>
        </table:table-row>
        <table:table-row table:style-name="ro1">
          <table:table-cell table:number-columns-repeated="2" office:value-type="float" office:value="117" calcext:value-type="float">
            <text:p>117</text:p>
          </table:table-cell>
          <table:table-cell table:formula="of:=25.4/8*[.B118]" office:value-type="float" office:value="371.475" calcext:value-type="float">
            <text:p>371,475</text:p>
          </table:table-cell>
          <table:table-cell office:value-type="float" office:value="1" calcext:value-type="float">
            <text:p>1</text:p>
          </table:table-cell>
          <table:table-cell table:number-columns-repeated="1020"/>
        </table:table-row>
        <table:table-row table:style-name="ro1" table:visibility="filter">
          <table:table-cell table:number-columns-repeated="2" office:value-type="float" office:value="118" calcext:value-type="float">
            <text:p>118</text:p>
          </table:table-cell>
          <table:table-cell table:formula="of:=25.4/8*[.B119]" office:value-type="float" office:value="374.65" calcext:value-type="float">
            <text:p>374,6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19" calcext:value-type="float">
            <text:p>119</text:p>
          </table:table-cell>
          <table:table-cell table:formula="of:=25.4/8*[.B120]" office:value-type="float" office:value="377.825" calcext:value-type="float">
            <text:p>377,825</text:p>
          </table:table-cell>
          <table:table-cell office:value-type="float" office:value="0" calcext:value-type="float">
            <text:p>0</text:p>
          </table:table-cell>
          <table:table-cell table:number-columns-repeated="1020"/>
        </table:table-row>
        <table:table-row table:style-name="ro1">
          <table:table-cell table:number-columns-repeated="2" office:value-type="float" office:value="120" calcext:value-type="float">
            <text:p>120</text:p>
          </table:table-cell>
          <table:table-cell table:formula="of:=25.4/8*[.B121]" office:value-type="float" office:value="381" calcext:value-type="float">
            <text:p>381</text:p>
          </table:table-cell>
          <table:table-cell office:value-type="float" office:value="1" calcext:value-type="float">
            <text:p>1</text:p>
          </table:table-cell>
          <table:table-cell table:number-columns-repeated="1020"/>
        </table:table-row>
        <table:table-row table:style-name="ro1" table:visibility="filter">
          <table:table-cell table:number-columns-repeated="2" office:value-type="float" office:value="121" calcext:value-type="float">
            <text:p>121</text:p>
          </table:table-cell>
          <table:table-cell table:formula="of:=25.4/8*[.B122]" office:value-type="float" office:value="384.175" calcext:value-type="float">
            <text:p>384,175</text:p>
          </table:table-cell>
          <table:table-cell office:value-type="float" office:value="0" calcext:value-type="float">
            <text:p>0</text:p>
          </table:table-cell>
          <table:table-cell table:number-columns-repeated="1020"/>
        </table:table-row>
        <table:table-row table:style-name="ro1">
          <table:table-cell table:number-columns-repeated="2" office:value-type="float" office:value="122" calcext:value-type="float">
            <text:p>122</text:p>
          </table:table-cell>
          <table:table-cell table:formula="of:=25.4/8*[.B123]" office:value-type="float" office:value="387.35" calcext:value-type="float">
            <text:p>387,35</text:p>
          </table:table-cell>
          <table:table-cell office:value-type="float" office:value="1" calcext:value-type="float">
            <text:p>1</text:p>
          </table:table-cell>
          <table:table-cell table:number-columns-repeated="1020"/>
        </table:table-row>
        <table:table-row table:style-name="ro1" table:visibility="filter">
          <table:table-cell table:number-columns-repeated="2" office:value-type="float" office:value="123" calcext:value-type="float">
            <text:p>123</text:p>
          </table:table-cell>
          <table:table-cell table:formula="of:=25.4/8*[.B124]" office:value-type="float" office:value="390.525" calcext:value-type="float">
            <text:p>390,52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24" calcext:value-type="float">
            <text:p>124</text:p>
          </table:table-cell>
          <table:table-cell table:formula="of:=25.4/8*[.B125]" office:value-type="float" office:value="393.7" calcext:value-type="float">
            <text:p>393,7</text:p>
          </table:table-cell>
          <table:table-cell office:value-type="float" office:value="0" calcext:value-type="float">
            <text:p>0</text:p>
          </table:table-cell>
          <table:table-cell table:number-columns-repeated="1020"/>
        </table:table-row>
        <table:table-row table:style-name="ro1">
          <table:table-cell table:number-columns-repeated="2" office:value-type="float" office:value="125" calcext:value-type="float">
            <text:p>125</text:p>
          </table:table-cell>
          <table:table-cell table:formula="of:=25.4/8*[.B126]" office:value-type="float" office:value="396.875" calcext:value-type="float">
            <text:p>396,875</text:p>
          </table:table-cell>
          <table:table-cell office:value-type="float" office:value="1" calcext:value-type="float">
            <text:p>1</text:p>
          </table:table-cell>
          <table:table-cell table:number-columns-repeated="1020"/>
        </table:table-row>
        <table:table-row table:style-name="ro1" table:visibility="filter">
          <table:table-cell table:number-columns-repeated="2" office:value-type="float" office:value="126" calcext:value-type="float">
            <text:p>126</text:p>
          </table:table-cell>
          <table:table-cell table:formula="of:=25.4/8*[.B127]" office:value-type="float" office:value="400.05" calcext:value-type="float">
            <text:p>400,0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27" calcext:value-type="float">
            <text:p>127</text:p>
          </table:table-cell>
          <table:table-cell table:formula="of:=25.4/8*[.B128]" office:value-type="float" office:value="403.225" calcext:value-type="float">
            <text:p>403,225</text:p>
          </table:table-cell>
          <table:table-cell office:value-type="float" office:value="0" calcext:value-type="float">
            <text:p>0</text:p>
          </table:table-cell>
          <table:table-cell table:number-columns-repeated="1020"/>
        </table:table-row>
        <table:table-row table:style-name="ro1">
          <table:table-cell table:number-columns-repeated="2" office:value-type="float" office:value="128" calcext:value-type="float">
            <text:p>128</text:p>
          </table:table-cell>
          <table:table-cell table:formula="of:=25.4/8*[.B129]" office:value-type="float" office:value="406.4" calcext:value-type="float">
            <text:p>406,4</text:p>
          </table:table-cell>
          <table:table-cell office:value-type="float" office:value="1" calcext:value-type="float">
            <text:p>1</text:p>
          </table:table-cell>
          <table:table-cell table:number-columns-repeated="1020"/>
        </table:table-row>
        <table:table-row table:style-name="ro1" table:visibility="filter">
          <table:table-cell table:number-columns-repeated="2" office:value-type="float" office:value="129" calcext:value-type="float">
            <text:p>129</text:p>
          </table:table-cell>
          <table:table-cell table:formula="of:=25.4/8*[.B130]" office:value-type="float" office:value="409.575" calcext:value-type="float">
            <text:p>409,57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30" calcext:value-type="float">
            <text:p>130</text:p>
          </table:table-cell>
          <table:table-cell table:formula="of:=25.4/8*[.B131]" office:value-type="float" office:value="412.75" calcext:value-type="float">
            <text:p>412,7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31" calcext:value-type="float">
            <text:p>131</text:p>
          </table:table-cell>
          <table:table-cell table:formula="of:=25.4/8*[.B132]" office:value-type="float" office:value="415.925" calcext:value-type="float">
            <text:p>415,92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32" calcext:value-type="float">
            <text:p>132</text:p>
          </table:table-cell>
          <table:table-cell table:formula="of:=25.4/8*[.B133]" office:value-type="float" office:value="419.1" calcext:value-type="float">
            <text:p>419,1</text:p>
          </table:table-cell>
          <table:table-cell office:value-type="float" office:value="0" calcext:value-type="float">
            <text:p>0</text:p>
          </table:table-cell>
          <table:table-cell table:number-columns-repeated="1020"/>
        </table:table-row>
        <table:table-row table:style-name="ro1">
          <table:table-cell table:number-columns-repeated="2" office:value-type="float" office:value="133" calcext:value-type="float">
            <text:p>133</text:p>
          </table:table-cell>
          <table:table-cell table:formula="of:=25.4/8*[.B134]" office:value-type="float" office:value="422.275" calcext:value-type="float">
            <text:p>422,275</text:p>
          </table:table-cell>
          <table:table-cell office:value-type="float" office:value="1" calcext:value-type="float">
            <text:p>1</text:p>
          </table:table-cell>
          <table:table-cell table:number-columns-repeated="1020"/>
        </table:table-row>
        <table:table-row table:style-name="ro1" table:visibility="filter">
          <table:table-cell table:number-columns-repeated="2" office:value-type="float" office:value="134" calcext:value-type="float">
            <text:p>134</text:p>
          </table:table-cell>
          <table:table-cell table:formula="of:=25.4/8*[.B135]" office:value-type="float" office:value="425.45" calcext:value-type="float">
            <text:p>425,4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35" calcext:value-type="float">
            <text:p>135</text:p>
          </table:table-cell>
          <table:table-cell table:formula="of:=25.4/8*[.B136]" office:value-type="float" office:value="428.625" calcext:value-type="float">
            <text:p>428,62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36" calcext:value-type="float">
            <text:p>136</text:p>
          </table:table-cell>
          <table:table-cell table:formula="of:=25.4/8*[.B137]" office:value-type="float" office:value="431.8" calcext:value-type="float">
            <text:p>431,8</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37" calcext:value-type="float">
            <text:p>137</text:p>
          </table:table-cell>
          <table:table-cell table:formula="of:=25.4/8*[.B138]" office:value-type="float" office:value="434.975" calcext:value-type="float">
            <text:p>434,97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38" calcext:value-type="float">
            <text:p>138</text:p>
          </table:table-cell>
          <table:table-cell table:formula="of:=25.4/8*[.B139]" office:value-type="float" office:value="438.15" calcext:value-type="float">
            <text:p>438,1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39" calcext:value-type="float">
            <text:p>139</text:p>
          </table:table-cell>
          <table:table-cell table:formula="of:=25.4/8*[.B140]" office:value-type="float" office:value="441.325" calcext:value-type="float">
            <text:p>441,32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40" calcext:value-type="float">
            <text:p>140</text:p>
          </table:table-cell>
          <table:table-cell table:formula="of:=25.4/8*[.B141]" office:value-type="float" office:value="444.5" calcext:value-type="float">
            <text:p>444,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41" calcext:value-type="float">
            <text:p>141</text:p>
          </table:table-cell>
          <table:table-cell table:formula="of:=25.4/8*[.B142]" office:value-type="float" office:value="447.675" calcext:value-type="float">
            <text:p>447,67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42" calcext:value-type="float">
            <text:p>142</text:p>
          </table:table-cell>
          <table:table-cell table:formula="of:=25.4/8*[.B143]" office:value-type="float" office:value="450.85" calcext:value-type="float">
            <text:p>450,8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43" calcext:value-type="float">
            <text:p>143</text:p>
          </table:table-cell>
          <table:table-cell table:formula="of:=25.4/8*[.B144]" office:value-type="float" office:value="454.025" calcext:value-type="float">
            <text:p>454,02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44" calcext:value-type="float">
            <text:p>144</text:p>
          </table:table-cell>
          <table:table-cell table:formula="of:=25.4/8*[.B145]" office:value-type="float" office:value="457.2" calcext:value-type="float">
            <text:p>457,2</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45" calcext:value-type="float">
            <text:p>145</text:p>
          </table:table-cell>
          <table:table-cell table:formula="of:=25.4/8*[.B146]" office:value-type="float" office:value="460.375" calcext:value-type="float">
            <text:p>460,37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46" calcext:value-type="float">
            <text:p>146</text:p>
          </table:table-cell>
          <table:table-cell table:formula="of:=25.4/8*[.B147]" office:value-type="float" office:value="463.55" calcext:value-type="float">
            <text:p>463,5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47" calcext:value-type="float">
            <text:p>147</text:p>
          </table:table-cell>
          <table:table-cell table:formula="of:=25.4/8*[.B148]" office:value-type="float" office:value="466.725" calcext:value-type="float">
            <text:p>466,72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48" calcext:value-type="float">
            <text:p>148</text:p>
          </table:table-cell>
          <table:table-cell table:formula="of:=25.4/8*[.B149]" office:value-type="float" office:value="469.9" calcext:value-type="float">
            <text:p>469,9</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49" calcext:value-type="float">
            <text:p>149</text:p>
          </table:table-cell>
          <table:table-cell table:formula="of:=25.4/8*[.B150]" office:value-type="float" office:value="473.075" calcext:value-type="float">
            <text:p>473,07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50" calcext:value-type="float">
            <text:p>150</text:p>
          </table:table-cell>
          <table:table-cell table:formula="of:=25.4/8*[.B151]" office:value-type="float" office:value="476.25" calcext:value-type="float">
            <text:p>476,2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51" calcext:value-type="float">
            <text:p>151</text:p>
          </table:table-cell>
          <table:table-cell table:formula="of:=25.4/8*[.B152]" office:value-type="float" office:value="479.425" calcext:value-type="float">
            <text:p>479,425</text:p>
          </table:table-cell>
          <table:table-cell office:value-type="float" office:value="0" calcext:value-type="float">
            <text:p>0</text:p>
          </table:table-cell>
          <table:table-cell table:number-columns-repeated="1020"/>
        </table:table-row>
        <table:table-row table:style-name="ro1">
          <table:table-cell table:number-columns-repeated="2" office:value-type="float" office:value="152" calcext:value-type="float">
            <text:p>152</text:p>
          </table:table-cell>
          <table:table-cell table:formula="of:=25.4/8*[.B153]" office:value-type="float" office:value="482.6" calcext:value-type="float">
            <text:p>482,6</text:p>
          </table:table-cell>
          <table:table-cell office:value-type="float" office:value="1" calcext:value-type="float">
            <text:p>1</text:p>
          </table:table-cell>
          <table:table-cell table:number-columns-repeated="1020"/>
        </table:table-row>
        <table:table-row table:style-name="ro1" table:visibility="filter">
          <table:table-cell table:number-columns-repeated="2" office:value-type="float" office:value="153" calcext:value-type="float">
            <text:p>153</text:p>
          </table:table-cell>
          <table:table-cell table:formula="of:=25.4/8*[.B154]" office:value-type="float" office:value="485.775" calcext:value-type="float">
            <text:p>485,77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54" calcext:value-type="float">
            <text:p>154</text:p>
          </table:table-cell>
          <table:table-cell table:formula="of:=25.4/8*[.B155]" office:value-type="float" office:value="488.95" calcext:value-type="float">
            <text:p>488,9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55" calcext:value-type="float">
            <text:p>155</text:p>
          </table:table-cell>
          <table:table-cell table:formula="of:=25.4/8*[.B156]" office:value-type="float" office:value="492.125" calcext:value-type="float">
            <text:p>492,12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56" calcext:value-type="float">
            <text:p>156</text:p>
          </table:table-cell>
          <table:table-cell table:formula="of:=25.4/8*[.B157]" office:value-type="float" office:value="495.3" calcext:value-type="float">
            <text:p>495,3</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57" calcext:value-type="float">
            <text:p>157</text:p>
          </table:table-cell>
          <table:table-cell table:formula="of:=25.4/8*[.B158]" office:value-type="float" office:value="498.475" calcext:value-type="float">
            <text:p>498,47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58" calcext:value-type="float">
            <text:p>158</text:p>
          </table:table-cell>
          <table:table-cell table:formula="of:=25.4/8*[.B159]" office:value-type="float" office:value="501.65" calcext:value-type="float">
            <text:p>501,6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59" calcext:value-type="float">
            <text:p>159</text:p>
          </table:table-cell>
          <table:table-cell table:formula="of:=25.4/8*[.B160]" office:value-type="float" office:value="504.825" calcext:value-type="float">
            <text:p>504,82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60" calcext:value-type="float">
            <text:p>160</text:p>
          </table:table-cell>
          <table:table-cell table:formula="of:=25.4/8*[.B161]" office:value-type="float" office:value="508" calcext:value-type="float">
            <text:p>508</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61" calcext:value-type="float">
            <text:p>161</text:p>
          </table:table-cell>
          <table:table-cell table:formula="of:=25.4/8*[.B162]" office:value-type="float" office:value="511.175" calcext:value-type="float">
            <text:p>511,17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62" calcext:value-type="float">
            <text:p>162</text:p>
          </table:table-cell>
          <table:table-cell table:formula="of:=25.4/8*[.B163]" office:value-type="float" office:value="514.35" calcext:value-type="float">
            <text:p>514,3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63" calcext:value-type="float">
            <text:p>163</text:p>
          </table:table-cell>
          <table:table-cell table:formula="of:=25.4/8*[.B164]" office:value-type="float" office:value="517.525" calcext:value-type="float">
            <text:p>517,52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64" calcext:value-type="float">
            <text:p>164</text:p>
          </table:table-cell>
          <table:table-cell table:formula="of:=25.4/8*[.B165]" office:value-type="float" office:value="520.7" calcext:value-type="float">
            <text:p>520,7</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65" calcext:value-type="float">
            <text:p>165</text:p>
          </table:table-cell>
          <table:table-cell table:formula="of:=25.4/8*[.B166]" office:value-type="float" office:value="523.875" calcext:value-type="float">
            <text:p>523,87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66" calcext:value-type="float">
            <text:p>166</text:p>
          </table:table-cell>
          <table:table-cell table:formula="of:=25.4/8*[.B167]" office:value-type="float" office:value="527.05" calcext:value-type="float">
            <text:p>527,0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67" calcext:value-type="float">
            <text:p>167</text:p>
          </table:table-cell>
          <table:table-cell table:formula="of:=25.4/8*[.B168]" office:value-type="float" office:value="530.225" calcext:value-type="float">
            <text:p>530,22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68" calcext:value-type="float">
            <text:p>168</text:p>
          </table:table-cell>
          <table:table-cell table:formula="of:=25.4/8*[.B169]" office:value-type="float" office:value="533.4" calcext:value-type="float">
            <text:p>533,4</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69" calcext:value-type="float">
            <text:p>169</text:p>
          </table:table-cell>
          <table:table-cell table:formula="of:=25.4/8*[.B170]" office:value-type="float" office:value="536.575" calcext:value-type="float">
            <text:p>536,57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70" calcext:value-type="float">
            <text:p>170</text:p>
          </table:table-cell>
          <table:table-cell table:formula="of:=25.4/8*[.B171]" office:value-type="float" office:value="539.75" calcext:value-type="float">
            <text:p>539,7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71" calcext:value-type="float">
            <text:p>171</text:p>
          </table:table-cell>
          <table:table-cell table:formula="of:=25.4/8*[.B172]" office:value-type="float" office:value="542.925" calcext:value-type="float">
            <text:p>542,92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72" calcext:value-type="float">
            <text:p>172</text:p>
          </table:table-cell>
          <table:table-cell table:formula="of:=25.4/8*[.B173]" office:value-type="float" office:value="546.1" calcext:value-type="float">
            <text:p>546,1</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73" calcext:value-type="float">
            <text:p>173</text:p>
          </table:table-cell>
          <table:table-cell table:formula="of:=25.4/8*[.B174]" office:value-type="float" office:value="549.275" calcext:value-type="float">
            <text:p>549,27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74" calcext:value-type="float">
            <text:p>174</text:p>
          </table:table-cell>
          <table:table-cell table:formula="of:=25.4/8*[.B175]" office:value-type="float" office:value="552.45" calcext:value-type="float">
            <text:p>552,4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75" calcext:value-type="float">
            <text:p>175</text:p>
          </table:table-cell>
          <table:table-cell table:formula="of:=25.4/8*[.B176]" office:value-type="float" office:value="555.625" calcext:value-type="float">
            <text:p>555,625</text:p>
          </table:table-cell>
          <table:table-cell office:value-type="float" office:value="0" calcext:value-type="float">
            <text:p>0</text:p>
          </table:table-cell>
          <table:table-cell table:number-columns-repeated="1020"/>
        </table:table-row>
        <table:table-row table:style-name="ro1">
          <table:table-cell table:number-columns-repeated="2" office:value-type="float" office:value="176" calcext:value-type="float">
            <text:p>176</text:p>
          </table:table-cell>
          <table:table-cell table:formula="of:=25.4/8*[.B177]" office:value-type="float" office:value="558.8" calcext:value-type="float">
            <text:p>558,8</text:p>
          </table:table-cell>
          <table:table-cell office:value-type="float" office:value="1" calcext:value-type="float">
            <text:p>1</text:p>
          </table:table-cell>
          <table:table-cell table:number-columns-repeated="1020"/>
        </table:table-row>
        <table:table-row table:style-name="ro1" table:visibility="filter">
          <table:table-cell table:number-columns-repeated="2" office:value-type="float" office:value="177" calcext:value-type="float">
            <text:p>177</text:p>
          </table:table-cell>
          <table:table-cell table:formula="of:=25.4/8*[.B178]" office:value-type="float" office:value="561.975" calcext:value-type="float">
            <text:p>561,97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78" calcext:value-type="float">
            <text:p>178</text:p>
          </table:table-cell>
          <table:table-cell table:formula="of:=25.4/8*[.B179]" office:value-type="float" office:value="565.15" calcext:value-type="float">
            <text:p>565,1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79" calcext:value-type="float">
            <text:p>179</text:p>
          </table:table-cell>
          <table:table-cell table:formula="of:=25.4/8*[.B180]" office:value-type="float" office:value="568.325" calcext:value-type="float">
            <text:p>568,32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80" calcext:value-type="float">
            <text:p>180</text:p>
          </table:table-cell>
          <table:table-cell table:formula="of:=25.4/8*[.B181]" office:value-type="float" office:value="571.5" calcext:value-type="float">
            <text:p>571,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81" calcext:value-type="float">
            <text:p>181</text:p>
          </table:table-cell>
          <table:table-cell table:formula="of:=25.4/8*[.B182]" office:value-type="float" office:value="574.675" calcext:value-type="float">
            <text:p>574,67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82" calcext:value-type="float">
            <text:p>182</text:p>
          </table:table-cell>
          <table:table-cell table:formula="of:=25.4/8*[.B183]" office:value-type="float" office:value="577.85" calcext:value-type="float">
            <text:p>577,8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83" calcext:value-type="float">
            <text:p>183</text:p>
          </table:table-cell>
          <table:table-cell table:formula="of:=25.4/8*[.B184]" office:value-type="float" office:value="581.025" calcext:value-type="float">
            <text:p>581,02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84" calcext:value-type="float">
            <text:p>184</text:p>
          </table:table-cell>
          <table:table-cell table:formula="of:=25.4/8*[.B185]" office:value-type="float" office:value="584.2" calcext:value-type="float">
            <text:p>584,2</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85" calcext:value-type="float">
            <text:p>185</text:p>
          </table:table-cell>
          <table:table-cell table:formula="of:=25.4/8*[.B186]" office:value-type="float" office:value="587.375" calcext:value-type="float">
            <text:p>587,37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86" calcext:value-type="float">
            <text:p>186</text:p>
          </table:table-cell>
          <table:table-cell table:formula="of:=25.4/8*[.B187]" office:value-type="float" office:value="590.55" calcext:value-type="float">
            <text:p>590,5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87" calcext:value-type="float">
            <text:p>187</text:p>
          </table:table-cell>
          <table:table-cell table:formula="of:=25.4/8*[.B188]" office:value-type="float" office:value="593.725" calcext:value-type="float">
            <text:p>593,72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88" calcext:value-type="float">
            <text:p>188</text:p>
          </table:table-cell>
          <table:table-cell table:formula="of:=25.4/8*[.B189]" office:value-type="float" office:value="596.9" calcext:value-type="float">
            <text:p>596,9</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89" calcext:value-type="float">
            <text:p>189</text:p>
          </table:table-cell>
          <table:table-cell table:formula="of:=25.4/8*[.B190]" office:value-type="float" office:value="600.075" calcext:value-type="float">
            <text:p>600,07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90" calcext:value-type="float">
            <text:p>190</text:p>
          </table:table-cell>
          <table:table-cell table:formula="of:=25.4/8*[.B191]" office:value-type="float" office:value="603.25" calcext:value-type="float">
            <text:p>603,2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91" calcext:value-type="float">
            <text:p>191</text:p>
          </table:table-cell>
          <table:table-cell table:formula="of:=25.4/8*[.B192]" office:value-type="float" office:value="606.425" calcext:value-type="float">
            <text:p>606,425</text:p>
          </table:table-cell>
          <table:table-cell office:value-type="float" office:value="0" calcext:value-type="float">
            <text:p>0</text:p>
          </table:table-cell>
          <table:table-cell table:number-columns-repeated="1020"/>
        </table:table-row>
        <table:table-row table:style-name="ro1">
          <table:table-cell table:number-columns-repeated="2" office:value-type="float" office:value="192" calcext:value-type="float">
            <text:p>192</text:p>
          </table:table-cell>
          <table:table-cell table:formula="of:=25.4/8*[.B193]" office:value-type="float" office:value="609.6" calcext:value-type="float">
            <text:p>609,6</text:p>
          </table:table-cell>
          <table:table-cell office:value-type="float" office:value="1" calcext:value-type="float">
            <text:p>1</text:p>
          </table:table-cell>
          <table:table-cell table:number-columns-repeated="1020"/>
        </table:table-row>
      </table:table>
      <table:table table:name="Raports_sql_new" table:style-name="ta1">
        <office:forms form:automatic-focus="false" form:apply-design-mode="false"/>
        <table:table-column table:style-name="co1" table:number-columns-repeated="3" table:default-cell-style-name="ce8"/>
        <table:table-column table:style-name="co1" table:number-columns-repeated="2" table:default-cell-style-name="ce10"/>
        <table:table-column table:style-name="co1" table:number-columns-repeated="5" table:default-cell-style-name="ce12"/>
        <table:table-column table:style-name="co1" table:default-cell-style-name="ce15"/>
        <table:table-column table:style-name="co1" table:number-columns-repeated="1013" table:default-cell-style-name="ce10"/>
        <table:table-row table:style-name="ro1">
          <table:table-cell table:style-name="ce7" office:value-type="string" calcext:value-type="string">
            <text:p>bd_name=</text:p>
          </table:table-cell>
          <table:table-cell table:style-name="ce7" office:value-type="string" calcext:value-type="string">
            <text:p>pa</text:p>
          </table:table-cell>
          <table:table-cell table:style-name="ce7" office:value-type="string" calcext:value-type="string">
            <text:p>tbl_prefix=</text:p>
          </table:table-cell>
          <table:table-cell table:style-name="ce9" office:value-type="string" calcext:value-type="string">
            <text:p>papps_osn_</text:p>
          </table:table-cell>
          <table:table-cell table:style-name="ce9" office:value-type="string" calcext:value-type="string">
            <text:p>tbl_name=</text:p>
          </table:table-cell>
          <table:table-cell table:style-name="ce11" office:value-type="string" calcext:value-type="string">
            <text:p>raports</text:p>
          </table:table-cell>
          <table:table-cell table:style-name="ce13" table:formula="of:=COM.MICROSOFT.CONCAT(&quot;INSERT INTO &quot;; [.G$2]; &quot; (id, z, mm, is_uses) VALUE &quot;; [.G3:.G194]; &quot;;&quot;)" office:value-type="string" office:string-value="INSERT INTO pa.papps_osn_raports (id, z, mm, is_uses) VALUE (1, 1, 3.175, 0), (2, 2, 6.35, 0), (3, 3, 9.525, 0), (4, 4, 12.7, 0), (5, 5, 15.875, 0), (6, 6, 19.05, 0), (7, 7, 22.225, 0), (8, 8, 25.4, 0), (9, 9, 28.575, 0), (10, 10, 31.75, 0), (11, 11, 34.925, 0), (12, 12, 38.1, 0), (13, 13, 41.275, 0), (14, 14, 44.45, 0), (15, 15, 47.625, 0), (16, 16, 50.8, 0), (17, 17, 53.975, 0), (18, 18, 57.15, 0), (19, 19, 60.325, 0), (20, 20, 63.5, 0), (21, 21, 66.675, 0), (22, 22, 69.85, 0), (23, 23, 73.025, 0), (24, 24, 76.2, 0), (25, 25, 79.375, 0), (26, 26, 82.55, 0), (27, 27, 85.725, 0), (28, 28, 88.9, 0), (29, 29, 92.075, 0), (30, 30, 95.25, 0), (31, 31, 98.425, 0), (32, 32, 101.6, 0), (33, 33, 104.775, 0), (34, 34, 107.95, 0), (35, 35, 111.125, 0), (36, 36, 114.3, 0), (37, 37, 117.475, 0), (38, 38, 120.65, 0), (39, 39, 123.825, 0), (40, 40, 127, 0), (41, 41, 130.175, 0), (42, 42, 133.35, 0), (43, 43, 136.525, 0), (44, 44, 139.7, 0), (45, 45, 142.875, 0), (46, 46, 146.05, 0), (47, 47, 149.225, 0), (48, 48, 152.4, 0), (49, 49, 155.575, 0), (50, 50, 158.75, 0), (51, 51, 161.925, 0), (52, 52, 165.1, 0), (53, 53, 168.275, 0), (54, 54, 171.45, 0), (55, 55, 174.625, 0), (56, 56, 177.8, 0), (57, 57, 180.975, 0), (58, 58, 184.15, 0), (59, 59, 187.325, 0), (60, 60, 190.5, 0), (61, 61, 193.675, 0), (62, 62, 196.85, 0), (63, 63, 200.025, 0), (64, 64, 203.2, 0), (65, 65, 206.375, 0), (66, 66, 209.55, 1), (67, 67, 212.725, 0), (68, 68, 215.9, 0), (69, 69, 219.075, 0), (70, 70, 222.25, 0), (71, 71, 225.425, 0), (72, 72, 228.6, 0), (73, 73, 231.775, 0), (74, 74, 234.95, 0), (75, 75, 238.125, 0), (76, 76, 241.3, 1), (77, 77, 244.475, 0), (78, 78, 247.65, 1), (79, 79, 250.825, 0), (80, 80, 254, 1), (81, 81, 257.175, 0), (82, 82, 260.35, 0), (83, 83, 263.525, 0), (84, 84, 266.7, 0), (85, 85, 269.875, 0), (86, 86, 273.05, 0), (87, 87, 276.225, 0), (88, 88, 279.4, 1), (89, 89, 282.575, 1), (90, 90, 285.75, 0), (91, 91, 288.925, 1), (92, 92, 292.1, 0), (93, 93, 295.275, 0), (94, 94, 298.45, 1), (95, 95, 301.625, 0), (96, 96, 304.8, 1), (97, 97, 307.975, 0), (98, 98, 311.15, 0), (99, 99, 314.325, 0), (100, 100, 317.5, 0), (101, 101, 320.675, 0), (102, 102, 323.85, 1), (103, 103, 327.025, 0), (104, 104, 330.2, 1), (105, 105, 333.375, 1), (106, 106, 336.55, 0), (107, 107, 339.725, 0), (108, 108, 342.9, 1), (109, 109, 346.075, 0), (110, 110, 349.25, 0), (111, 111, 352.425, 0), (112, 112, 355.6, 1), (113, 113, 358.775, 0), (114, 114, 361.95, 0), (115, 115, 365.125, 0), (116, 116, 368.3, 1), (117, 117, 371.475, 1), (118, 118, 374.65, 0), (119, 119, 377.825, 0), (120, 120, 381, 1), (121, 121, 384.175, 0), (122, 122, 387.35, 1), (123, 123, 390.525, 0), (124, 124, 393.7, 0), (125, 125, 396.875, 1), (126, 126, 400.05, 0), (127, 127, 403.225, 0), (128, 128, 406.4, 1), (129, 129, 409.575, 0), (130, 130, 412.75, 0), (131, 131, 415.925, 0), (132, 132, 419.1, 0), (133, 133, 422.275, 1), (134, 134, 425.45, 0), (135, 135, 428.625, 0), (136, 136, 431.8, 0), (137, 137, 434.975, 0), (138, 138, 438.15, 0), (139, 139, 441.325, 0), (140, 140, 444.5, 0), (141, 141, 447.675, 0), (142, 142, 450.85, 0), (143, 143, 454.025, 0), (144, 144, 457.2, 0), (145, 145, 460.375, 0), (146, 146, 463.55, 0), (147, 147, 466.725, 0), (148, 148, 469.9, 0), (149, 149, 473.075, 0), (150, 150, 476.25, 0), (151, 151, 479.425, 0), (152, 152, 482.6, 1), (153, 153, 485.775, 0), (154, 154, 488.95, 0), (155, 155, 492.125, 0), (156, 156, 495.3, 0), (157, 157, 498.475, 0), (158, 158, 501.65, 0), (159, 159, 504.825, 0), (160, 160, 508, 0), (161, 161, 511.175, 0), (162, 162, 514.35, 0), (163, 163, 517.525, 0), (164, 164, 520.7, 0), (165, 165, 523.875, 0), (166, 166, 527.05, 0), (167, 167, 530.225, 0), (168, 168, 533.4, 0), (169, 169, 536.575, 0), (170, 170, 539.75, 0), (171, 171, 542.925, 0), (172, 172, 546.1, 0), (173, 173, 549.275, 0), (174, 174, 552.45, 0), (175, 175, 555.625, 0), (176, 176, 558.8, 1), (177, 177, 561.975, 0), (178, 178, 565.15, 0), (179, 179, 568.325, 0), (180, 180, 571.5, 0), (181, 181, 574.675, 0), (182, 182, 577.85, 0), (183, 183, 581.025, 0), (184, 184, 584.2, 0), (185, 185, 587.375, 0), (186, 186, 590.55, 0), (187, 187, 593.725, 0), (188, 188, 596.9, 0), (189, 189, 600.075, 0), (190, 190, 603.25, 0), (191, 191, 606.425, 0), (192, 192, 609.6, 1);" calcext:value-type="string">
            <text:p>INSERT INTO pa.papps_osn_raports (id, z, mm, is_uses) VALUE (1, 1, 3.175, 0), (2, 2, 6.35, 0), (3, 3, 9.525, 0), (4, 4, 12.7, 0), (5, 5, 15.875, 0), (6, 6, 19.05, 0), (7, 7, 22.225, 0), (8, 8, 25.4, 0), (9, 9, 28.575, 0), (10, 10, 31.75, 0), (11, 11, 34.925, 0), (12, 12, 38.1, 0), (13, 13, 41.275, 0), (14, 14, 44.45, 0), (15, 15, 47.625, 0), (16, 16, 50.8, 0), (17, 17, 53.975, 0), (18, 18, 57.15, 0), (19, 19, 60.325, 0), (20, 20, 63.5, 0), (21, 21, 66.675, 0), (22, 22, 69.85, 0), (23, 23, 73.025, 0), (24, 24, 76.2, 0), (25, 25, 79.375, 0), (26, 26, 82.55, 0), (27, 27, 85.725, 0), (28, 28, 88.9, 0), (29, 29, 92.075, 0), (30, 30, 95.25, 0), (31, 31, 98.425, 0), (32, 32, 101.6, 0), (33, 33, 104.775, 0), (34, 34, 107.95, 0), (35, 35, 111.125, 0), (36, 36, 114.3, 0), (37, 37, 117.475, 0), (38, 38, 120.65, 0), (39, 39, 123.825, 0), (40, 40, 127, 0), (41, 41, 130.175, 0), (42, 42, 133.35, 0), (43, 43, 136.525, 0), (44, 44, 139.7, 0), (45, 45, 142.875, 0), (46, 46, 146.05, 0), (47, 47, 149.225, 0), (48, 48, 152.4, 0), (49, 49, 155.575, 0), (50, 50, 158.75, 0), (51, 51, 161.925, 0), (52, 52, 165.1, 0), (53, 53, 168.275, 0), (54, 54, 171.45, 0), (55, 55, 174.625, 0), (56, 56, 177.8, 0), (57, 57, 180.975, 0), (58, 58, 184.15, 0), (59, 59, 187.325, 0), (60, 60, 190.5, 0), (61, 61, 193.675, 0), (62, 62, 196.85, 0), (63, 63, 200.025, 0), (64, 64, 203.2, 0), (65, 65, 206.375, 0), (66, 66, 209.55, 1), (67, 67, 212.725, 0), (68, 68, 215.9, 0), (69, 69, 219.075, 0), (70, 70, 222.25, 0), (71, 71, 225.425, 0), (72, 72, 228.6, 0), (73, 73, 231.775, 0), (74, 74, 234.95, 0), (75, 75, 238.125, 0), (76, 76, 241.3, 1), (77, 77, 244.475, 0), (78, 78, 247.65, 1), (79, 79, 250.825, 0), (80, 80, 254, 1), (81, 81, 257.175, 0), (82, 82, 260.35, 0), (83, 83, 263.525, 0), (84, 84, 266.7, 0), (85, 85, 269.875, 0), (86, 86, 273.05, 0), (87, 87, 276.225, 0), (88, 88, 279.4, 1), (89, 89, 282.575, 1), (90, 90, 285.75, 0), (91, 91, 288.925, 1), (92, 92, 292.1, 0), (93, 93, 295.275, 0), (94, 94, 298.45, 1), (95, 95, 301.625, 0), (96, 96, 304.8, 1), (97, 97, 307.975, 0), (98, 98, 311.15, 0), (99, 99, 314.325, 0), (100, 100, 317.5, 0), (101, 101, 320.675, 0), (102, 102, 323.85, 1), (103, 103, 327.025, 0), (104, 104, 330.2, 1), (105, 105, 333.375, 1), (106, 106, 336.55, 0), (107, 107, 339.725, 0), (108, 108, 342.9, 1), (109, 109, 346.075, 0), (110, 110, 349.25, 0), (111, 111, 352.425, 0), (112, 112, 355.6, 1), (113, 113, 358.775, 0), (114, 114, 361.95, 0), (115, 115, 365.125, 0), (116, 116, 368.3, 1), (117, 117, 371.475, 1), (118, 118, 374.65, 0), (119, 119, 377.825, 0), (120, 120, 381, 1), (121, 121, 384.175, 0), (122, 122, 387.35, 1), (123, 123, 390.525, 0), (124, 124, 393.7, 0), (125, 125, 396.875, 1), (126, 126, 400.05, 0), (127, 127, 403.225, 0), (128, 128, 406.4, 1), (129, 129, 409.575, 0), (130, 130, 412.75, 0), (131, 131, 415.925, 0), (132, 132, 419.1, 0), (133, 133, 422.275, 1), (134, 134, 425.45, 0), (135, 135, 428.625, 0), (136, 136, 431.8, 0), (137, 137, 434.975, 0), (138, 138, 438.15, 0), (139, 139, 441.325, 0), (140, 140, 444.5, 0), (141, 141, 447.675, 0), (142, 142, 450.85, 0), (143, 143, 454.025, 0), (144, 144, 457.2, 0), (145, 145, 460.375, 0), (146, 146, 463.55, 0), (147, 147, 466.725, 0), (148, 148, 469.9, 0), (149, 149, 473.075, 0), (150, 150, 476.25, 0), (151, 151, 479.425, 0), (152, 152, 482.6, 1), (153, 153, 485.775, 0), (154, 154, 488.95, 0), (155, 155, 492.125, 0), (156, 156, 495.3, 0), (157, 157, 498.475, 0), (158, 158, 501.65, 0), (159, 159, 504.825, 0), (160, 160, 508, 0), (161, 161, 511.175, 0), (162, 162, 514.35, 0), (163, 163, 517.525, 0), (164, 164, 520.7, 0), (165, 165, 523.875, 0), (166, 166, 527.05, 0), (167, 167, 530.225, 0), (168, 168, 533.4, 0), (169, 169, 536.575, 0), (170, 170, 539.75, 0), (171, 171, 542.925, 0), (172, 172, 546.1, 0), (173, 173, 549.275, 0), (174, 174, 552.45, 0), (175, 175, 555.625, 0), (176, 176, 558.8, 1), (177, 177, 561.975, 0), (178, 178, 565.15, 0), (179, 179, 568.325, 0), (180, 180, 571.5, 0), (181, 181, 574.675, 0), (182, 182, 577.85, 0), (183, 183, 581.025, 0), (184, 184, 584.2, 0), (185, 185, 587.375, 0), (186, 186, 590.55, 0), (187, 187, 593.725, 0), (188, 188, 596.9, 0), (189, 189, 600.075, 0), (190, 190, 603.25, 0), (191, 191, 606.425, 0), (192, 192, 609.6, 1);</text:p>
          </table:table-cell>
          <table:table-cell table:style-name="ce13" table:number-columns-repeated="3"/>
          <table:table-cell table:style-name="ce14"/>
          <table:table-cell table:style-name="ce9" table:number-columns-repeated="1010"/>
          <table:table-cell table:number-columns-repeated="3"/>
        </table:table-row>
        <table:table-row table:style-name="ro1">
          <table:table-cell table:style-name="ce7" office:value-type="string" calcext:value-type="string">
            <text:p>id</text:p>
          </table:table-cell>
          <table:table-cell table:style-name="ce7" office:value-type="string" calcext:value-type="string">
            <text:p>z</text:p>
          </table:table-cell>
          <table:table-cell table:style-name="ce7" office:value-type="string" calcext:value-type="string">
            <text:p>mm</text:p>
          </table:table-cell>
          <table:table-cell table:style-name="ce9" office:value-type="string" calcext:value-type="string">
            <text:p>is_uses</text:p>
          </table:table-cell>
          <table:table-cell table:style-name="ce9"/>
          <table:table-cell table:style-name="ce11"/>
          <table:table-cell table:style-name="ce11" table:formula="of:=COM.MICROSOFT.CONCAT([.$B$1]; &quot;.&quot;; [.$D$1]; [.$F$1])" office:value-type="string" office:string-value="pa.papps_osn_raports" calcext:value-type="string">
            <text:p>pa.papps_osn_raports</text:p>
          </table:table-cell>
          <table:table-cell table:style-name="Default"/>
          <table:table-cell table:style-name="ce13"/>
          <table:table-cell table:style-name="ce13" office:value-type="string" calcext:value-type="string">
            <text:p>INSERT INTO pa.papps_osn_raports (id, z, mm, is_uses) VALUE (1, 1, 3.175, 0), (2, 2, 6.35, 0), (3, 3, 9.525, 0), (4, 4, 12.7, 0), (5, 5, 15.875, 0), (6, 6, 19.05, 0), (7, 7, 22.225, 0), (8, 8, 25.4, 0), (9, 9, 28.575, 0), (10, 10, 31.75, 0), (11, 11, 34.925, 0), (12, 12, 38.1, 0), (13, 13, 41.275, 0), (14, 14, 44.45, 0), (15, 15, 47.625, 0), (16, 16, 50.8, 0), (17, 17, 53.975, 0), (18, 18, 57.15, 0), (19, 19, 60.325, 0), (20, 20, 63.5, 0), (21, 21, 66.675, 0), (22, 22, 69.85, 0), (23, 23, 73.025, 0), (24, 24, 76.2, 0), (25, 25, 79.375, 0), (26, 26, 82.55, 0), (27, 27, 85.725, 0), (28, 28, 88.9, 0), (29, 29, 92.075, 0), (30, 30, 95.25, 0), (31, 31, 98.425, 0), (32, 32, 101.6, 0), (33, 33, 104.775, 0), (34, 34, 107.95, 0), (35, 35, 111.125, 0), (36, 36, 114.3, 0), (37, 37, 117.475, 0), (38, 38, 120.65, 0), (39, 39, 123.825, 0), (40, 40, 127, 0), (41, 41, 130.175, 0), (42, 42, 133.35, 0), (43, 43, 136.525, 0), (44, 44, 139.7, 0), (45, 45, 142.875, 0), (46, 46, 146.05, 0), (47, 47, 149.225, 0), (48, 48, 152.4, 0), (49, 49, 155.575, 0), (50, 50, 158.75, 0), (51, 51, 161.925, 0), (52, 52, 165.1, 0), (53, 53, 168.275, 0), (54, 54, 171.45, 0), (55, 55, 174.625, 0), (56, 56, 177.8, 0), (57, 57, 180.975, 0), (58, 58, 184.15, 0), (59, 59, 187.325, 0), (60, 60, 190.5, 0), (61, 61, 193.675, 0), (62, 62, 196.85, 0), (63, 63, 200.025, 0), (64, 64, 203.2, 0), (65, 65, 206.375, 0), (66, 66, 209.55, 1), (67, 67, 212.725, 0), (68, 68, 215.9, 0), (69, 69, 219.075, 0), (70, 70, 222.25, 0), (71, 71, 225.425, 0), (72, 72, 228.6, 0), (73, 73, 231.775, 0), (74, 74, 234.95, 0), (75, 75, 238.125, 0), (76, 76, 241.3, 1), (77, 77, 244.475, 0), (78, 78, 247.65, 1), (79, 79, 250.825, 0), (80, 80, 254, 1), (81, 81, 257.175, 0), (82, 82, 260.35, 0), (83, 83, 263.525, 0), (84, 84, 266.7, 0), (85, 85, 269.875, 0), (86, 86, 273.05, 0), (87, 87, 276.225, 0), (88, 88, 279.4, 1), (89, 89, 282.575, 1), (90, 90, 285.75, 0), (91, 91, 288.925, 1), (92, 92, 292.1, 0), (93, 93, 295.275, 0), (94, 94, 298.45, 1), (95, 95, 301.625, 0), (96, 96, 304.8, 1), (97, 97, 307.975, 0), (98, 98, 311.15, 0), (99, 99, 314.325, 0), (100, 100, 317.5, 0), (101, 101, 320.675, 0), (102, 102, 323.85, 1), (103, 103, 327.025, 0), (104, 104, 330.2, 1), (105, 105, 333.375, 1), (106, 106, 336.55, 0), (107, 107, 339.725, 0), (108, 108, 342.9, 1), (109, 109, 346.075, 0), (110, 110, 349.25, 0), (111, 111, 352.425, 0), (112, 112, 355.6, 1), (113, 113, 358.775, 0), (114, 114, 361.95, 0), (115, 115, 365.125, 0), (116, 116, 368.3, 1), (117, 117, 371.475, 1), (118, 118, 374.65, 0), (119, 119, 377.825, 0), (120, 120, 381, 1), (121, 121, 384.175, 0), (122, 122, 387.35, 1), (123, 123, 390.525, 0), (124, 124, 393.7, 0), (125, 125, 396.875, 1), (126, 126, 400.05, 0), (127, 127, 403.225, 0), (128, 128, 406.4, 1), (129, 129, 409.575, 0), (130, 130, 412.75, 0), (131, 131, 415.925, 0), (132, 132, 419.1, 0), (133, 133, 422.275, 1), (134, 134, 425.45, 0), (135, 135, 428.625, 0), (136, 136, 431.8, 0), (137, 137, 434.975, 0), (138, 138, 438.15, 0), (139, 139, 441.325, 0), (140, 140, 444.5, 0), (141, 141, 447.675, 0), (142, 142, 450.85, 0), (143, 143, 454.025, 0), (144, 144, 457.2, 0), (145, 145, 460.375, 0), (146, 146, 463.55, 0), (147, 147, 466.725, 0), (148, 148, 469.9, 0), (149, 149, 473.075, 0), (150, 150, 476.25, 0), (151, 151, 479.425, 0), (152, 152, 482.6, 1), (153, 153, 485.775, 0), (154, 154, 488.95, 0), (155, 155, 492.125, 0), (156, 156, 495.3, 0), (157, 157, 498.475, 0), (158, 158, 501.65, 0), (159, 159, 504.825, 0), (160, 160, 508, 0), (161, 161, 511.175, 0), (162, 162, 514.35, 0), (163, 163, 517.525, 0), (164, 164, 520.7, 0), (165, 165, 523.875, 0), (166, 166, 527.05, 0), (167, 167, 530.225, 0), (168, 168, 533.4, 0), (169, 169, 536.575, 0), (170, 170, 539.75, 0), (171, 171, 542.925, 0), (172, 172, 546.1, 0), (173, 173, 549.275, 0), (174, 174, 552.45, 0), (175, 175, 555.625, 0), (176, 176, 558.8, 1), (177, 177, 561.975, 0), (178, 178, 565.15, 0), (179, 179, 568.325, 0), (180, 180, 571.5, 0), (181, 181, 574.675, 0), (182, 182, 577.85, 0), (183, 183, 581.025, 0), (184, 184, 584.2, 0), (185, 185, 587.375, 0), (186, 186, 590.55, 0), (187, 187, 593.725, 0), (188, 188, 596.9, 0), (189, 189, 600.075, 0), (190, 190, 603.25, 0), (191, 191, 606.425, 0), (192, 192, 609.6, 1);</text:p>
          </table:table-cell>
          <table:table-cell table:style-name="ce14"/>
          <table:table-cell table:style-name="ce9" table:number-columns-repeated="1010"/>
          <table:table-cell table:style-name="ce16" table:number-columns-repeated="3"/>
        </table:table-row>
        <table:table-row table:style-name="ro1">
          <table:table-cell table:number-columns-repeated="2" office:value-type="float" office:value="1" calcext:value-type="float">
            <text:p>1</text:p>
          </table:table-cell>
          <table:table-cell table:formula="of:=25.4/8*[.B3]" office:value-type="float" office:value="3.175" calcext:value-type="float">
            <text:p>3,175</text:p>
          </table:table-cell>
          <table:table-cell office:value-type="float" office:value="0" calcext:value-type="float">
            <text:p>0</text:p>
          </table:table-cell>
          <table:table-cell table:number-columns-repeated="2"/>
          <table:table-cell table:formula="of:=COM.MICROSOFT.CONCAT(&quot;(&quot;; [.$A3]; &quot;, &quot;; [.$B3]; &quot;, &quot;; TEXT([.$C3];&quot;###.###&quot;); &quot;, &quot;; [.$D3]; &quot;), &quot;;)" office:value-type="string" office:string-value="(1, 1, 3.175, 0), " calcext:value-type="string">
            <text:p>(1, 1, 3.175, 0), </text:p>
          </table:table-cell>
          <table:table-cell table:number-columns-repeated="1017"/>
        </table:table-row>
        <table:table-row table:style-name="ro1">
          <table:table-cell table:number-columns-repeated="2" office:value-type="float" office:value="2" calcext:value-type="float">
            <text:p>2</text:p>
          </table:table-cell>
          <table:table-cell table:formula="of:=25.4/8*[.B4]" office:value-type="float" office:value="6.35" calcext:value-type="float">
            <text:p>6,35</text:p>
          </table:table-cell>
          <table:table-cell office:value-type="float" office:value="0" calcext:value-type="float">
            <text:p>0</text:p>
          </table:table-cell>
          <table:table-cell table:number-columns-repeated="2"/>
          <table:table-cell table:formula="of:=COM.MICROSOFT.CONCAT(&quot;(&quot;; [.$A4]; &quot;, &quot;; [.$B4]; &quot;, &quot;; TEXT([.$C4];&quot;###.###&quot;); &quot;, &quot;; [.$D4]; &quot;), &quot;;)" office:value-type="string" office:string-value="(2, 2, 6.35, 0), " calcext:value-type="string">
            <text:p>(2, 2, 6.35, 0), </text:p>
          </table:table-cell>
          <table:table-cell table:number-columns-repeated="1017"/>
        </table:table-row>
        <table:table-row table:style-name="ro1">
          <table:table-cell table:number-columns-repeated="2" office:value-type="float" office:value="3" calcext:value-type="float">
            <text:p>3</text:p>
          </table:table-cell>
          <table:table-cell table:formula="of:=25.4/8*[.B5]" office:value-type="float" office:value="9.525" calcext:value-type="float">
            <text:p>9,525</text:p>
          </table:table-cell>
          <table:table-cell office:value-type="float" office:value="0" calcext:value-type="float">
            <text:p>0</text:p>
          </table:table-cell>
          <table:table-cell table:number-columns-repeated="2"/>
          <table:table-cell table:formula="of:=COM.MICROSOFT.CONCAT(&quot;(&quot;; [.$A5]; &quot;, &quot;; [.$B5]; &quot;, &quot;; TEXT([.$C5];&quot;###.###&quot;); &quot;, &quot;; [.$D5]; &quot;), &quot;;)" office:value-type="string" office:string-value="(3, 3, 9.525, 0), " calcext:value-type="string">
            <text:p>(3, 3, 9.525, 0), </text:p>
          </table:table-cell>
          <table:table-cell table:number-columns-repeated="1017"/>
        </table:table-row>
        <table:table-row table:style-name="ro1">
          <table:table-cell table:number-columns-repeated="2" office:value-type="float" office:value="4" calcext:value-type="float">
            <text:p>4</text:p>
          </table:table-cell>
          <table:table-cell table:formula="of:=25.4/8*[.B6]" office:value-type="float" office:value="12.7" calcext:value-type="float">
            <text:p>12,7</text:p>
          </table:table-cell>
          <table:table-cell office:value-type="float" office:value="0" calcext:value-type="float">
            <text:p>0</text:p>
          </table:table-cell>
          <table:table-cell table:number-columns-repeated="2"/>
          <table:table-cell table:formula="of:=COM.MICROSOFT.CONCAT(&quot;(&quot;; [.$A6]; &quot;, &quot;; [.$B6]; &quot;, &quot;; TEXT([.$C6];&quot;###.###&quot;); &quot;, &quot;; [.$D6]; &quot;), &quot;;)" office:value-type="string" office:string-value="(4, 4, 12.7, 0), " calcext:value-type="string">
            <text:p>(4, 4, 12.7, 0), </text:p>
          </table:table-cell>
          <table:table-cell table:number-columns-repeated="1017"/>
        </table:table-row>
        <table:table-row table:style-name="ro1">
          <table:table-cell table:number-columns-repeated="2" office:value-type="float" office:value="5" calcext:value-type="float">
            <text:p>5</text:p>
          </table:table-cell>
          <table:table-cell table:formula="of:=25.4/8*[.B7]" office:value-type="float" office:value="15.875" calcext:value-type="float">
            <text:p>15,875</text:p>
          </table:table-cell>
          <table:table-cell office:value-type="float" office:value="0" calcext:value-type="float">
            <text:p>0</text:p>
          </table:table-cell>
          <table:table-cell table:number-columns-repeated="2"/>
          <table:table-cell table:formula="of:=COM.MICROSOFT.CONCAT(&quot;(&quot;; [.$A7]; &quot;, &quot;; [.$B7]; &quot;, &quot;; TEXT([.$C7];&quot;###.###&quot;); &quot;, &quot;; [.$D7]; &quot;), &quot;;)" office:value-type="string" office:string-value="(5, 5, 15.875, 0), " calcext:value-type="string">
            <text:p>(5, 5, 15.875, 0), </text:p>
          </table:table-cell>
          <table:table-cell table:number-columns-repeated="1017"/>
        </table:table-row>
        <table:table-row table:style-name="ro1">
          <table:table-cell table:number-columns-repeated="2" office:value-type="float" office:value="6" calcext:value-type="float">
            <text:p>6</text:p>
          </table:table-cell>
          <table:table-cell table:formula="of:=25.4/8*[.B8]" office:value-type="float" office:value="19.05" calcext:value-type="float">
            <text:p>19,05</text:p>
          </table:table-cell>
          <table:table-cell office:value-type="float" office:value="0" calcext:value-type="float">
            <text:p>0</text:p>
          </table:table-cell>
          <table:table-cell table:number-columns-repeated="2"/>
          <table:table-cell table:formula="of:=COM.MICROSOFT.CONCAT(&quot;(&quot;; [.$A8]; &quot;, &quot;; [.$B8]; &quot;, &quot;; TEXT([.$C8];&quot;###.###&quot;); &quot;, &quot;; [.$D8]; &quot;), &quot;;)" office:value-type="string" office:string-value="(6, 6, 19.05, 0), " calcext:value-type="string">
            <text:p>(6, 6, 19.05, 0), </text:p>
          </table:table-cell>
          <table:table-cell table:number-columns-repeated="1017"/>
        </table:table-row>
        <table:table-row table:style-name="ro1">
          <table:table-cell table:number-columns-repeated="2" office:value-type="float" office:value="7" calcext:value-type="float">
            <text:p>7</text:p>
          </table:table-cell>
          <table:table-cell table:formula="of:=25.4/8*[.B9]" office:value-type="float" office:value="22.225" calcext:value-type="float">
            <text:p>22,225</text:p>
          </table:table-cell>
          <table:table-cell office:value-type="float" office:value="0" calcext:value-type="float">
            <text:p>0</text:p>
          </table:table-cell>
          <table:table-cell table:number-columns-repeated="2"/>
          <table:table-cell table:formula="of:=COM.MICROSOFT.CONCAT(&quot;(&quot;; [.$A9]; &quot;, &quot;; [.$B9]; &quot;, &quot;; TEXT([.$C9];&quot;###.###&quot;); &quot;, &quot;; [.$D9]; &quot;), &quot;;)" office:value-type="string" office:string-value="(7, 7, 22.225, 0), " calcext:value-type="string">
            <text:p>(7, 7, 22.225, 0), </text:p>
          </table:table-cell>
          <table:table-cell table:number-columns-repeated="1017"/>
        </table:table-row>
        <table:table-row table:style-name="ro1">
          <table:table-cell table:number-columns-repeated="2" office:value-type="float" office:value="8" calcext:value-type="float">
            <text:p>8</text:p>
          </table:table-cell>
          <table:table-cell table:formula="of:=25.4/8*[.B10]" office:value-type="float" office:value="25.4" calcext:value-type="float">
            <text:p>25,4</text:p>
          </table:table-cell>
          <table:table-cell office:value-type="float" office:value="0" calcext:value-type="float">
            <text:p>0</text:p>
          </table:table-cell>
          <table:table-cell table:number-columns-repeated="2"/>
          <table:table-cell table:formula="of:=COM.MICROSOFT.CONCAT(&quot;(&quot;; [.$A10]; &quot;, &quot;; [.$B10]; &quot;, &quot;; TEXT([.$C10];&quot;###.###&quot;); &quot;, &quot;; [.$D10]; &quot;), &quot;;)" office:value-type="string" office:string-value="(8, 8, 25.4, 0), " calcext:value-type="string">
            <text:p>(8, 8, 25.4, 0), </text:p>
          </table:table-cell>
          <table:table-cell table:number-columns-repeated="1017"/>
        </table:table-row>
        <table:table-row table:style-name="ro1">
          <table:table-cell table:number-columns-repeated="2" office:value-type="float" office:value="9" calcext:value-type="float">
            <text:p>9</text:p>
          </table:table-cell>
          <table:table-cell table:formula="of:=25.4/8*[.B11]" office:value-type="float" office:value="28.575" calcext:value-type="float">
            <text:p>28,575</text:p>
          </table:table-cell>
          <table:table-cell office:value-type="float" office:value="0" calcext:value-type="float">
            <text:p>0</text:p>
          </table:table-cell>
          <table:table-cell table:number-columns-repeated="2"/>
          <table:table-cell table:formula="of:=COM.MICROSOFT.CONCAT(&quot;(&quot;; [.$A11]; &quot;, &quot;; [.$B11]; &quot;, &quot;; TEXT([.$C11];&quot;###.###&quot;); &quot;, &quot;; [.$D11]; &quot;), &quot;;)" office:value-type="string" office:string-value="(9, 9, 28.575, 0), " calcext:value-type="string">
            <text:p>(9, 9, 28.575, 0), </text:p>
          </table:table-cell>
          <table:table-cell table:number-columns-repeated="1017"/>
        </table:table-row>
        <table:table-row table:style-name="ro1">
          <table:table-cell table:number-columns-repeated="2" office:value-type="float" office:value="10" calcext:value-type="float">
            <text:p>10</text:p>
          </table:table-cell>
          <table:table-cell table:formula="of:=25.4/8*[.B12]" office:value-type="float" office:value="31.75" calcext:value-type="float">
            <text:p>31,75</text:p>
          </table:table-cell>
          <table:table-cell office:value-type="float" office:value="0" calcext:value-type="float">
            <text:p>0</text:p>
          </table:table-cell>
          <table:table-cell table:number-columns-repeated="2"/>
          <table:table-cell table:formula="of:=COM.MICROSOFT.CONCAT(&quot;(&quot;; [.$A12]; &quot;, &quot;; [.$B12]; &quot;, &quot;; TEXT([.$C12];&quot;###.###&quot;); &quot;, &quot;; [.$D12]; &quot;), &quot;;)" office:value-type="string" office:string-value="(10, 10, 31.75, 0), " calcext:value-type="string">
            <text:p>(10, 10, 31.75, 0), </text:p>
          </table:table-cell>
          <table:table-cell table:number-columns-repeated="1017"/>
        </table:table-row>
        <table:table-row table:style-name="ro1">
          <table:table-cell table:number-columns-repeated="2" office:value-type="float" office:value="11" calcext:value-type="float">
            <text:p>11</text:p>
          </table:table-cell>
          <table:table-cell table:formula="of:=25.4/8*[.B13]" office:value-type="float" office:value="34.925" calcext:value-type="float">
            <text:p>34,925</text:p>
          </table:table-cell>
          <table:table-cell office:value-type="float" office:value="0" calcext:value-type="float">
            <text:p>0</text:p>
          </table:table-cell>
          <table:table-cell table:number-columns-repeated="2"/>
          <table:table-cell table:formula="of:=COM.MICROSOFT.CONCAT(&quot;(&quot;; [.$A13]; &quot;, &quot;; [.$B13]; &quot;, &quot;; TEXT([.$C13];&quot;###.###&quot;); &quot;, &quot;; [.$D13]; &quot;), &quot;;)" office:value-type="string" office:string-value="(11, 11, 34.925, 0), " calcext:value-type="string">
            <text:p>(11, 11, 34.925, 0), </text:p>
          </table:table-cell>
          <table:table-cell table:number-columns-repeated="1017"/>
        </table:table-row>
        <table:table-row table:style-name="ro1">
          <table:table-cell table:number-columns-repeated="2" office:value-type="float" office:value="12" calcext:value-type="float">
            <text:p>12</text:p>
          </table:table-cell>
          <table:table-cell table:formula="of:=25.4/8*[.B14]" office:value-type="float" office:value="38.1" calcext:value-type="float">
            <text:p>38,1</text:p>
          </table:table-cell>
          <table:table-cell office:value-type="float" office:value="0" calcext:value-type="float">
            <text:p>0</text:p>
          </table:table-cell>
          <table:table-cell table:number-columns-repeated="2"/>
          <table:table-cell table:formula="of:=COM.MICROSOFT.CONCAT(&quot;(&quot;; [.$A14]; &quot;, &quot;; [.$B14]; &quot;, &quot;; TEXT([.$C14];&quot;###.###&quot;); &quot;, &quot;; [.$D14]; &quot;), &quot;;)" office:value-type="string" office:string-value="(12, 12, 38.1, 0), " calcext:value-type="string">
            <text:p>(12, 12, 38.1, 0), </text:p>
          </table:table-cell>
          <table:table-cell table:number-columns-repeated="1017"/>
        </table:table-row>
        <table:table-row table:style-name="ro1">
          <table:table-cell table:number-columns-repeated="2" office:value-type="float" office:value="13" calcext:value-type="float">
            <text:p>13</text:p>
          </table:table-cell>
          <table:table-cell table:formula="of:=25.4/8*[.B15]" office:value-type="float" office:value="41.275" calcext:value-type="float">
            <text:p>41,275</text:p>
          </table:table-cell>
          <table:table-cell office:value-type="float" office:value="0" calcext:value-type="float">
            <text:p>0</text:p>
          </table:table-cell>
          <table:table-cell table:number-columns-repeated="2"/>
          <table:table-cell table:formula="of:=COM.MICROSOFT.CONCAT(&quot;(&quot;; [.$A15]; &quot;, &quot;; [.$B15]; &quot;, &quot;; TEXT([.$C15];&quot;###.###&quot;); &quot;, &quot;; [.$D15]; &quot;), &quot;;)" office:value-type="string" office:string-value="(13, 13, 41.275, 0), " calcext:value-type="string">
            <text:p>(13, 13, 41.275, 0), </text:p>
          </table:table-cell>
          <table:table-cell table:number-columns-repeated="1017"/>
        </table:table-row>
        <table:table-row table:style-name="ro1">
          <table:table-cell table:number-columns-repeated="2" office:value-type="float" office:value="14" calcext:value-type="float">
            <text:p>14</text:p>
          </table:table-cell>
          <table:table-cell table:formula="of:=25.4/8*[.B16]" office:value-type="float" office:value="44.45" calcext:value-type="float">
            <text:p>44,45</text:p>
          </table:table-cell>
          <table:table-cell office:value-type="float" office:value="0" calcext:value-type="float">
            <text:p>0</text:p>
          </table:table-cell>
          <table:table-cell table:number-columns-repeated="2"/>
          <table:table-cell table:formula="of:=COM.MICROSOFT.CONCAT(&quot;(&quot;; [.$A16]; &quot;, &quot;; [.$B16]; &quot;, &quot;; TEXT([.$C16];&quot;###.###&quot;); &quot;, &quot;; [.$D16]; &quot;), &quot;;)" office:value-type="string" office:string-value="(14, 14, 44.45, 0), " calcext:value-type="string">
            <text:p>(14, 14, 44.45, 0), </text:p>
          </table:table-cell>
          <table:table-cell table:number-columns-repeated="1017"/>
        </table:table-row>
        <table:table-row table:style-name="ro1">
          <table:table-cell table:number-columns-repeated="2" office:value-type="float" office:value="15" calcext:value-type="float">
            <text:p>15</text:p>
          </table:table-cell>
          <table:table-cell table:formula="of:=25.4/8*[.B17]" office:value-type="float" office:value="47.625" calcext:value-type="float">
            <text:p>47,625</text:p>
          </table:table-cell>
          <table:table-cell office:value-type="float" office:value="0" calcext:value-type="float">
            <text:p>0</text:p>
          </table:table-cell>
          <table:table-cell table:number-columns-repeated="2"/>
          <table:table-cell table:formula="of:=COM.MICROSOFT.CONCAT(&quot;(&quot;; [.$A17]; &quot;, &quot;; [.$B17]; &quot;, &quot;; TEXT([.$C17];&quot;###.###&quot;); &quot;, &quot;; [.$D17]; &quot;), &quot;;)" office:value-type="string" office:string-value="(15, 15, 47.625, 0), " calcext:value-type="string">
            <text:p>(15, 15, 47.625, 0), </text:p>
          </table:table-cell>
          <table:table-cell table:number-columns-repeated="1017"/>
        </table:table-row>
        <table:table-row table:style-name="ro1">
          <table:table-cell table:number-columns-repeated="2" office:value-type="float" office:value="16" calcext:value-type="float">
            <text:p>16</text:p>
          </table:table-cell>
          <table:table-cell table:formula="of:=25.4/8*[.B18]" office:value-type="float" office:value="50.8" calcext:value-type="float">
            <text:p>50,8</text:p>
          </table:table-cell>
          <table:table-cell office:value-type="float" office:value="0" calcext:value-type="float">
            <text:p>0</text:p>
          </table:table-cell>
          <table:table-cell table:number-columns-repeated="2"/>
          <table:table-cell table:formula="of:=COM.MICROSOFT.CONCAT(&quot;(&quot;; [.$A18]; &quot;, &quot;; [.$B18]; &quot;, &quot;; TEXT([.$C18];&quot;###.###&quot;); &quot;, &quot;; [.$D18]; &quot;), &quot;;)" office:value-type="string" office:string-value="(16, 16, 50.8, 0), " calcext:value-type="string">
            <text:p>(16, 16, 50.8, 0), </text:p>
          </table:table-cell>
          <table:table-cell table:number-columns-repeated="1017"/>
        </table:table-row>
        <table:table-row table:style-name="ro1">
          <table:table-cell table:number-columns-repeated="2" office:value-type="float" office:value="17" calcext:value-type="float">
            <text:p>17</text:p>
          </table:table-cell>
          <table:table-cell table:formula="of:=25.4/8*[.B19]" office:value-type="float" office:value="53.975" calcext:value-type="float">
            <text:p>53,975</text:p>
          </table:table-cell>
          <table:table-cell office:value-type="float" office:value="0" calcext:value-type="float">
            <text:p>0</text:p>
          </table:table-cell>
          <table:table-cell table:number-columns-repeated="2"/>
          <table:table-cell table:formula="of:=COM.MICROSOFT.CONCAT(&quot;(&quot;; [.$A19]; &quot;, &quot;; [.$B19]; &quot;, &quot;; TEXT([.$C19];&quot;###.###&quot;); &quot;, &quot;; [.$D19]; &quot;), &quot;;)" office:value-type="string" office:string-value="(17, 17, 53.975, 0), " calcext:value-type="string">
            <text:p>(17, 17, 53.975, 0), </text:p>
          </table:table-cell>
          <table:table-cell table:number-columns-repeated="1017"/>
        </table:table-row>
        <table:table-row table:style-name="ro1">
          <table:table-cell table:number-columns-repeated="2" office:value-type="float" office:value="18" calcext:value-type="float">
            <text:p>18</text:p>
          </table:table-cell>
          <table:table-cell table:formula="of:=25.4/8*[.B20]" office:value-type="float" office:value="57.15" calcext:value-type="float">
            <text:p>57,15</text:p>
          </table:table-cell>
          <table:table-cell office:value-type="float" office:value="0" calcext:value-type="float">
            <text:p>0</text:p>
          </table:table-cell>
          <table:table-cell table:number-columns-repeated="2"/>
          <table:table-cell table:formula="of:=COM.MICROSOFT.CONCAT(&quot;(&quot;; [.$A20]; &quot;, &quot;; [.$B20]; &quot;, &quot;; TEXT([.$C20];&quot;###.###&quot;); &quot;, &quot;; [.$D20]; &quot;), &quot;;)" office:value-type="string" office:string-value="(18, 18, 57.15, 0), " calcext:value-type="string">
            <text:p>(18, 18, 57.15, 0), </text:p>
          </table:table-cell>
          <table:table-cell table:number-columns-repeated="1017"/>
        </table:table-row>
        <table:table-row table:style-name="ro1">
          <table:table-cell table:number-columns-repeated="2" office:value-type="float" office:value="19" calcext:value-type="float">
            <text:p>19</text:p>
          </table:table-cell>
          <table:table-cell table:formula="of:=25.4/8*[.B21]" office:value-type="float" office:value="60.325" calcext:value-type="float">
            <text:p>60,325</text:p>
          </table:table-cell>
          <table:table-cell office:value-type="float" office:value="0" calcext:value-type="float">
            <text:p>0</text:p>
          </table:table-cell>
          <table:table-cell table:number-columns-repeated="2"/>
          <table:table-cell table:formula="of:=COM.MICROSOFT.CONCAT(&quot;(&quot;; [.$A21]; &quot;, &quot;; [.$B21]; &quot;, &quot;; TEXT([.$C21];&quot;###.###&quot;); &quot;, &quot;; [.$D21]; &quot;), &quot;;)" office:value-type="string" office:string-value="(19, 19, 60.325, 0), " calcext:value-type="string">
            <text:p>(19, 19, 60.325, 0), </text:p>
          </table:table-cell>
          <table:table-cell table:number-columns-repeated="1017"/>
        </table:table-row>
        <table:table-row table:style-name="ro1">
          <table:table-cell table:number-columns-repeated="2" office:value-type="float" office:value="20" calcext:value-type="float">
            <text:p>20</text:p>
          </table:table-cell>
          <table:table-cell table:formula="of:=25.4/8*[.B22]" office:value-type="float" office:value="63.5" calcext:value-type="float">
            <text:p>63,5</text:p>
          </table:table-cell>
          <table:table-cell office:value-type="float" office:value="0" calcext:value-type="float">
            <text:p>0</text:p>
          </table:table-cell>
          <table:table-cell table:number-columns-repeated="2"/>
          <table:table-cell table:formula="of:=COM.MICROSOFT.CONCAT(&quot;(&quot;; [.$A22]; &quot;, &quot;; [.$B22]; &quot;, &quot;; TEXT([.$C22];&quot;###.###&quot;); &quot;, &quot;; [.$D22]; &quot;), &quot;;)" office:value-type="string" office:string-value="(20, 20, 63.5, 0), " calcext:value-type="string">
            <text:p>(20, 20, 63.5, 0), </text:p>
          </table:table-cell>
          <table:table-cell table:number-columns-repeated="1017"/>
        </table:table-row>
        <table:table-row table:style-name="ro1">
          <table:table-cell table:number-columns-repeated="2" office:value-type="float" office:value="21" calcext:value-type="float">
            <text:p>21</text:p>
          </table:table-cell>
          <table:table-cell table:formula="of:=25.4/8*[.B23]" office:value-type="float" office:value="66.675" calcext:value-type="float">
            <text:p>66,675</text:p>
          </table:table-cell>
          <table:table-cell office:value-type="float" office:value="0" calcext:value-type="float">
            <text:p>0</text:p>
          </table:table-cell>
          <table:table-cell table:number-columns-repeated="2"/>
          <table:table-cell table:formula="of:=COM.MICROSOFT.CONCAT(&quot;(&quot;; [.$A23]; &quot;, &quot;; [.$B23]; &quot;, &quot;; TEXT([.$C23];&quot;###.###&quot;); &quot;, &quot;; [.$D23]; &quot;), &quot;;)" office:value-type="string" office:string-value="(21, 21, 66.675, 0), " calcext:value-type="string">
            <text:p>(21, 21, 66.675, 0), </text:p>
          </table:table-cell>
          <table:table-cell table:number-columns-repeated="1017"/>
        </table:table-row>
        <table:table-row table:style-name="ro1">
          <table:table-cell table:number-columns-repeated="2" office:value-type="float" office:value="22" calcext:value-type="float">
            <text:p>22</text:p>
          </table:table-cell>
          <table:table-cell table:formula="of:=25.4/8*[.B24]" office:value-type="float" office:value="69.85" calcext:value-type="float">
            <text:p>69,85</text:p>
          </table:table-cell>
          <table:table-cell office:value-type="float" office:value="0" calcext:value-type="float">
            <text:p>0</text:p>
          </table:table-cell>
          <table:table-cell table:number-columns-repeated="2"/>
          <table:table-cell table:formula="of:=COM.MICROSOFT.CONCAT(&quot;(&quot;; [.$A24]; &quot;, &quot;; [.$B24]; &quot;, &quot;; TEXT([.$C24];&quot;###.###&quot;); &quot;, &quot;; [.$D24]; &quot;), &quot;;)" office:value-type="string" office:string-value="(22, 22, 69.85, 0), " calcext:value-type="string">
            <text:p>(22, 22, 69.85, 0), </text:p>
          </table:table-cell>
          <table:table-cell table:number-columns-repeated="1017"/>
        </table:table-row>
        <table:table-row table:style-name="ro1">
          <table:table-cell table:number-columns-repeated="2" office:value-type="float" office:value="23" calcext:value-type="float">
            <text:p>23</text:p>
          </table:table-cell>
          <table:table-cell table:formula="of:=25.4/8*[.B25]" office:value-type="float" office:value="73.025" calcext:value-type="float">
            <text:p>73,025</text:p>
          </table:table-cell>
          <table:table-cell office:value-type="float" office:value="0" calcext:value-type="float">
            <text:p>0</text:p>
          </table:table-cell>
          <table:table-cell table:number-columns-repeated="2"/>
          <table:table-cell table:formula="of:=COM.MICROSOFT.CONCAT(&quot;(&quot;; [.$A25]; &quot;, &quot;; [.$B25]; &quot;, &quot;; TEXT([.$C25];&quot;###.###&quot;); &quot;, &quot;; [.$D25]; &quot;), &quot;;)" office:value-type="string" office:string-value="(23, 23, 73.025, 0), " calcext:value-type="string">
            <text:p>(23, 23, 73.025, 0), </text:p>
          </table:table-cell>
          <table:table-cell table:number-columns-repeated="1017"/>
        </table:table-row>
        <table:table-row table:style-name="ro1">
          <table:table-cell table:number-columns-repeated="2" office:value-type="float" office:value="24" calcext:value-type="float">
            <text:p>24</text:p>
          </table:table-cell>
          <table:table-cell table:formula="of:=25.4/8*[.B26]" office:value-type="float" office:value="76.2" calcext:value-type="float">
            <text:p>76,2</text:p>
          </table:table-cell>
          <table:table-cell office:value-type="float" office:value="0" calcext:value-type="float">
            <text:p>0</text:p>
          </table:table-cell>
          <table:table-cell table:number-columns-repeated="2"/>
          <table:table-cell table:formula="of:=COM.MICROSOFT.CONCAT(&quot;(&quot;; [.$A26]; &quot;, &quot;; [.$B26]; &quot;, &quot;; TEXT([.$C26];&quot;###.###&quot;); &quot;, &quot;; [.$D26]; &quot;), &quot;;)" office:value-type="string" office:string-value="(24, 24, 76.2, 0), " calcext:value-type="string">
            <text:p>(24, 24, 76.2, 0), </text:p>
          </table:table-cell>
          <table:table-cell table:number-columns-repeated="1017"/>
        </table:table-row>
        <table:table-row table:style-name="ro1">
          <table:table-cell table:number-columns-repeated="2" office:value-type="float" office:value="25" calcext:value-type="float">
            <text:p>25</text:p>
          </table:table-cell>
          <table:table-cell table:formula="of:=25.4/8*[.B27]" office:value-type="float" office:value="79.375" calcext:value-type="float">
            <text:p>79,375</text:p>
          </table:table-cell>
          <table:table-cell office:value-type="float" office:value="0" calcext:value-type="float">
            <text:p>0</text:p>
          </table:table-cell>
          <table:table-cell table:number-columns-repeated="2"/>
          <table:table-cell table:formula="of:=COM.MICROSOFT.CONCAT(&quot;(&quot;; [.$A27]; &quot;, &quot;; [.$B27]; &quot;, &quot;; TEXT([.$C27];&quot;###.###&quot;); &quot;, &quot;; [.$D27]; &quot;), &quot;;)" office:value-type="string" office:string-value="(25, 25, 79.375, 0), " calcext:value-type="string">
            <text:p>(25, 25, 79.375, 0), </text:p>
          </table:table-cell>
          <table:table-cell table:number-columns-repeated="1017"/>
        </table:table-row>
        <table:table-row table:style-name="ro1">
          <table:table-cell table:number-columns-repeated="2" office:value-type="float" office:value="26" calcext:value-type="float">
            <text:p>26</text:p>
          </table:table-cell>
          <table:table-cell table:formula="of:=25.4/8*[.B28]" office:value-type="float" office:value="82.55" calcext:value-type="float">
            <text:p>82,55</text:p>
          </table:table-cell>
          <table:table-cell office:value-type="float" office:value="0" calcext:value-type="float">
            <text:p>0</text:p>
          </table:table-cell>
          <table:table-cell table:number-columns-repeated="2"/>
          <table:table-cell table:formula="of:=COM.MICROSOFT.CONCAT(&quot;(&quot;; [.$A28]; &quot;, &quot;; [.$B28]; &quot;, &quot;; TEXT([.$C28];&quot;###.###&quot;); &quot;, &quot;; [.$D28]; &quot;), &quot;;)" office:value-type="string" office:string-value="(26, 26, 82.55, 0), " calcext:value-type="string">
            <text:p>(26, 26, 82.55, 0), </text:p>
          </table:table-cell>
          <table:table-cell table:number-columns-repeated="1017"/>
        </table:table-row>
        <table:table-row table:style-name="ro1">
          <table:table-cell table:number-columns-repeated="2" office:value-type="float" office:value="27" calcext:value-type="float">
            <text:p>27</text:p>
          </table:table-cell>
          <table:table-cell table:formula="of:=25.4/8*[.B29]" office:value-type="float" office:value="85.725" calcext:value-type="float">
            <text:p>85,725</text:p>
          </table:table-cell>
          <table:table-cell office:value-type="float" office:value="0" calcext:value-type="float">
            <text:p>0</text:p>
          </table:table-cell>
          <table:table-cell table:number-columns-repeated="2"/>
          <table:table-cell table:formula="of:=COM.MICROSOFT.CONCAT(&quot;(&quot;; [.$A29]; &quot;, &quot;; [.$B29]; &quot;, &quot;; TEXT([.$C29];&quot;###.###&quot;); &quot;, &quot;; [.$D29]; &quot;), &quot;;)" office:value-type="string" office:string-value="(27, 27, 85.725, 0), " calcext:value-type="string">
            <text:p>(27, 27, 85.725, 0), </text:p>
          </table:table-cell>
          <table:table-cell table:number-columns-repeated="1017"/>
        </table:table-row>
        <table:table-row table:style-name="ro1">
          <table:table-cell table:number-columns-repeated="2" office:value-type="float" office:value="28" calcext:value-type="float">
            <text:p>28</text:p>
          </table:table-cell>
          <table:table-cell table:formula="of:=25.4/8*[.B30]" office:value-type="float" office:value="88.9" calcext:value-type="float">
            <text:p>88,9</text:p>
          </table:table-cell>
          <table:table-cell office:value-type="float" office:value="0" calcext:value-type="float">
            <text:p>0</text:p>
          </table:table-cell>
          <table:table-cell table:number-columns-repeated="2"/>
          <table:table-cell table:formula="of:=COM.MICROSOFT.CONCAT(&quot;(&quot;; [.$A30]; &quot;, &quot;; [.$B30]; &quot;, &quot;; TEXT([.$C30];&quot;###.###&quot;); &quot;, &quot;; [.$D30]; &quot;), &quot;;)" office:value-type="string" office:string-value="(28, 28, 88.9, 0), " calcext:value-type="string">
            <text:p>(28, 28, 88.9, 0), </text:p>
          </table:table-cell>
          <table:table-cell table:number-columns-repeated="1017"/>
        </table:table-row>
        <table:table-row table:style-name="ro1">
          <table:table-cell table:number-columns-repeated="2" office:value-type="float" office:value="29" calcext:value-type="float">
            <text:p>29</text:p>
          </table:table-cell>
          <table:table-cell table:formula="of:=25.4/8*[.B31]" office:value-type="float" office:value="92.075" calcext:value-type="float">
            <text:p>92,075</text:p>
          </table:table-cell>
          <table:table-cell office:value-type="float" office:value="0" calcext:value-type="float">
            <text:p>0</text:p>
          </table:table-cell>
          <table:table-cell table:number-columns-repeated="2"/>
          <table:table-cell table:formula="of:=COM.MICROSOFT.CONCAT(&quot;(&quot;; [.$A31]; &quot;, &quot;; [.$B31]; &quot;, &quot;; TEXT([.$C31];&quot;###.###&quot;); &quot;, &quot;; [.$D31]; &quot;), &quot;;)" office:value-type="string" office:string-value="(29, 29, 92.075, 0), " calcext:value-type="string">
            <text:p>(29, 29, 92.075, 0), </text:p>
          </table:table-cell>
          <table:table-cell table:number-columns-repeated="1017"/>
        </table:table-row>
        <table:table-row table:style-name="ro1">
          <table:table-cell table:number-columns-repeated="2" office:value-type="float" office:value="30" calcext:value-type="float">
            <text:p>30</text:p>
          </table:table-cell>
          <table:table-cell table:formula="of:=25.4/8*[.B32]" office:value-type="float" office:value="95.25" calcext:value-type="float">
            <text:p>95,25</text:p>
          </table:table-cell>
          <table:table-cell office:value-type="float" office:value="0" calcext:value-type="float">
            <text:p>0</text:p>
          </table:table-cell>
          <table:table-cell table:number-columns-repeated="2"/>
          <table:table-cell table:formula="of:=COM.MICROSOFT.CONCAT(&quot;(&quot;; [.$A32]; &quot;, &quot;; [.$B32]; &quot;, &quot;; TEXT([.$C32];&quot;###.###&quot;); &quot;, &quot;; [.$D32]; &quot;), &quot;;)" office:value-type="string" office:string-value="(30, 30, 95.25, 0), " calcext:value-type="string">
            <text:p>(30, 30, 95.25, 0), </text:p>
          </table:table-cell>
          <table:table-cell table:number-columns-repeated="1017"/>
        </table:table-row>
        <table:table-row table:style-name="ro1">
          <table:table-cell table:number-columns-repeated="2" office:value-type="float" office:value="31" calcext:value-type="float">
            <text:p>31</text:p>
          </table:table-cell>
          <table:table-cell table:formula="of:=25.4/8*[.B33]" office:value-type="float" office:value="98.425" calcext:value-type="float">
            <text:p>98,425</text:p>
          </table:table-cell>
          <table:table-cell office:value-type="float" office:value="0" calcext:value-type="float">
            <text:p>0</text:p>
          </table:table-cell>
          <table:table-cell table:number-columns-repeated="2"/>
          <table:table-cell table:formula="of:=COM.MICROSOFT.CONCAT(&quot;(&quot;; [.$A33]; &quot;, &quot;; [.$B33]; &quot;, &quot;; TEXT([.$C33];&quot;###.###&quot;); &quot;, &quot;; [.$D33]; &quot;), &quot;;)" office:value-type="string" office:string-value="(31, 31, 98.425, 0), " calcext:value-type="string">
            <text:p>(31, 31, 98.425, 0), </text:p>
          </table:table-cell>
          <table:table-cell table:number-columns-repeated="1017"/>
        </table:table-row>
        <table:table-row table:style-name="ro1">
          <table:table-cell table:number-columns-repeated="2" office:value-type="float" office:value="32" calcext:value-type="float">
            <text:p>32</text:p>
          </table:table-cell>
          <table:table-cell table:formula="of:=25.4/8*[.B34]" office:value-type="float" office:value="101.6" calcext:value-type="float">
            <text:p>101,6</text:p>
          </table:table-cell>
          <table:table-cell office:value-type="float" office:value="0" calcext:value-type="float">
            <text:p>0</text:p>
          </table:table-cell>
          <table:table-cell table:number-columns-repeated="2"/>
          <table:table-cell table:formula="of:=COM.MICROSOFT.CONCAT(&quot;(&quot;; [.$A34]; &quot;, &quot;; [.$B34]; &quot;, &quot;; TEXT([.$C34];&quot;###.###&quot;); &quot;, &quot;; [.$D34]; &quot;), &quot;;)" office:value-type="string" office:string-value="(32, 32, 101.6, 0), " calcext:value-type="string">
            <text:p>(32, 32, 101.6, 0), </text:p>
          </table:table-cell>
          <table:table-cell table:number-columns-repeated="1017"/>
        </table:table-row>
        <table:table-row table:style-name="ro1">
          <table:table-cell table:number-columns-repeated="2" office:value-type="float" office:value="33" calcext:value-type="float">
            <text:p>33</text:p>
          </table:table-cell>
          <table:table-cell table:formula="of:=25.4/8*[.B35]" office:value-type="float" office:value="104.775" calcext:value-type="float">
            <text:p>104,775</text:p>
          </table:table-cell>
          <table:table-cell office:value-type="float" office:value="0" calcext:value-type="float">
            <text:p>0</text:p>
          </table:table-cell>
          <table:table-cell table:number-columns-repeated="2"/>
          <table:table-cell table:formula="of:=COM.MICROSOFT.CONCAT(&quot;(&quot;; [.$A35]; &quot;, &quot;; [.$B35]; &quot;, &quot;; TEXT([.$C35];&quot;###.###&quot;); &quot;, &quot;; [.$D35]; &quot;), &quot;;)" office:value-type="string" office:string-value="(33, 33, 104.775, 0), " calcext:value-type="string">
            <text:p>(33, 33, 104.775, 0), </text:p>
          </table:table-cell>
          <table:table-cell table:number-columns-repeated="1017"/>
        </table:table-row>
        <table:table-row table:style-name="ro1">
          <table:table-cell table:number-columns-repeated="2" office:value-type="float" office:value="34" calcext:value-type="float">
            <text:p>34</text:p>
          </table:table-cell>
          <table:table-cell table:formula="of:=25.4/8*[.B36]" office:value-type="float" office:value="107.95" calcext:value-type="float">
            <text:p>107,95</text:p>
          </table:table-cell>
          <table:table-cell office:value-type="float" office:value="0" calcext:value-type="float">
            <text:p>0</text:p>
          </table:table-cell>
          <table:table-cell table:number-columns-repeated="2"/>
          <table:table-cell table:formula="of:=COM.MICROSOFT.CONCAT(&quot;(&quot;; [.$A36]; &quot;, &quot;; [.$B36]; &quot;, &quot;; TEXT([.$C36];&quot;###.###&quot;); &quot;, &quot;; [.$D36]; &quot;), &quot;;)" office:value-type="string" office:string-value="(34, 34, 107.95, 0), " calcext:value-type="string">
            <text:p>(34, 34, 107.95, 0), </text:p>
          </table:table-cell>
          <table:table-cell table:number-columns-repeated="1017"/>
        </table:table-row>
        <table:table-row table:style-name="ro1">
          <table:table-cell table:number-columns-repeated="2" office:value-type="float" office:value="35" calcext:value-type="float">
            <text:p>35</text:p>
          </table:table-cell>
          <table:table-cell table:formula="of:=25.4/8*[.B37]" office:value-type="float" office:value="111.125" calcext:value-type="float">
            <text:p>111,125</text:p>
          </table:table-cell>
          <table:table-cell office:value-type="float" office:value="0" calcext:value-type="float">
            <text:p>0</text:p>
          </table:table-cell>
          <table:table-cell table:number-columns-repeated="2"/>
          <table:table-cell table:formula="of:=COM.MICROSOFT.CONCAT(&quot;(&quot;; [.$A37]; &quot;, &quot;; [.$B37]; &quot;, &quot;; TEXT([.$C37];&quot;###.###&quot;); &quot;, &quot;; [.$D37]; &quot;), &quot;;)" office:value-type="string" office:string-value="(35, 35, 111.125, 0), " calcext:value-type="string">
            <text:p>(35, 35, 111.125, 0), </text:p>
          </table:table-cell>
          <table:table-cell table:number-columns-repeated="1017"/>
        </table:table-row>
        <table:table-row table:style-name="ro1">
          <table:table-cell table:number-columns-repeated="2" office:value-type="float" office:value="36" calcext:value-type="float">
            <text:p>36</text:p>
          </table:table-cell>
          <table:table-cell table:formula="of:=25.4/8*[.B38]" office:value-type="float" office:value="114.3" calcext:value-type="float">
            <text:p>114,3</text:p>
          </table:table-cell>
          <table:table-cell office:value-type="float" office:value="0" calcext:value-type="float">
            <text:p>0</text:p>
          </table:table-cell>
          <table:table-cell table:number-columns-repeated="2"/>
          <table:table-cell table:formula="of:=COM.MICROSOFT.CONCAT(&quot;(&quot;; [.$A38]; &quot;, &quot;; [.$B38]; &quot;, &quot;; TEXT([.$C38];&quot;###.###&quot;); &quot;, &quot;; [.$D38]; &quot;), &quot;;)" office:value-type="string" office:string-value="(36, 36, 114.3, 0), " calcext:value-type="string">
            <text:p>(36, 36, 114.3, 0), </text:p>
          </table:table-cell>
          <table:table-cell table:number-columns-repeated="1017"/>
        </table:table-row>
        <table:table-row table:style-name="ro1">
          <table:table-cell table:number-columns-repeated="2" office:value-type="float" office:value="37" calcext:value-type="float">
            <text:p>37</text:p>
          </table:table-cell>
          <table:table-cell table:formula="of:=25.4/8*[.B39]" office:value-type="float" office:value="117.475" calcext:value-type="float">
            <text:p>117,475</text:p>
          </table:table-cell>
          <table:table-cell office:value-type="float" office:value="0" calcext:value-type="float">
            <text:p>0</text:p>
          </table:table-cell>
          <table:table-cell table:number-columns-repeated="2"/>
          <table:table-cell table:formula="of:=COM.MICROSOFT.CONCAT(&quot;(&quot;; [.$A39]; &quot;, &quot;; [.$B39]; &quot;, &quot;; TEXT([.$C39];&quot;###.###&quot;); &quot;, &quot;; [.$D39]; &quot;), &quot;;)" office:value-type="string" office:string-value="(37, 37, 117.475, 0), " calcext:value-type="string">
            <text:p>(37, 37, 117.475, 0), </text:p>
          </table:table-cell>
          <table:table-cell table:number-columns-repeated="1017"/>
        </table:table-row>
        <table:table-row table:style-name="ro1">
          <table:table-cell table:number-columns-repeated="2" office:value-type="float" office:value="38" calcext:value-type="float">
            <text:p>38</text:p>
          </table:table-cell>
          <table:table-cell table:formula="of:=25.4/8*[.B40]" office:value-type="float" office:value="120.65" calcext:value-type="float">
            <text:p>120,65</text:p>
          </table:table-cell>
          <table:table-cell office:value-type="float" office:value="0" calcext:value-type="float">
            <text:p>0</text:p>
          </table:table-cell>
          <table:table-cell table:number-columns-repeated="2"/>
          <table:table-cell table:formula="of:=COM.MICROSOFT.CONCAT(&quot;(&quot;; [.$A40]; &quot;, &quot;; [.$B40]; &quot;, &quot;; TEXT([.$C40];&quot;###.###&quot;); &quot;, &quot;; [.$D40]; &quot;), &quot;;)" office:value-type="string" office:string-value="(38, 38, 120.65, 0), " calcext:value-type="string">
            <text:p>(38, 38, 120.65, 0), </text:p>
          </table:table-cell>
          <table:table-cell table:number-columns-repeated="1017"/>
        </table:table-row>
        <table:table-row table:style-name="ro1">
          <table:table-cell table:number-columns-repeated="2" office:value-type="float" office:value="39" calcext:value-type="float">
            <text:p>39</text:p>
          </table:table-cell>
          <table:table-cell table:formula="of:=25.4/8*[.B41]" office:value-type="float" office:value="123.825" calcext:value-type="float">
            <text:p>123,825</text:p>
          </table:table-cell>
          <table:table-cell office:value-type="float" office:value="0" calcext:value-type="float">
            <text:p>0</text:p>
          </table:table-cell>
          <table:table-cell table:number-columns-repeated="2"/>
          <table:table-cell table:formula="of:=COM.MICROSOFT.CONCAT(&quot;(&quot;; [.$A41]; &quot;, &quot;; [.$B41]; &quot;, &quot;; TEXT([.$C41];&quot;###.###&quot;); &quot;, &quot;; [.$D41]; &quot;), &quot;;)" office:value-type="string" office:string-value="(39, 39, 123.825, 0), " calcext:value-type="string">
            <text:p>(39, 39, 123.825, 0), </text:p>
          </table:table-cell>
          <table:table-cell table:number-columns-repeated="1017"/>
        </table:table-row>
        <table:table-row table:style-name="ro1">
          <table:table-cell table:number-columns-repeated="2" office:value-type="float" office:value="40" calcext:value-type="float">
            <text:p>40</text:p>
          </table:table-cell>
          <table:table-cell table:formula="of:=25.4/8*[.B42]" office:value-type="float" office:value="127" calcext:value-type="float">
            <text:p>127</text:p>
          </table:table-cell>
          <table:table-cell office:value-type="float" office:value="0" calcext:value-type="float">
            <text:p>0</text:p>
          </table:table-cell>
          <table:table-cell table:number-columns-repeated="2"/>
          <table:table-cell table:formula="of:=COM.MICROSOFT.CONCAT(&quot;(&quot;; [.$A42]; &quot;, &quot;; [.$B42]; &quot;, &quot;; TEXT([.$C42];&quot;###.###&quot;); &quot;, &quot;; [.$D42]; &quot;), &quot;;)" office:value-type="string" office:string-value="(40, 40, 127, 0), " calcext:value-type="string">
            <text:p>(40, 40, 127, 0), </text:p>
          </table:table-cell>
          <table:table-cell table:number-columns-repeated="1017"/>
        </table:table-row>
        <table:table-row table:style-name="ro1">
          <table:table-cell table:number-columns-repeated="2" office:value-type="float" office:value="41" calcext:value-type="float">
            <text:p>41</text:p>
          </table:table-cell>
          <table:table-cell table:formula="of:=25.4/8*[.B43]" office:value-type="float" office:value="130.175" calcext:value-type="float">
            <text:p>130,175</text:p>
          </table:table-cell>
          <table:table-cell office:value-type="float" office:value="0" calcext:value-type="float">
            <text:p>0</text:p>
          </table:table-cell>
          <table:table-cell table:number-columns-repeated="2"/>
          <table:table-cell table:formula="of:=COM.MICROSOFT.CONCAT(&quot;(&quot;; [.$A43]; &quot;, &quot;; [.$B43]; &quot;, &quot;; TEXT([.$C43];&quot;###.###&quot;); &quot;, &quot;; [.$D43]; &quot;), &quot;;)" office:value-type="string" office:string-value="(41, 41, 130.175, 0), " calcext:value-type="string">
            <text:p>(41, 41, 130.175, 0), </text:p>
          </table:table-cell>
          <table:table-cell table:number-columns-repeated="1017"/>
        </table:table-row>
        <table:table-row table:style-name="ro1">
          <table:table-cell table:number-columns-repeated="2" office:value-type="float" office:value="42" calcext:value-type="float">
            <text:p>42</text:p>
          </table:table-cell>
          <table:table-cell table:formula="of:=25.4/8*[.B44]" office:value-type="float" office:value="133.35" calcext:value-type="float">
            <text:p>133,35</text:p>
          </table:table-cell>
          <table:table-cell office:value-type="float" office:value="0" calcext:value-type="float">
            <text:p>0</text:p>
          </table:table-cell>
          <table:table-cell table:number-columns-repeated="2"/>
          <table:table-cell table:formula="of:=COM.MICROSOFT.CONCAT(&quot;(&quot;; [.$A44]; &quot;, &quot;; [.$B44]; &quot;, &quot;; TEXT([.$C44];&quot;###.###&quot;); &quot;, &quot;; [.$D44]; &quot;), &quot;;)" office:value-type="string" office:string-value="(42, 42, 133.35, 0), " calcext:value-type="string">
            <text:p>(42, 42, 133.35, 0), </text:p>
          </table:table-cell>
          <table:table-cell table:number-columns-repeated="1017"/>
        </table:table-row>
        <table:table-row table:style-name="ro1">
          <table:table-cell table:number-columns-repeated="2" office:value-type="float" office:value="43" calcext:value-type="float">
            <text:p>43</text:p>
          </table:table-cell>
          <table:table-cell table:formula="of:=25.4/8*[.B45]" office:value-type="float" office:value="136.525" calcext:value-type="float">
            <text:p>136,525</text:p>
          </table:table-cell>
          <table:table-cell office:value-type="float" office:value="0" calcext:value-type="float">
            <text:p>0</text:p>
          </table:table-cell>
          <table:table-cell table:number-columns-repeated="2"/>
          <table:table-cell table:formula="of:=COM.MICROSOFT.CONCAT(&quot;(&quot;; [.$A45]; &quot;, &quot;; [.$B45]; &quot;, &quot;; TEXT([.$C45];&quot;###.###&quot;); &quot;, &quot;; [.$D45]; &quot;), &quot;;)" office:value-type="string" office:string-value="(43, 43, 136.525, 0), " calcext:value-type="string">
            <text:p>(43, 43, 136.525, 0), </text:p>
          </table:table-cell>
          <table:table-cell table:number-columns-repeated="1017"/>
        </table:table-row>
        <table:table-row table:style-name="ro1">
          <table:table-cell table:number-columns-repeated="2" office:value-type="float" office:value="44" calcext:value-type="float">
            <text:p>44</text:p>
          </table:table-cell>
          <table:table-cell table:formula="of:=25.4/8*[.B46]" office:value-type="float" office:value="139.7" calcext:value-type="float">
            <text:p>139,7</text:p>
          </table:table-cell>
          <table:table-cell office:value-type="float" office:value="0" calcext:value-type="float">
            <text:p>0</text:p>
          </table:table-cell>
          <table:table-cell table:number-columns-repeated="2"/>
          <table:table-cell table:formula="of:=COM.MICROSOFT.CONCAT(&quot;(&quot;; [.$A46]; &quot;, &quot;; [.$B46]; &quot;, &quot;; TEXT([.$C46];&quot;###.###&quot;); &quot;, &quot;; [.$D46]; &quot;), &quot;;)" office:value-type="string" office:string-value="(44, 44, 139.7, 0), " calcext:value-type="string">
            <text:p>(44, 44, 139.7, 0), </text:p>
          </table:table-cell>
          <table:table-cell table:number-columns-repeated="1017"/>
        </table:table-row>
        <table:table-row table:style-name="ro1">
          <table:table-cell table:number-columns-repeated="2" office:value-type="float" office:value="45" calcext:value-type="float">
            <text:p>45</text:p>
          </table:table-cell>
          <table:table-cell table:formula="of:=25.4/8*[.B47]" office:value-type="float" office:value="142.875" calcext:value-type="float">
            <text:p>142,875</text:p>
          </table:table-cell>
          <table:table-cell office:value-type="float" office:value="0" calcext:value-type="float">
            <text:p>0</text:p>
          </table:table-cell>
          <table:table-cell table:number-columns-repeated="2"/>
          <table:table-cell table:formula="of:=COM.MICROSOFT.CONCAT(&quot;(&quot;; [.$A47]; &quot;, &quot;; [.$B47]; &quot;, &quot;; TEXT([.$C47];&quot;###.###&quot;); &quot;, &quot;; [.$D47]; &quot;), &quot;;)" office:value-type="string" office:string-value="(45, 45, 142.875, 0), " calcext:value-type="string">
            <text:p>(45, 45, 142.875, 0), </text:p>
          </table:table-cell>
          <table:table-cell table:number-columns-repeated="1017"/>
        </table:table-row>
        <table:table-row table:style-name="ro1">
          <table:table-cell table:number-columns-repeated="2" office:value-type="float" office:value="46" calcext:value-type="float">
            <text:p>46</text:p>
          </table:table-cell>
          <table:table-cell table:formula="of:=25.4/8*[.B48]" office:value-type="float" office:value="146.05" calcext:value-type="float">
            <text:p>146,05</text:p>
          </table:table-cell>
          <table:table-cell office:value-type="float" office:value="0" calcext:value-type="float">
            <text:p>0</text:p>
          </table:table-cell>
          <table:table-cell table:number-columns-repeated="2"/>
          <table:table-cell table:formula="of:=COM.MICROSOFT.CONCAT(&quot;(&quot;; [.$A48]; &quot;, &quot;; [.$B48]; &quot;, &quot;; TEXT([.$C48];&quot;###.###&quot;); &quot;, &quot;; [.$D48]; &quot;), &quot;;)" office:value-type="string" office:string-value="(46, 46, 146.05, 0), " calcext:value-type="string">
            <text:p>(46, 46, 146.05, 0), </text:p>
          </table:table-cell>
          <table:table-cell table:number-columns-repeated="1017"/>
        </table:table-row>
        <table:table-row table:style-name="ro1">
          <table:table-cell table:number-columns-repeated="2" office:value-type="float" office:value="47" calcext:value-type="float">
            <text:p>47</text:p>
          </table:table-cell>
          <table:table-cell table:formula="of:=25.4/8*[.B49]" office:value-type="float" office:value="149.225" calcext:value-type="float">
            <text:p>149,225</text:p>
          </table:table-cell>
          <table:table-cell office:value-type="float" office:value="0" calcext:value-type="float">
            <text:p>0</text:p>
          </table:table-cell>
          <table:table-cell table:number-columns-repeated="2"/>
          <table:table-cell table:formula="of:=COM.MICROSOFT.CONCAT(&quot;(&quot;; [.$A49]; &quot;, &quot;; [.$B49]; &quot;, &quot;; TEXT([.$C49];&quot;###.###&quot;); &quot;, &quot;; [.$D49]; &quot;), &quot;;)" office:value-type="string" office:string-value="(47, 47, 149.225, 0), " calcext:value-type="string">
            <text:p>(47, 47, 149.225, 0), </text:p>
          </table:table-cell>
          <table:table-cell table:number-columns-repeated="1017"/>
        </table:table-row>
        <table:table-row table:style-name="ro1">
          <table:table-cell table:number-columns-repeated="2" office:value-type="float" office:value="48" calcext:value-type="float">
            <text:p>48</text:p>
          </table:table-cell>
          <table:table-cell table:formula="of:=25.4/8*[.B50]" office:value-type="float" office:value="152.4" calcext:value-type="float">
            <text:p>152,4</text:p>
          </table:table-cell>
          <table:table-cell office:value-type="float" office:value="0" calcext:value-type="float">
            <text:p>0</text:p>
          </table:table-cell>
          <table:table-cell table:number-columns-repeated="2"/>
          <table:table-cell table:formula="of:=COM.MICROSOFT.CONCAT(&quot;(&quot;; [.$A50]; &quot;, &quot;; [.$B50]; &quot;, &quot;; TEXT([.$C50];&quot;###.###&quot;); &quot;, &quot;; [.$D50]; &quot;), &quot;;)" office:value-type="string" office:string-value="(48, 48, 152.4, 0), " calcext:value-type="string">
            <text:p>(48, 48, 152.4, 0), </text:p>
          </table:table-cell>
          <table:table-cell table:number-columns-repeated="1017"/>
        </table:table-row>
        <table:table-row table:style-name="ro1">
          <table:table-cell table:number-columns-repeated="2" office:value-type="float" office:value="49" calcext:value-type="float">
            <text:p>49</text:p>
          </table:table-cell>
          <table:table-cell table:formula="of:=25.4/8*[.B51]" office:value-type="float" office:value="155.575" calcext:value-type="float">
            <text:p>155,575</text:p>
          </table:table-cell>
          <table:table-cell office:value-type="float" office:value="0" calcext:value-type="float">
            <text:p>0</text:p>
          </table:table-cell>
          <table:table-cell table:number-columns-repeated="2"/>
          <table:table-cell table:formula="of:=COM.MICROSOFT.CONCAT(&quot;(&quot;; [.$A51]; &quot;, &quot;; [.$B51]; &quot;, &quot;; TEXT([.$C51];&quot;###.###&quot;); &quot;, &quot;; [.$D51]; &quot;), &quot;;)" office:value-type="string" office:string-value="(49, 49, 155.575, 0), " calcext:value-type="string">
            <text:p>(49, 49, 155.575, 0), </text:p>
          </table:table-cell>
          <table:table-cell table:number-columns-repeated="1017"/>
        </table:table-row>
        <table:table-row table:style-name="ro1">
          <table:table-cell table:number-columns-repeated="2" office:value-type="float" office:value="50" calcext:value-type="float">
            <text:p>50</text:p>
          </table:table-cell>
          <table:table-cell table:formula="of:=25.4/8*[.B52]" office:value-type="float" office:value="158.75" calcext:value-type="float">
            <text:p>158,75</text:p>
          </table:table-cell>
          <table:table-cell office:value-type="float" office:value="0" calcext:value-type="float">
            <text:p>0</text:p>
          </table:table-cell>
          <table:table-cell table:number-columns-repeated="2"/>
          <table:table-cell table:formula="of:=COM.MICROSOFT.CONCAT(&quot;(&quot;; [.$A52]; &quot;, &quot;; [.$B52]; &quot;, &quot;; TEXT([.$C52];&quot;###.###&quot;); &quot;, &quot;; [.$D52]; &quot;), &quot;;)" office:value-type="string" office:string-value="(50, 50, 158.75, 0), " calcext:value-type="string">
            <text:p>(50, 50, 158.75, 0), </text:p>
          </table:table-cell>
          <table:table-cell table:number-columns-repeated="1017"/>
        </table:table-row>
        <table:table-row table:style-name="ro1">
          <table:table-cell table:number-columns-repeated="2" office:value-type="float" office:value="51" calcext:value-type="float">
            <text:p>51</text:p>
          </table:table-cell>
          <table:table-cell table:formula="of:=25.4/8*[.B53]" office:value-type="float" office:value="161.925" calcext:value-type="float">
            <text:p>161,925</text:p>
          </table:table-cell>
          <table:table-cell office:value-type="float" office:value="0" calcext:value-type="float">
            <text:p>0</text:p>
          </table:table-cell>
          <table:table-cell table:number-columns-repeated="2"/>
          <table:table-cell table:formula="of:=COM.MICROSOFT.CONCAT(&quot;(&quot;; [.$A53]; &quot;, &quot;; [.$B53]; &quot;, &quot;; TEXT([.$C53];&quot;###.###&quot;); &quot;, &quot;; [.$D53]; &quot;), &quot;;)" office:value-type="string" office:string-value="(51, 51, 161.925, 0), " calcext:value-type="string">
            <text:p>(51, 51, 161.925, 0), </text:p>
          </table:table-cell>
          <table:table-cell table:number-columns-repeated="1017"/>
        </table:table-row>
        <table:table-row table:style-name="ro1">
          <table:table-cell table:number-columns-repeated="2" office:value-type="float" office:value="52" calcext:value-type="float">
            <text:p>52</text:p>
          </table:table-cell>
          <table:table-cell table:formula="of:=25.4/8*[.B54]" office:value-type="float" office:value="165.1" calcext:value-type="float">
            <text:p>165,1</text:p>
          </table:table-cell>
          <table:table-cell office:value-type="float" office:value="0" calcext:value-type="float">
            <text:p>0</text:p>
          </table:table-cell>
          <table:table-cell table:number-columns-repeated="2"/>
          <table:table-cell table:formula="of:=COM.MICROSOFT.CONCAT(&quot;(&quot;; [.$A54]; &quot;, &quot;; [.$B54]; &quot;, &quot;; TEXT([.$C54];&quot;###.###&quot;); &quot;, &quot;; [.$D54]; &quot;), &quot;;)" office:value-type="string" office:string-value="(52, 52, 165.1, 0), " calcext:value-type="string">
            <text:p>(52, 52, 165.1, 0), </text:p>
          </table:table-cell>
          <table:table-cell table:number-columns-repeated="1017"/>
        </table:table-row>
        <table:table-row table:style-name="ro1">
          <table:table-cell table:number-columns-repeated="2" office:value-type="float" office:value="53" calcext:value-type="float">
            <text:p>53</text:p>
          </table:table-cell>
          <table:table-cell table:formula="of:=25.4/8*[.B55]" office:value-type="float" office:value="168.275" calcext:value-type="float">
            <text:p>168,275</text:p>
          </table:table-cell>
          <table:table-cell office:value-type="float" office:value="0" calcext:value-type="float">
            <text:p>0</text:p>
          </table:table-cell>
          <table:table-cell table:number-columns-repeated="2"/>
          <table:table-cell table:formula="of:=COM.MICROSOFT.CONCAT(&quot;(&quot;; [.$A55]; &quot;, &quot;; [.$B55]; &quot;, &quot;; TEXT([.$C55];&quot;###.###&quot;); &quot;, &quot;; [.$D55]; &quot;), &quot;;)" office:value-type="string" office:string-value="(53, 53, 168.275, 0), " calcext:value-type="string">
            <text:p>(53, 53, 168.275, 0), </text:p>
          </table:table-cell>
          <table:table-cell table:number-columns-repeated="1017"/>
        </table:table-row>
        <table:table-row table:style-name="ro1">
          <table:table-cell table:number-columns-repeated="2" office:value-type="float" office:value="54" calcext:value-type="float">
            <text:p>54</text:p>
          </table:table-cell>
          <table:table-cell table:formula="of:=25.4/8*[.B56]" office:value-type="float" office:value="171.45" calcext:value-type="float">
            <text:p>171,45</text:p>
          </table:table-cell>
          <table:table-cell office:value-type="float" office:value="0" calcext:value-type="float">
            <text:p>0</text:p>
          </table:table-cell>
          <table:table-cell table:number-columns-repeated="2"/>
          <table:table-cell table:formula="of:=COM.MICROSOFT.CONCAT(&quot;(&quot;; [.$A56]; &quot;, &quot;; [.$B56]; &quot;, &quot;; TEXT([.$C56];&quot;###.###&quot;); &quot;, &quot;; [.$D56]; &quot;), &quot;;)" office:value-type="string" office:string-value="(54, 54, 171.45, 0), " calcext:value-type="string">
            <text:p>(54, 54, 171.45, 0), </text:p>
          </table:table-cell>
          <table:table-cell table:number-columns-repeated="1017"/>
        </table:table-row>
        <table:table-row table:style-name="ro1">
          <table:table-cell table:number-columns-repeated="2" office:value-type="float" office:value="55" calcext:value-type="float">
            <text:p>55</text:p>
          </table:table-cell>
          <table:table-cell table:formula="of:=25.4/8*[.B57]" office:value-type="float" office:value="174.625" calcext:value-type="float">
            <text:p>174,625</text:p>
          </table:table-cell>
          <table:table-cell office:value-type="float" office:value="0" calcext:value-type="float">
            <text:p>0</text:p>
          </table:table-cell>
          <table:table-cell table:number-columns-repeated="2"/>
          <table:table-cell table:formula="of:=COM.MICROSOFT.CONCAT(&quot;(&quot;; [.$A57]; &quot;, &quot;; [.$B57]; &quot;, &quot;; TEXT([.$C57];&quot;###.###&quot;); &quot;, &quot;; [.$D57]; &quot;), &quot;;)" office:value-type="string" office:string-value="(55, 55, 174.625, 0), " calcext:value-type="string">
            <text:p>(55, 55, 174.625, 0), </text:p>
          </table:table-cell>
          <table:table-cell table:number-columns-repeated="1017"/>
        </table:table-row>
        <table:table-row table:style-name="ro1">
          <table:table-cell table:number-columns-repeated="2" office:value-type="float" office:value="56" calcext:value-type="float">
            <text:p>56</text:p>
          </table:table-cell>
          <table:table-cell table:formula="of:=25.4/8*[.B58]" office:value-type="float" office:value="177.8" calcext:value-type="float">
            <text:p>177,8</text:p>
          </table:table-cell>
          <table:table-cell office:value-type="float" office:value="0" calcext:value-type="float">
            <text:p>0</text:p>
          </table:table-cell>
          <table:table-cell table:number-columns-repeated="2"/>
          <table:table-cell table:formula="of:=COM.MICROSOFT.CONCAT(&quot;(&quot;; [.$A58]; &quot;, &quot;; [.$B58]; &quot;, &quot;; TEXT([.$C58];&quot;###.###&quot;); &quot;, &quot;; [.$D58]; &quot;), &quot;;)" office:value-type="string" office:string-value="(56, 56, 177.8, 0), " calcext:value-type="string">
            <text:p>(56, 56, 177.8, 0), </text:p>
          </table:table-cell>
          <table:table-cell table:number-columns-repeated="1017"/>
        </table:table-row>
        <table:table-row table:style-name="ro1">
          <table:table-cell table:number-columns-repeated="2" office:value-type="float" office:value="57" calcext:value-type="float">
            <text:p>57</text:p>
          </table:table-cell>
          <table:table-cell table:formula="of:=25.4/8*[.B59]" office:value-type="float" office:value="180.975" calcext:value-type="float">
            <text:p>180,975</text:p>
          </table:table-cell>
          <table:table-cell office:value-type="float" office:value="0" calcext:value-type="float">
            <text:p>0</text:p>
          </table:table-cell>
          <table:table-cell table:number-columns-repeated="2"/>
          <table:table-cell table:formula="of:=COM.MICROSOFT.CONCAT(&quot;(&quot;; [.$A59]; &quot;, &quot;; [.$B59]; &quot;, &quot;; TEXT([.$C59];&quot;###.###&quot;); &quot;, &quot;; [.$D59]; &quot;), &quot;;)" office:value-type="string" office:string-value="(57, 57, 180.975, 0), " calcext:value-type="string">
            <text:p>(57, 57, 180.975, 0), </text:p>
          </table:table-cell>
          <table:table-cell table:number-columns-repeated="1017"/>
        </table:table-row>
        <table:table-row table:style-name="ro1">
          <table:table-cell table:number-columns-repeated="2" office:value-type="float" office:value="58" calcext:value-type="float">
            <text:p>58</text:p>
          </table:table-cell>
          <table:table-cell table:formula="of:=25.4/8*[.B60]" office:value-type="float" office:value="184.15" calcext:value-type="float">
            <text:p>184,15</text:p>
          </table:table-cell>
          <table:table-cell office:value-type="float" office:value="0" calcext:value-type="float">
            <text:p>0</text:p>
          </table:table-cell>
          <table:table-cell table:number-columns-repeated="2"/>
          <table:table-cell table:formula="of:=COM.MICROSOFT.CONCAT(&quot;(&quot;; [.$A60]; &quot;, &quot;; [.$B60]; &quot;, &quot;; TEXT([.$C60];&quot;###.###&quot;); &quot;, &quot;; [.$D60]; &quot;), &quot;;)" office:value-type="string" office:string-value="(58, 58, 184.15, 0), " calcext:value-type="string">
            <text:p>(58, 58, 184.15, 0), </text:p>
          </table:table-cell>
          <table:table-cell table:number-columns-repeated="1017"/>
        </table:table-row>
        <table:table-row table:style-name="ro1">
          <table:table-cell table:number-columns-repeated="2" office:value-type="float" office:value="59" calcext:value-type="float">
            <text:p>59</text:p>
          </table:table-cell>
          <table:table-cell table:formula="of:=25.4/8*[.B61]" office:value-type="float" office:value="187.325" calcext:value-type="float">
            <text:p>187,325</text:p>
          </table:table-cell>
          <table:table-cell office:value-type="float" office:value="0" calcext:value-type="float">
            <text:p>0</text:p>
          </table:table-cell>
          <table:table-cell table:number-columns-repeated="2"/>
          <table:table-cell table:formula="of:=COM.MICROSOFT.CONCAT(&quot;(&quot;; [.$A61]; &quot;, &quot;; [.$B61]; &quot;, &quot;; TEXT([.$C61];&quot;###.###&quot;); &quot;, &quot;; [.$D61]; &quot;), &quot;;)" office:value-type="string" office:string-value="(59, 59, 187.325, 0), " calcext:value-type="string">
            <text:p>(59, 59, 187.325, 0), </text:p>
          </table:table-cell>
          <table:table-cell table:number-columns-repeated="1017"/>
        </table:table-row>
        <table:table-row table:style-name="ro1">
          <table:table-cell table:number-columns-repeated="2" office:value-type="float" office:value="60" calcext:value-type="float">
            <text:p>60</text:p>
          </table:table-cell>
          <table:table-cell table:formula="of:=25.4/8*[.B62]" office:value-type="float" office:value="190.5" calcext:value-type="float">
            <text:p>190,5</text:p>
          </table:table-cell>
          <table:table-cell office:value-type="float" office:value="0" calcext:value-type="float">
            <text:p>0</text:p>
          </table:table-cell>
          <table:table-cell table:number-columns-repeated="2"/>
          <table:table-cell table:formula="of:=COM.MICROSOFT.CONCAT(&quot;(&quot;; [.$A62]; &quot;, &quot;; [.$B62]; &quot;, &quot;; TEXT([.$C62];&quot;###.###&quot;); &quot;, &quot;; [.$D62]; &quot;), &quot;;)" office:value-type="string" office:string-value="(60, 60, 190.5, 0), " calcext:value-type="string">
            <text:p>(60, 60, 190.5, 0), </text:p>
          </table:table-cell>
          <table:table-cell table:number-columns-repeated="1017"/>
        </table:table-row>
        <table:table-row table:style-name="ro1">
          <table:table-cell table:number-columns-repeated="2" office:value-type="float" office:value="61" calcext:value-type="float">
            <text:p>61</text:p>
          </table:table-cell>
          <table:table-cell table:formula="of:=25.4/8*[.B63]" office:value-type="float" office:value="193.675" calcext:value-type="float">
            <text:p>193,675</text:p>
          </table:table-cell>
          <table:table-cell office:value-type="float" office:value="0" calcext:value-type="float">
            <text:p>0</text:p>
          </table:table-cell>
          <table:table-cell table:number-columns-repeated="2"/>
          <table:table-cell table:formula="of:=COM.MICROSOFT.CONCAT(&quot;(&quot;; [.$A63]; &quot;, &quot;; [.$B63]; &quot;, &quot;; TEXT([.$C63];&quot;###.###&quot;); &quot;, &quot;; [.$D63]; &quot;), &quot;;)" office:value-type="string" office:string-value="(61, 61, 193.675, 0), " calcext:value-type="string">
            <text:p>(61, 61, 193.675, 0), </text:p>
          </table:table-cell>
          <table:table-cell table:number-columns-repeated="1017"/>
        </table:table-row>
        <table:table-row table:style-name="ro1">
          <table:table-cell table:number-columns-repeated="2" office:value-type="float" office:value="62" calcext:value-type="float">
            <text:p>62</text:p>
          </table:table-cell>
          <table:table-cell table:formula="of:=25.4/8*[.B64]" office:value-type="float" office:value="196.85" calcext:value-type="float">
            <text:p>196,85</text:p>
          </table:table-cell>
          <table:table-cell office:value-type="float" office:value="0" calcext:value-type="float">
            <text:p>0</text:p>
          </table:table-cell>
          <table:table-cell table:number-columns-repeated="2"/>
          <table:table-cell table:formula="of:=COM.MICROSOFT.CONCAT(&quot;(&quot;; [.$A64]; &quot;, &quot;; [.$B64]; &quot;, &quot;; TEXT([.$C64];&quot;###.###&quot;); &quot;, &quot;; [.$D64]; &quot;), &quot;;)" office:value-type="string" office:string-value="(62, 62, 196.85, 0), " calcext:value-type="string">
            <text:p>(62, 62, 196.85, 0), </text:p>
          </table:table-cell>
          <table:table-cell table:number-columns-repeated="1017"/>
        </table:table-row>
        <table:table-row table:style-name="ro1">
          <table:table-cell table:number-columns-repeated="2" office:value-type="float" office:value="63" calcext:value-type="float">
            <text:p>63</text:p>
          </table:table-cell>
          <table:table-cell table:formula="of:=25.4/8*[.B65]" office:value-type="float" office:value="200.025" calcext:value-type="float">
            <text:p>200,025</text:p>
          </table:table-cell>
          <table:table-cell office:value-type="float" office:value="0" calcext:value-type="float">
            <text:p>0</text:p>
          </table:table-cell>
          <table:table-cell table:number-columns-repeated="2"/>
          <table:table-cell table:formula="of:=COM.MICROSOFT.CONCAT(&quot;(&quot;; [.$A65]; &quot;, &quot;; [.$B65]; &quot;, &quot;; TEXT([.$C65];&quot;###.###&quot;); &quot;, &quot;; [.$D65]; &quot;), &quot;;)" office:value-type="string" office:string-value="(63, 63, 200.025, 0), " calcext:value-type="string">
            <text:p>(63, 63, 200.025, 0), </text:p>
          </table:table-cell>
          <table:table-cell table:number-columns-repeated="1017"/>
        </table:table-row>
        <table:table-row table:style-name="ro1">
          <table:table-cell table:number-columns-repeated="2" office:value-type="float" office:value="64" calcext:value-type="float">
            <text:p>64</text:p>
          </table:table-cell>
          <table:table-cell table:formula="of:=25.4/8*[.B66]" office:value-type="float" office:value="203.2" calcext:value-type="float">
            <text:p>203,2</text:p>
          </table:table-cell>
          <table:table-cell office:value-type="float" office:value="0" calcext:value-type="float">
            <text:p>0</text:p>
          </table:table-cell>
          <table:table-cell table:number-columns-repeated="2"/>
          <table:table-cell table:formula="of:=COM.MICROSOFT.CONCAT(&quot;(&quot;; [.$A66]; &quot;, &quot;; [.$B66]; &quot;, &quot;; TEXT([.$C66];&quot;###.###&quot;); &quot;, &quot;; [.$D66]; &quot;), &quot;;)" office:value-type="string" office:string-value="(64, 64, 203.2, 0), " calcext:value-type="string">
            <text:p>(64, 64, 203.2, 0), </text:p>
          </table:table-cell>
          <table:table-cell table:number-columns-repeated="1017"/>
        </table:table-row>
        <table:table-row table:style-name="ro1">
          <table:table-cell table:number-columns-repeated="2" office:value-type="float" office:value="65" calcext:value-type="float">
            <text:p>65</text:p>
          </table:table-cell>
          <table:table-cell table:formula="of:=25.4/8*[.B67]" office:value-type="float" office:value="206.375" calcext:value-type="float">
            <text:p>206,375</text:p>
          </table:table-cell>
          <table:table-cell office:value-type="float" office:value="0" calcext:value-type="float">
            <text:p>0</text:p>
          </table:table-cell>
          <table:table-cell table:number-columns-repeated="2"/>
          <table:table-cell table:formula="of:=COM.MICROSOFT.CONCAT(&quot;(&quot;; [.$A67]; &quot;, &quot;; [.$B67]; &quot;, &quot;; TEXT([.$C67];&quot;###.###&quot;); &quot;, &quot;; [.$D67]; &quot;), &quot;;)" office:value-type="string" office:string-value="(65, 65, 206.375, 0), " calcext:value-type="string">
            <text:p>(65, 65, 206.375, 0), </text:p>
          </table:table-cell>
          <table:table-cell table:number-columns-repeated="1017"/>
        </table:table-row>
        <table:table-row table:style-name="ro1">
          <table:table-cell table:number-columns-repeated="2" office:value-type="float" office:value="66" calcext:value-type="float">
            <text:p>66</text:p>
          </table:table-cell>
          <table:table-cell table:formula="of:=25.4/8*[.B68]" office:value-type="float" office:value="209.55" calcext:value-type="float">
            <text:p>209,55</text:p>
          </table:table-cell>
          <table:table-cell office:value-type="float" office:value="1" calcext:value-type="float">
            <text:p>1</text:p>
          </table:table-cell>
          <table:table-cell table:number-columns-repeated="2"/>
          <table:table-cell table:formula="of:=COM.MICROSOFT.CONCAT(&quot;(&quot;; [.$A68]; &quot;, &quot;; [.$B68]; &quot;, &quot;; TEXT([.$C68];&quot;###.###&quot;); &quot;, &quot;; [.$D68]; &quot;), &quot;;)" office:value-type="string" office:string-value="(66, 66, 209.55, 1), " calcext:value-type="string">
            <text:p>(66, 66, 209.55, 1), </text:p>
          </table:table-cell>
          <table:table-cell table:number-columns-repeated="1017"/>
        </table:table-row>
        <table:table-row table:style-name="ro1">
          <table:table-cell table:number-columns-repeated="2" office:value-type="float" office:value="67" calcext:value-type="float">
            <text:p>67</text:p>
          </table:table-cell>
          <table:table-cell table:formula="of:=25.4/8*[.B69]" office:value-type="float" office:value="212.725" calcext:value-type="float">
            <text:p>212,725</text:p>
          </table:table-cell>
          <table:table-cell office:value-type="float" office:value="0" calcext:value-type="float">
            <text:p>0</text:p>
          </table:table-cell>
          <table:table-cell table:number-columns-repeated="2"/>
          <table:table-cell table:formula="of:=COM.MICROSOFT.CONCAT(&quot;(&quot;; [.$A69]; &quot;, &quot;; [.$B69]; &quot;, &quot;; TEXT([.$C69];&quot;###.###&quot;); &quot;, &quot;; [.$D69]; &quot;), &quot;;)" office:value-type="string" office:string-value="(67, 67, 212.725, 0), " calcext:value-type="string">
            <text:p>(67, 67, 212.725, 0), </text:p>
          </table:table-cell>
          <table:table-cell table:number-columns-repeated="1017"/>
        </table:table-row>
        <table:table-row table:style-name="ro1">
          <table:table-cell table:number-columns-repeated="2" office:value-type="float" office:value="68" calcext:value-type="float">
            <text:p>68</text:p>
          </table:table-cell>
          <table:table-cell table:formula="of:=25.4/8*[.B70]" office:value-type="float" office:value="215.9" calcext:value-type="float">
            <text:p>215,9</text:p>
          </table:table-cell>
          <table:table-cell office:value-type="float" office:value="0" calcext:value-type="float">
            <text:p>0</text:p>
          </table:table-cell>
          <table:table-cell table:number-columns-repeated="2"/>
          <table:table-cell table:formula="of:=COM.MICROSOFT.CONCAT(&quot;(&quot;; [.$A70]; &quot;, &quot;; [.$B70]; &quot;, &quot;; TEXT([.$C70];&quot;###.###&quot;); &quot;, &quot;; [.$D70]; &quot;), &quot;;)" office:value-type="string" office:string-value="(68, 68, 215.9, 0), " calcext:value-type="string">
            <text:p>(68, 68, 215.9, 0), </text:p>
          </table:table-cell>
          <table:table-cell table:number-columns-repeated="1017"/>
        </table:table-row>
        <table:table-row table:style-name="ro1">
          <table:table-cell table:number-columns-repeated="2" office:value-type="float" office:value="69" calcext:value-type="float">
            <text:p>69</text:p>
          </table:table-cell>
          <table:table-cell table:formula="of:=25.4/8*[.B71]" office:value-type="float" office:value="219.075" calcext:value-type="float">
            <text:p>219,075</text:p>
          </table:table-cell>
          <table:table-cell office:value-type="float" office:value="0" calcext:value-type="float">
            <text:p>0</text:p>
          </table:table-cell>
          <table:table-cell table:number-columns-repeated="2"/>
          <table:table-cell table:formula="of:=COM.MICROSOFT.CONCAT(&quot;(&quot;; [.$A71]; &quot;, &quot;; [.$B71]; &quot;, &quot;; TEXT([.$C71];&quot;###.###&quot;); &quot;, &quot;; [.$D71]; &quot;), &quot;;)" office:value-type="string" office:string-value="(69, 69, 219.075, 0), " calcext:value-type="string">
            <text:p>(69, 69, 219.075, 0), </text:p>
          </table:table-cell>
          <table:table-cell table:number-columns-repeated="1017"/>
        </table:table-row>
        <table:table-row table:style-name="ro1">
          <table:table-cell table:number-columns-repeated="2" office:value-type="float" office:value="70" calcext:value-type="float">
            <text:p>70</text:p>
          </table:table-cell>
          <table:table-cell table:formula="of:=25.4/8*[.B72]" office:value-type="float" office:value="222.25" calcext:value-type="float">
            <text:p>222,25</text:p>
          </table:table-cell>
          <table:table-cell office:value-type="float" office:value="0" calcext:value-type="float">
            <text:p>0</text:p>
          </table:table-cell>
          <table:table-cell table:number-columns-repeated="2"/>
          <table:table-cell table:formula="of:=COM.MICROSOFT.CONCAT(&quot;(&quot;; [.$A72]; &quot;, &quot;; [.$B72]; &quot;, &quot;; TEXT([.$C72];&quot;###.###&quot;); &quot;, &quot;; [.$D72]; &quot;), &quot;;)" office:value-type="string" office:string-value="(70, 70, 222.25, 0), " calcext:value-type="string">
            <text:p>(70, 70, 222.25, 0), </text:p>
          </table:table-cell>
          <table:table-cell table:number-columns-repeated="1017"/>
        </table:table-row>
        <table:table-row table:style-name="ro1">
          <table:table-cell table:number-columns-repeated="2" office:value-type="float" office:value="71" calcext:value-type="float">
            <text:p>71</text:p>
          </table:table-cell>
          <table:table-cell table:formula="of:=25.4/8*[.B73]" office:value-type="float" office:value="225.425" calcext:value-type="float">
            <text:p>225,425</text:p>
          </table:table-cell>
          <table:table-cell office:value-type="float" office:value="0" calcext:value-type="float">
            <text:p>0</text:p>
          </table:table-cell>
          <table:table-cell table:number-columns-repeated="2"/>
          <table:table-cell table:formula="of:=COM.MICROSOFT.CONCAT(&quot;(&quot;; [.$A73]; &quot;, &quot;; [.$B73]; &quot;, &quot;; TEXT([.$C73];&quot;###.###&quot;); &quot;, &quot;; [.$D73]; &quot;), &quot;;)" office:value-type="string" office:string-value="(71, 71, 225.425, 0), " calcext:value-type="string">
            <text:p>(71, 71, 225.425, 0), </text:p>
          </table:table-cell>
          <table:table-cell table:number-columns-repeated="1017"/>
        </table:table-row>
        <table:table-row table:style-name="ro1">
          <table:table-cell table:number-columns-repeated="2" office:value-type="float" office:value="72" calcext:value-type="float">
            <text:p>72</text:p>
          </table:table-cell>
          <table:table-cell table:formula="of:=25.4/8*[.B74]" office:value-type="float" office:value="228.6" calcext:value-type="float">
            <text:p>228,6</text:p>
          </table:table-cell>
          <table:table-cell office:value-type="float" office:value="0" calcext:value-type="float">
            <text:p>0</text:p>
          </table:table-cell>
          <table:table-cell table:number-columns-repeated="2"/>
          <table:table-cell table:formula="of:=COM.MICROSOFT.CONCAT(&quot;(&quot;; [.$A74]; &quot;, &quot;; [.$B74]; &quot;, &quot;; TEXT([.$C74];&quot;###.###&quot;); &quot;, &quot;; [.$D74]; &quot;), &quot;;)" office:value-type="string" office:string-value="(72, 72, 228.6, 0), " calcext:value-type="string">
            <text:p>(72, 72, 228.6, 0), </text:p>
          </table:table-cell>
          <table:table-cell table:number-columns-repeated="1017"/>
        </table:table-row>
        <table:table-row table:style-name="ro1">
          <table:table-cell table:number-columns-repeated="2" office:value-type="float" office:value="73" calcext:value-type="float">
            <text:p>73</text:p>
          </table:table-cell>
          <table:table-cell table:formula="of:=25.4/8*[.B75]" office:value-type="float" office:value="231.775" calcext:value-type="float">
            <text:p>231,775</text:p>
          </table:table-cell>
          <table:table-cell office:value-type="float" office:value="0" calcext:value-type="float">
            <text:p>0</text:p>
          </table:table-cell>
          <table:table-cell table:number-columns-repeated="2"/>
          <table:table-cell table:formula="of:=COM.MICROSOFT.CONCAT(&quot;(&quot;; [.$A75]; &quot;, &quot;; [.$B75]; &quot;, &quot;; TEXT([.$C75];&quot;###.###&quot;); &quot;, &quot;; [.$D75]; &quot;), &quot;;)" office:value-type="string" office:string-value="(73, 73, 231.775, 0), " calcext:value-type="string">
            <text:p>(73, 73, 231.775, 0), </text:p>
          </table:table-cell>
          <table:table-cell table:number-columns-repeated="1017"/>
        </table:table-row>
        <table:table-row table:style-name="ro1">
          <table:table-cell table:number-columns-repeated="2" office:value-type="float" office:value="74" calcext:value-type="float">
            <text:p>74</text:p>
          </table:table-cell>
          <table:table-cell table:formula="of:=25.4/8*[.B76]" office:value-type="float" office:value="234.95" calcext:value-type="float">
            <text:p>234,95</text:p>
          </table:table-cell>
          <table:table-cell office:value-type="float" office:value="0" calcext:value-type="float">
            <text:p>0</text:p>
          </table:table-cell>
          <table:table-cell table:number-columns-repeated="2"/>
          <table:table-cell table:formula="of:=COM.MICROSOFT.CONCAT(&quot;(&quot;; [.$A76]; &quot;, &quot;; [.$B76]; &quot;, &quot;; TEXT([.$C76];&quot;###.###&quot;); &quot;, &quot;; [.$D76]; &quot;), &quot;;)" office:value-type="string" office:string-value="(74, 74, 234.95, 0), " calcext:value-type="string">
            <text:p>(74, 74, 234.95, 0), </text:p>
          </table:table-cell>
          <table:table-cell table:number-columns-repeated="1017"/>
        </table:table-row>
        <table:table-row table:style-name="ro1">
          <table:table-cell table:number-columns-repeated="2" office:value-type="float" office:value="75" calcext:value-type="float">
            <text:p>75</text:p>
          </table:table-cell>
          <table:table-cell table:formula="of:=25.4/8*[.B77]" office:value-type="float" office:value="238.125" calcext:value-type="float">
            <text:p>238,125</text:p>
          </table:table-cell>
          <table:table-cell office:value-type="float" office:value="0" calcext:value-type="float">
            <text:p>0</text:p>
          </table:table-cell>
          <table:table-cell table:number-columns-repeated="2"/>
          <table:table-cell table:formula="of:=COM.MICROSOFT.CONCAT(&quot;(&quot;; [.$A77]; &quot;, &quot;; [.$B77]; &quot;, &quot;; TEXT([.$C77];&quot;###.###&quot;); &quot;, &quot;; [.$D77]; &quot;), &quot;;)" office:value-type="string" office:string-value="(75, 75, 238.125, 0), " calcext:value-type="string">
            <text:p>(75, 75, 238.125, 0), </text:p>
          </table:table-cell>
          <table:table-cell table:number-columns-repeated="1017"/>
        </table:table-row>
        <table:table-row table:style-name="ro1">
          <table:table-cell table:number-columns-repeated="2" office:value-type="float" office:value="76" calcext:value-type="float">
            <text:p>76</text:p>
          </table:table-cell>
          <table:table-cell table:formula="of:=25.4/8*[.B78]" office:value-type="float" office:value="241.3" calcext:value-type="float">
            <text:p>241,3</text:p>
          </table:table-cell>
          <table:table-cell office:value-type="float" office:value="1" calcext:value-type="float">
            <text:p>1</text:p>
          </table:table-cell>
          <table:table-cell table:number-columns-repeated="2"/>
          <table:table-cell table:formula="of:=COM.MICROSOFT.CONCAT(&quot;(&quot;; [.$A78]; &quot;, &quot;; [.$B78]; &quot;, &quot;; TEXT([.$C78];&quot;###.###&quot;); &quot;, &quot;; [.$D78]; &quot;), &quot;;)" office:value-type="string" office:string-value="(76, 76, 241.3, 1), " calcext:value-type="string">
            <text:p>(76, 76, 241.3, 1), </text:p>
          </table:table-cell>
          <table:table-cell table:number-columns-repeated="1017"/>
        </table:table-row>
        <table:table-row table:style-name="ro1">
          <table:table-cell table:number-columns-repeated="2" office:value-type="float" office:value="77" calcext:value-type="float">
            <text:p>77</text:p>
          </table:table-cell>
          <table:table-cell table:formula="of:=25.4/8*[.B79]" office:value-type="float" office:value="244.475" calcext:value-type="float">
            <text:p>244,475</text:p>
          </table:table-cell>
          <table:table-cell office:value-type="float" office:value="0" calcext:value-type="float">
            <text:p>0</text:p>
          </table:table-cell>
          <table:table-cell table:number-columns-repeated="2"/>
          <table:table-cell table:formula="of:=COM.MICROSOFT.CONCAT(&quot;(&quot;; [.$A79]; &quot;, &quot;; [.$B79]; &quot;, &quot;; TEXT([.$C79];&quot;###.###&quot;); &quot;, &quot;; [.$D79]; &quot;), &quot;;)" office:value-type="string" office:string-value="(77, 77, 244.475, 0), " calcext:value-type="string">
            <text:p>(77, 77, 244.475, 0), </text:p>
          </table:table-cell>
          <table:table-cell table:number-columns-repeated="1017"/>
        </table:table-row>
        <table:table-row table:style-name="ro1">
          <table:table-cell table:number-columns-repeated="2" office:value-type="float" office:value="78" calcext:value-type="float">
            <text:p>78</text:p>
          </table:table-cell>
          <table:table-cell table:formula="of:=25.4/8*[.B80]" office:value-type="float" office:value="247.65" calcext:value-type="float">
            <text:p>247,65</text:p>
          </table:table-cell>
          <table:table-cell office:value-type="float" office:value="1" calcext:value-type="float">
            <text:p>1</text:p>
          </table:table-cell>
          <table:table-cell table:number-columns-repeated="2"/>
          <table:table-cell table:formula="of:=COM.MICROSOFT.CONCAT(&quot;(&quot;; [.$A80]; &quot;, &quot;; [.$B80]; &quot;, &quot;; TEXT([.$C80];&quot;###.###&quot;); &quot;, &quot;; [.$D80]; &quot;), &quot;;)" office:value-type="string" office:string-value="(78, 78, 247.65, 1), " calcext:value-type="string">
            <text:p>(78, 78, 247.65, 1), </text:p>
          </table:table-cell>
          <table:table-cell table:number-columns-repeated="1017"/>
        </table:table-row>
        <table:table-row table:style-name="ro1">
          <table:table-cell table:number-columns-repeated="2" office:value-type="float" office:value="79" calcext:value-type="float">
            <text:p>79</text:p>
          </table:table-cell>
          <table:table-cell table:formula="of:=25.4/8*[.B81]" office:value-type="float" office:value="250.825" calcext:value-type="float">
            <text:p>250,825</text:p>
          </table:table-cell>
          <table:table-cell office:value-type="float" office:value="0" calcext:value-type="float">
            <text:p>0</text:p>
          </table:table-cell>
          <table:table-cell table:number-columns-repeated="2"/>
          <table:table-cell table:formula="of:=COM.MICROSOFT.CONCAT(&quot;(&quot;; [.$A81]; &quot;, &quot;; [.$B81]; &quot;, &quot;; TEXT([.$C81];&quot;###.###&quot;); &quot;, &quot;; [.$D81]; &quot;), &quot;;)" office:value-type="string" office:string-value="(79, 79, 250.825, 0), " calcext:value-type="string">
            <text:p>(79, 79, 250.825, 0), </text:p>
          </table:table-cell>
          <table:table-cell table:number-columns-repeated="1017"/>
        </table:table-row>
        <table:table-row table:style-name="ro1">
          <table:table-cell table:number-columns-repeated="2" office:value-type="float" office:value="80" calcext:value-type="float">
            <text:p>80</text:p>
          </table:table-cell>
          <table:table-cell table:formula="of:=25.4/8*[.B82]" office:value-type="float" office:value="254" calcext:value-type="float">
            <text:p>254</text:p>
          </table:table-cell>
          <table:table-cell office:value-type="float" office:value="1" calcext:value-type="float">
            <text:p>1</text:p>
          </table:table-cell>
          <table:table-cell table:number-columns-repeated="2"/>
          <table:table-cell table:formula="of:=COM.MICROSOFT.CONCAT(&quot;(&quot;; [.$A82]; &quot;, &quot;; [.$B82]; &quot;, &quot;; TEXT([.$C82];&quot;###.###&quot;); &quot;, &quot;; [.$D82]; &quot;), &quot;;)" office:value-type="string" office:string-value="(80, 80, 254, 1), " calcext:value-type="string">
            <text:p>(80, 80, 254, 1), </text:p>
          </table:table-cell>
          <table:table-cell table:number-columns-repeated="1017"/>
        </table:table-row>
        <table:table-row table:style-name="ro1">
          <table:table-cell table:number-columns-repeated="2" office:value-type="float" office:value="81" calcext:value-type="float">
            <text:p>81</text:p>
          </table:table-cell>
          <table:table-cell table:formula="of:=25.4/8*[.B83]" office:value-type="float" office:value="257.175" calcext:value-type="float">
            <text:p>257,175</text:p>
          </table:table-cell>
          <table:table-cell office:value-type="float" office:value="0" calcext:value-type="float">
            <text:p>0</text:p>
          </table:table-cell>
          <table:table-cell table:number-columns-repeated="2"/>
          <table:table-cell table:formula="of:=COM.MICROSOFT.CONCAT(&quot;(&quot;; [.$A83]; &quot;, &quot;; [.$B83]; &quot;, &quot;; TEXT([.$C83];&quot;###.###&quot;); &quot;, &quot;; [.$D83]; &quot;), &quot;;)" office:value-type="string" office:string-value="(81, 81, 257.175, 0), " calcext:value-type="string">
            <text:p>(81, 81, 257.175, 0), </text:p>
          </table:table-cell>
          <table:table-cell table:number-columns-repeated="1017"/>
        </table:table-row>
        <table:table-row table:style-name="ro1">
          <table:table-cell table:number-columns-repeated="2" office:value-type="float" office:value="82" calcext:value-type="float">
            <text:p>82</text:p>
          </table:table-cell>
          <table:table-cell table:formula="of:=25.4/8*[.B84]" office:value-type="float" office:value="260.35" calcext:value-type="float">
            <text:p>260,35</text:p>
          </table:table-cell>
          <table:table-cell office:value-type="float" office:value="0" calcext:value-type="float">
            <text:p>0</text:p>
          </table:table-cell>
          <table:table-cell table:number-columns-repeated="2"/>
          <table:table-cell table:formula="of:=COM.MICROSOFT.CONCAT(&quot;(&quot;; [.$A84]; &quot;, &quot;; [.$B84]; &quot;, &quot;; TEXT([.$C84];&quot;###.###&quot;); &quot;, &quot;; [.$D84]; &quot;), &quot;;)" office:value-type="string" office:string-value="(82, 82, 260.35, 0), " calcext:value-type="string">
            <text:p>(82, 82, 260.35, 0), </text:p>
          </table:table-cell>
          <table:table-cell table:number-columns-repeated="1017"/>
        </table:table-row>
        <table:table-row table:style-name="ro1">
          <table:table-cell table:number-columns-repeated="2" office:value-type="float" office:value="83" calcext:value-type="float">
            <text:p>83</text:p>
          </table:table-cell>
          <table:table-cell table:formula="of:=25.4/8*[.B85]" office:value-type="float" office:value="263.525" calcext:value-type="float">
            <text:p>263,525</text:p>
          </table:table-cell>
          <table:table-cell office:value-type="float" office:value="0" calcext:value-type="float">
            <text:p>0</text:p>
          </table:table-cell>
          <table:table-cell table:number-columns-repeated="2"/>
          <table:table-cell table:formula="of:=COM.MICROSOFT.CONCAT(&quot;(&quot;; [.$A85]; &quot;, &quot;; [.$B85]; &quot;, &quot;; TEXT([.$C85];&quot;###.###&quot;); &quot;, &quot;; [.$D85]; &quot;), &quot;;)" office:value-type="string" office:string-value="(83, 83, 263.525, 0), " calcext:value-type="string">
            <text:p>(83, 83, 263.525, 0), </text:p>
          </table:table-cell>
          <table:table-cell table:number-columns-repeated="1017"/>
        </table:table-row>
        <table:table-row table:style-name="ro1">
          <table:table-cell table:number-columns-repeated="2" office:value-type="float" office:value="84" calcext:value-type="float">
            <text:p>84</text:p>
          </table:table-cell>
          <table:table-cell table:formula="of:=25.4/8*[.B86]" office:value-type="float" office:value="266.7" calcext:value-type="float">
            <text:p>266,7</text:p>
          </table:table-cell>
          <table:table-cell office:value-type="float" office:value="0" calcext:value-type="float">
            <text:p>0</text:p>
          </table:table-cell>
          <table:table-cell table:number-columns-repeated="2"/>
          <table:table-cell table:formula="of:=COM.MICROSOFT.CONCAT(&quot;(&quot;; [.$A86]; &quot;, &quot;; [.$B86]; &quot;, &quot;; TEXT([.$C86];&quot;###.###&quot;); &quot;, &quot;; [.$D86]; &quot;), &quot;;)" office:value-type="string" office:string-value="(84, 84, 266.7, 0), " calcext:value-type="string">
            <text:p>(84, 84, 266.7, 0), </text:p>
          </table:table-cell>
          <table:table-cell table:number-columns-repeated="1017"/>
        </table:table-row>
        <table:table-row table:style-name="ro1">
          <table:table-cell table:number-columns-repeated="2" office:value-type="float" office:value="85" calcext:value-type="float">
            <text:p>85</text:p>
          </table:table-cell>
          <table:table-cell table:formula="of:=25.4/8*[.B87]" office:value-type="float" office:value="269.875" calcext:value-type="float">
            <text:p>269,875</text:p>
          </table:table-cell>
          <table:table-cell office:value-type="float" office:value="0" calcext:value-type="float">
            <text:p>0</text:p>
          </table:table-cell>
          <table:table-cell table:number-columns-repeated="2"/>
          <table:table-cell table:formula="of:=COM.MICROSOFT.CONCAT(&quot;(&quot;; [.$A87]; &quot;, &quot;; [.$B87]; &quot;, &quot;; TEXT([.$C87];&quot;###.###&quot;); &quot;, &quot;; [.$D87]; &quot;), &quot;;)" office:value-type="string" office:string-value="(85, 85, 269.875, 0), " calcext:value-type="string">
            <text:p>(85, 85, 269.875, 0), </text:p>
          </table:table-cell>
          <table:table-cell table:number-columns-repeated="1017"/>
        </table:table-row>
        <table:table-row table:style-name="ro1">
          <table:table-cell table:number-columns-repeated="2" office:value-type="float" office:value="86" calcext:value-type="float">
            <text:p>86</text:p>
          </table:table-cell>
          <table:table-cell table:formula="of:=25.4/8*[.B88]" office:value-type="float" office:value="273.05" calcext:value-type="float">
            <text:p>273,05</text:p>
          </table:table-cell>
          <table:table-cell office:value-type="float" office:value="0" calcext:value-type="float">
            <text:p>0</text:p>
          </table:table-cell>
          <table:table-cell table:number-columns-repeated="2"/>
          <table:table-cell table:formula="of:=COM.MICROSOFT.CONCAT(&quot;(&quot;; [.$A88]; &quot;, &quot;; [.$B88]; &quot;, &quot;; TEXT([.$C88];&quot;###.###&quot;); &quot;, &quot;; [.$D88]; &quot;), &quot;;)" office:value-type="string" office:string-value="(86, 86, 273.05, 0), " calcext:value-type="string">
            <text:p>(86, 86, 273.05, 0), </text:p>
          </table:table-cell>
          <table:table-cell table:number-columns-repeated="1017"/>
        </table:table-row>
        <table:table-row table:style-name="ro1">
          <table:table-cell table:number-columns-repeated="2" office:value-type="float" office:value="87" calcext:value-type="float">
            <text:p>87</text:p>
          </table:table-cell>
          <table:table-cell table:formula="of:=25.4/8*[.B89]" office:value-type="float" office:value="276.225" calcext:value-type="float">
            <text:p>276,225</text:p>
          </table:table-cell>
          <table:table-cell office:value-type="float" office:value="0" calcext:value-type="float">
            <text:p>0</text:p>
          </table:table-cell>
          <table:table-cell table:number-columns-repeated="2"/>
          <table:table-cell table:formula="of:=COM.MICROSOFT.CONCAT(&quot;(&quot;; [.$A89]; &quot;, &quot;; [.$B89]; &quot;, &quot;; TEXT([.$C89];&quot;###.###&quot;); &quot;, &quot;; [.$D89]; &quot;), &quot;;)" office:value-type="string" office:string-value="(87, 87, 276.225, 0), " calcext:value-type="string">
            <text:p>(87, 87, 276.225, 0), </text:p>
          </table:table-cell>
          <table:table-cell table:number-columns-repeated="1017"/>
        </table:table-row>
        <table:table-row table:style-name="ro1">
          <table:table-cell table:number-columns-repeated="2" office:value-type="float" office:value="88" calcext:value-type="float">
            <text:p>88</text:p>
          </table:table-cell>
          <table:table-cell table:formula="of:=25.4/8*[.B90]" office:value-type="float" office:value="279.4" calcext:value-type="float">
            <text:p>279,4</text:p>
          </table:table-cell>
          <table:table-cell office:value-type="float" office:value="1" calcext:value-type="float">
            <text:p>1</text:p>
          </table:table-cell>
          <table:table-cell table:number-columns-repeated="2"/>
          <table:table-cell table:formula="of:=COM.MICROSOFT.CONCAT(&quot;(&quot;; [.$A90]; &quot;, &quot;; [.$B90]; &quot;, &quot;; TEXT([.$C90];&quot;###.###&quot;); &quot;, &quot;; [.$D90]; &quot;), &quot;;)" office:value-type="string" office:string-value="(88, 88, 279.4, 1), " calcext:value-type="string">
            <text:p>(88, 88, 279.4, 1), </text:p>
          </table:table-cell>
          <table:table-cell table:number-columns-repeated="1017"/>
        </table:table-row>
        <table:table-row table:style-name="ro1">
          <table:table-cell table:number-columns-repeated="2" office:value-type="float" office:value="89" calcext:value-type="float">
            <text:p>89</text:p>
          </table:table-cell>
          <table:table-cell table:formula="of:=25.4/8*[.B91]" office:value-type="float" office:value="282.575" calcext:value-type="float">
            <text:p>282,575</text:p>
          </table:table-cell>
          <table:table-cell office:value-type="float" office:value="1" calcext:value-type="float">
            <text:p>1</text:p>
          </table:table-cell>
          <table:table-cell table:number-columns-repeated="2"/>
          <table:table-cell table:formula="of:=COM.MICROSOFT.CONCAT(&quot;(&quot;; [.$A91]; &quot;, &quot;; [.$B91]; &quot;, &quot;; TEXT([.$C91];&quot;###.###&quot;); &quot;, &quot;; [.$D91]; &quot;), &quot;;)" office:value-type="string" office:string-value="(89, 89, 282.575, 1), " calcext:value-type="string">
            <text:p>(89, 89, 282.575, 1), </text:p>
          </table:table-cell>
          <table:table-cell table:number-columns-repeated="1017"/>
        </table:table-row>
        <table:table-row table:style-name="ro1">
          <table:table-cell table:number-columns-repeated="2" office:value-type="float" office:value="90" calcext:value-type="float">
            <text:p>90</text:p>
          </table:table-cell>
          <table:table-cell table:formula="of:=25.4/8*[.B92]" office:value-type="float" office:value="285.75" calcext:value-type="float">
            <text:p>285,75</text:p>
          </table:table-cell>
          <table:table-cell office:value-type="float" office:value="0" calcext:value-type="float">
            <text:p>0</text:p>
          </table:table-cell>
          <table:table-cell table:number-columns-repeated="2"/>
          <table:table-cell table:formula="of:=COM.MICROSOFT.CONCAT(&quot;(&quot;; [.$A92]; &quot;, &quot;; [.$B92]; &quot;, &quot;; TEXT([.$C92];&quot;###.###&quot;); &quot;, &quot;; [.$D92]; &quot;), &quot;;)" office:value-type="string" office:string-value="(90, 90, 285.75, 0), " calcext:value-type="string">
            <text:p>(90, 90, 285.75, 0), </text:p>
          </table:table-cell>
          <table:table-cell table:number-columns-repeated="1017"/>
        </table:table-row>
        <table:table-row table:style-name="ro1">
          <table:table-cell table:number-columns-repeated="2" office:value-type="float" office:value="91" calcext:value-type="float">
            <text:p>91</text:p>
          </table:table-cell>
          <table:table-cell table:formula="of:=25.4/8*[.B93]" office:value-type="float" office:value="288.925" calcext:value-type="float">
            <text:p>288,925</text:p>
          </table:table-cell>
          <table:table-cell office:value-type="float" office:value="1" calcext:value-type="float">
            <text:p>1</text:p>
          </table:table-cell>
          <table:table-cell table:number-columns-repeated="2"/>
          <table:table-cell table:formula="of:=COM.MICROSOFT.CONCAT(&quot;(&quot;; [.$A93]; &quot;, &quot;; [.$B93]; &quot;, &quot;; TEXT([.$C93];&quot;###.###&quot;); &quot;, &quot;; [.$D93]; &quot;), &quot;;)" office:value-type="string" office:string-value="(91, 91, 288.925, 1), " calcext:value-type="string">
            <text:p>(91, 91, 288.925, 1), </text:p>
          </table:table-cell>
          <table:table-cell table:number-columns-repeated="1017"/>
        </table:table-row>
        <table:table-row table:style-name="ro1">
          <table:table-cell table:number-columns-repeated="2" office:value-type="float" office:value="92" calcext:value-type="float">
            <text:p>92</text:p>
          </table:table-cell>
          <table:table-cell table:formula="of:=25.4/8*[.B94]" office:value-type="float" office:value="292.1" calcext:value-type="float">
            <text:p>292,1</text:p>
          </table:table-cell>
          <table:table-cell office:value-type="float" office:value="0" calcext:value-type="float">
            <text:p>0</text:p>
          </table:table-cell>
          <table:table-cell table:number-columns-repeated="2"/>
          <table:table-cell table:formula="of:=COM.MICROSOFT.CONCAT(&quot;(&quot;; [.$A94]; &quot;, &quot;; [.$B94]; &quot;, &quot;; TEXT([.$C94];&quot;###.###&quot;); &quot;, &quot;; [.$D94]; &quot;), &quot;;)" office:value-type="string" office:string-value="(92, 92, 292.1, 0), " calcext:value-type="string">
            <text:p>(92, 92, 292.1, 0), </text:p>
          </table:table-cell>
          <table:table-cell table:number-columns-repeated="1017"/>
        </table:table-row>
        <table:table-row table:style-name="ro1">
          <table:table-cell table:number-columns-repeated="2" office:value-type="float" office:value="93" calcext:value-type="float">
            <text:p>93</text:p>
          </table:table-cell>
          <table:table-cell table:formula="of:=25.4/8*[.B95]" office:value-type="float" office:value="295.275" calcext:value-type="float">
            <text:p>295,275</text:p>
          </table:table-cell>
          <table:table-cell office:value-type="float" office:value="0" calcext:value-type="float">
            <text:p>0</text:p>
          </table:table-cell>
          <table:table-cell table:number-columns-repeated="2"/>
          <table:table-cell table:formula="of:=COM.MICROSOFT.CONCAT(&quot;(&quot;; [.$A95]; &quot;, &quot;; [.$B95]; &quot;, &quot;; TEXT([.$C95];&quot;###.###&quot;); &quot;, &quot;; [.$D95]; &quot;), &quot;;)" office:value-type="string" office:string-value="(93, 93, 295.275, 0), " calcext:value-type="string">
            <text:p>(93, 93, 295.275, 0), </text:p>
          </table:table-cell>
          <table:table-cell table:number-columns-repeated="1017"/>
        </table:table-row>
        <table:table-row table:style-name="ro1">
          <table:table-cell table:number-columns-repeated="2" office:value-type="float" office:value="94" calcext:value-type="float">
            <text:p>94</text:p>
          </table:table-cell>
          <table:table-cell table:formula="of:=25.4/8*[.B96]" office:value-type="float" office:value="298.45" calcext:value-type="float">
            <text:p>298,45</text:p>
          </table:table-cell>
          <table:table-cell office:value-type="float" office:value="1" calcext:value-type="float">
            <text:p>1</text:p>
          </table:table-cell>
          <table:table-cell table:number-columns-repeated="2"/>
          <table:table-cell table:formula="of:=COM.MICROSOFT.CONCAT(&quot;(&quot;; [.$A96]; &quot;, &quot;; [.$B96]; &quot;, &quot;; TEXT([.$C96];&quot;###.###&quot;); &quot;, &quot;; [.$D96]; &quot;), &quot;;)" office:value-type="string" office:string-value="(94, 94, 298.45, 1), " calcext:value-type="string">
            <text:p>(94, 94, 298.45, 1), </text:p>
          </table:table-cell>
          <table:table-cell table:number-columns-repeated="1017"/>
        </table:table-row>
        <table:table-row table:style-name="ro1">
          <table:table-cell table:number-columns-repeated="2" office:value-type="float" office:value="95" calcext:value-type="float">
            <text:p>95</text:p>
          </table:table-cell>
          <table:table-cell table:formula="of:=25.4/8*[.B97]" office:value-type="float" office:value="301.625" calcext:value-type="float">
            <text:p>301,625</text:p>
          </table:table-cell>
          <table:table-cell office:value-type="float" office:value="0" calcext:value-type="float">
            <text:p>0</text:p>
          </table:table-cell>
          <table:table-cell table:number-columns-repeated="2"/>
          <table:table-cell table:formula="of:=COM.MICROSOFT.CONCAT(&quot;(&quot;; [.$A97]; &quot;, &quot;; [.$B97]; &quot;, &quot;; TEXT([.$C97];&quot;###.###&quot;); &quot;, &quot;; [.$D97]; &quot;), &quot;;)" office:value-type="string" office:string-value="(95, 95, 301.625, 0), " calcext:value-type="string">
            <text:p>(95, 95, 301.625, 0), </text:p>
          </table:table-cell>
          <table:table-cell table:number-columns-repeated="1017"/>
        </table:table-row>
        <table:table-row table:style-name="ro1">
          <table:table-cell table:number-columns-repeated="2" office:value-type="float" office:value="96" calcext:value-type="float">
            <text:p>96</text:p>
          </table:table-cell>
          <table:table-cell table:formula="of:=25.4/8*[.B98]" office:value-type="float" office:value="304.8" calcext:value-type="float">
            <text:p>304,8</text:p>
          </table:table-cell>
          <table:table-cell office:value-type="float" office:value="1" calcext:value-type="float">
            <text:p>1</text:p>
          </table:table-cell>
          <table:table-cell table:number-columns-repeated="2"/>
          <table:table-cell table:formula="of:=COM.MICROSOFT.CONCAT(&quot;(&quot;; [.$A98]; &quot;, &quot;; [.$B98]; &quot;, &quot;; TEXT([.$C98];&quot;###.###&quot;); &quot;, &quot;; [.$D98]; &quot;), &quot;;)" office:value-type="string" office:string-value="(96, 96, 304.8, 1), " calcext:value-type="string">
            <text:p>(96, 96, 304.8, 1), </text:p>
          </table:table-cell>
          <table:table-cell table:number-columns-repeated="1017"/>
        </table:table-row>
        <table:table-row table:style-name="ro1">
          <table:table-cell table:number-columns-repeated="2" office:value-type="float" office:value="97" calcext:value-type="float">
            <text:p>97</text:p>
          </table:table-cell>
          <table:table-cell table:formula="of:=25.4/8*[.B99]" office:value-type="float" office:value="307.975" calcext:value-type="float">
            <text:p>307,975</text:p>
          </table:table-cell>
          <table:table-cell office:value-type="float" office:value="0" calcext:value-type="float">
            <text:p>0</text:p>
          </table:table-cell>
          <table:table-cell table:number-columns-repeated="2"/>
          <table:table-cell table:formula="of:=COM.MICROSOFT.CONCAT(&quot;(&quot;; [.$A99]; &quot;, &quot;; [.$B99]; &quot;, &quot;; TEXT([.$C99];&quot;###.###&quot;); &quot;, &quot;; [.$D99]; &quot;), &quot;;)" office:value-type="string" office:string-value="(97, 97, 307.975, 0), " calcext:value-type="string">
            <text:p>(97, 97, 307.975, 0), </text:p>
          </table:table-cell>
          <table:table-cell table:number-columns-repeated="1017"/>
        </table:table-row>
        <table:table-row table:style-name="ro1">
          <table:table-cell table:number-columns-repeated="2" office:value-type="float" office:value="98" calcext:value-type="float">
            <text:p>98</text:p>
          </table:table-cell>
          <table:table-cell table:formula="of:=25.4/8*[.B100]" office:value-type="float" office:value="311.15" calcext:value-type="float">
            <text:p>311,15</text:p>
          </table:table-cell>
          <table:table-cell office:value-type="float" office:value="0" calcext:value-type="float">
            <text:p>0</text:p>
          </table:table-cell>
          <table:table-cell table:number-columns-repeated="2"/>
          <table:table-cell table:formula="of:=COM.MICROSOFT.CONCAT(&quot;(&quot;; [.$A100]; &quot;, &quot;; [.$B100]; &quot;, &quot;; TEXT([.$C100];&quot;###.###&quot;); &quot;, &quot;; [.$D100]; &quot;), &quot;;)" office:value-type="string" office:string-value="(98, 98, 311.15, 0), " calcext:value-type="string">
            <text:p>(98, 98, 311.15, 0), </text:p>
          </table:table-cell>
          <table:table-cell table:number-columns-repeated="1017"/>
        </table:table-row>
        <table:table-row table:style-name="ro1">
          <table:table-cell table:number-columns-repeated="2" office:value-type="float" office:value="99" calcext:value-type="float">
            <text:p>99</text:p>
          </table:table-cell>
          <table:table-cell table:formula="of:=25.4/8*[.B101]" office:value-type="float" office:value="314.325" calcext:value-type="float">
            <text:p>314,325</text:p>
          </table:table-cell>
          <table:table-cell office:value-type="float" office:value="0" calcext:value-type="float">
            <text:p>0</text:p>
          </table:table-cell>
          <table:table-cell table:number-columns-repeated="2"/>
          <table:table-cell table:formula="of:=COM.MICROSOFT.CONCAT(&quot;(&quot;; [.$A101]; &quot;, &quot;; [.$B101]; &quot;, &quot;; TEXT([.$C101];&quot;###.###&quot;); &quot;, &quot;; [.$D101]; &quot;), &quot;;)" office:value-type="string" office:string-value="(99, 99, 314.325, 0), " calcext:value-type="string">
            <text:p>(99, 99, 314.325, 0), </text:p>
          </table:table-cell>
          <table:table-cell table:number-columns-repeated="1017"/>
        </table:table-row>
        <table:table-row table:style-name="ro1">
          <table:table-cell table:number-columns-repeated="2" office:value-type="float" office:value="100" calcext:value-type="float">
            <text:p>100</text:p>
          </table:table-cell>
          <table:table-cell table:formula="of:=25.4/8*[.B102]" office:value-type="float" office:value="317.5" calcext:value-type="float">
            <text:p>317,5</text:p>
          </table:table-cell>
          <table:table-cell office:value-type="float" office:value="0" calcext:value-type="float">
            <text:p>0</text:p>
          </table:table-cell>
          <table:table-cell table:number-columns-repeated="2"/>
          <table:table-cell table:formula="of:=COM.MICROSOFT.CONCAT(&quot;(&quot;; [.$A102]; &quot;, &quot;; [.$B102]; &quot;, &quot;; TEXT([.$C102];&quot;###.###&quot;); &quot;, &quot;; [.$D102]; &quot;), &quot;;)" office:value-type="string" office:string-value="(100, 100, 317.5, 0), " calcext:value-type="string">
            <text:p>(100, 100, 317.5, 0), </text:p>
          </table:table-cell>
          <table:table-cell table:number-columns-repeated="1017"/>
        </table:table-row>
        <table:table-row table:style-name="ro1">
          <table:table-cell table:number-columns-repeated="2" office:value-type="float" office:value="101" calcext:value-type="float">
            <text:p>101</text:p>
          </table:table-cell>
          <table:table-cell table:formula="of:=25.4/8*[.B103]" office:value-type="float" office:value="320.675" calcext:value-type="float">
            <text:p>320,675</text:p>
          </table:table-cell>
          <table:table-cell office:value-type="float" office:value="0" calcext:value-type="float">
            <text:p>0</text:p>
          </table:table-cell>
          <table:table-cell table:number-columns-repeated="2"/>
          <table:table-cell table:formula="of:=COM.MICROSOFT.CONCAT(&quot;(&quot;; [.$A103]; &quot;, &quot;; [.$B103]; &quot;, &quot;; TEXT([.$C103];&quot;###.###&quot;); &quot;, &quot;; [.$D103]; &quot;), &quot;;)" office:value-type="string" office:string-value="(101, 101, 320.675, 0), " calcext:value-type="string">
            <text:p>(101, 101, 320.675, 0), </text:p>
          </table:table-cell>
          <table:table-cell table:number-columns-repeated="1017"/>
        </table:table-row>
        <table:table-row table:style-name="ro1">
          <table:table-cell table:number-columns-repeated="2" office:value-type="float" office:value="102" calcext:value-type="float">
            <text:p>102</text:p>
          </table:table-cell>
          <table:table-cell table:formula="of:=25.4/8*[.B104]" office:value-type="float" office:value="323.85" calcext:value-type="float">
            <text:p>323,85</text:p>
          </table:table-cell>
          <table:table-cell office:value-type="float" office:value="1" calcext:value-type="float">
            <text:p>1</text:p>
          </table:table-cell>
          <table:table-cell table:number-columns-repeated="2"/>
          <table:table-cell table:formula="of:=COM.MICROSOFT.CONCAT(&quot;(&quot;; [.$A104]; &quot;, &quot;; [.$B104]; &quot;, &quot;; TEXT([.$C104];&quot;###.###&quot;); &quot;, &quot;; [.$D104]; &quot;), &quot;;)" office:value-type="string" office:string-value="(102, 102, 323.85, 1), " calcext:value-type="string">
            <text:p>(102, 102, 323.85, 1), </text:p>
          </table:table-cell>
          <table:table-cell table:number-columns-repeated="1017"/>
        </table:table-row>
        <table:table-row table:style-name="ro1">
          <table:table-cell table:number-columns-repeated="2" office:value-type="float" office:value="103" calcext:value-type="float">
            <text:p>103</text:p>
          </table:table-cell>
          <table:table-cell table:formula="of:=25.4/8*[.B105]" office:value-type="float" office:value="327.025" calcext:value-type="float">
            <text:p>327,025</text:p>
          </table:table-cell>
          <table:table-cell office:value-type="float" office:value="0" calcext:value-type="float">
            <text:p>0</text:p>
          </table:table-cell>
          <table:table-cell table:number-columns-repeated="2"/>
          <table:table-cell table:formula="of:=COM.MICROSOFT.CONCAT(&quot;(&quot;; [.$A105]; &quot;, &quot;; [.$B105]; &quot;, &quot;; TEXT([.$C105];&quot;###.###&quot;); &quot;, &quot;; [.$D105]; &quot;), &quot;;)" office:value-type="string" office:string-value="(103, 103, 327.025, 0), " calcext:value-type="string">
            <text:p>(103, 103, 327.025, 0), </text:p>
          </table:table-cell>
          <table:table-cell table:number-columns-repeated="1017"/>
        </table:table-row>
        <table:table-row table:style-name="ro1">
          <table:table-cell table:number-columns-repeated="2" office:value-type="float" office:value="104" calcext:value-type="float">
            <text:p>104</text:p>
          </table:table-cell>
          <table:table-cell table:formula="of:=25.4/8*[.B106]" office:value-type="float" office:value="330.2" calcext:value-type="float">
            <text:p>330,2</text:p>
          </table:table-cell>
          <table:table-cell office:value-type="float" office:value="1" calcext:value-type="float">
            <text:p>1</text:p>
          </table:table-cell>
          <table:table-cell table:number-columns-repeated="2"/>
          <table:table-cell table:formula="of:=COM.MICROSOFT.CONCAT(&quot;(&quot;; [.$A106]; &quot;, &quot;; [.$B106]; &quot;, &quot;; TEXT([.$C106];&quot;###.###&quot;); &quot;, &quot;; [.$D106]; &quot;), &quot;;)" office:value-type="string" office:string-value="(104, 104, 330.2, 1), " calcext:value-type="string">
            <text:p>(104, 104, 330.2, 1), </text:p>
          </table:table-cell>
          <table:table-cell table:number-columns-repeated="1017"/>
        </table:table-row>
        <table:table-row table:style-name="ro1">
          <table:table-cell table:number-columns-repeated="2" office:value-type="float" office:value="105" calcext:value-type="float">
            <text:p>105</text:p>
          </table:table-cell>
          <table:table-cell table:formula="of:=25.4/8*[.B107]" office:value-type="float" office:value="333.375" calcext:value-type="float">
            <text:p>333,375</text:p>
          </table:table-cell>
          <table:table-cell office:value-type="float" office:value="1" calcext:value-type="float">
            <text:p>1</text:p>
          </table:table-cell>
          <table:table-cell table:number-columns-repeated="2"/>
          <table:table-cell table:formula="of:=COM.MICROSOFT.CONCAT(&quot;(&quot;; [.$A107]; &quot;, &quot;; [.$B107]; &quot;, &quot;; TEXT([.$C107];&quot;###.###&quot;); &quot;, &quot;; [.$D107]; &quot;), &quot;;)" office:value-type="string" office:string-value="(105, 105, 333.375, 1), " calcext:value-type="string">
            <text:p>(105, 105, 333.375, 1), </text:p>
          </table:table-cell>
          <table:table-cell table:number-columns-repeated="1017"/>
        </table:table-row>
        <table:table-row table:style-name="ro1">
          <table:table-cell table:number-columns-repeated="2" office:value-type="float" office:value="106" calcext:value-type="float">
            <text:p>106</text:p>
          </table:table-cell>
          <table:table-cell table:formula="of:=25.4/8*[.B108]" office:value-type="float" office:value="336.55" calcext:value-type="float">
            <text:p>336,55</text:p>
          </table:table-cell>
          <table:table-cell office:value-type="float" office:value="0" calcext:value-type="float">
            <text:p>0</text:p>
          </table:table-cell>
          <table:table-cell table:number-columns-repeated="2"/>
          <table:table-cell table:formula="of:=COM.MICROSOFT.CONCAT(&quot;(&quot;; [.$A108]; &quot;, &quot;; [.$B108]; &quot;, &quot;; TEXT([.$C108];&quot;###.###&quot;); &quot;, &quot;; [.$D108]; &quot;), &quot;;)" office:value-type="string" office:string-value="(106, 106, 336.55, 0), " calcext:value-type="string">
            <text:p>(106, 106, 336.55, 0), </text:p>
          </table:table-cell>
          <table:table-cell table:number-columns-repeated="1017"/>
        </table:table-row>
        <table:table-row table:style-name="ro1">
          <table:table-cell table:number-columns-repeated="2" office:value-type="float" office:value="107" calcext:value-type="float">
            <text:p>107</text:p>
          </table:table-cell>
          <table:table-cell table:formula="of:=25.4/8*[.B109]" office:value-type="float" office:value="339.725" calcext:value-type="float">
            <text:p>339,725</text:p>
          </table:table-cell>
          <table:table-cell office:value-type="float" office:value="0" calcext:value-type="float">
            <text:p>0</text:p>
          </table:table-cell>
          <table:table-cell table:number-columns-repeated="2"/>
          <table:table-cell table:formula="of:=COM.MICROSOFT.CONCAT(&quot;(&quot;; [.$A109]; &quot;, &quot;; [.$B109]; &quot;, &quot;; TEXT([.$C109];&quot;###.###&quot;); &quot;, &quot;; [.$D109]; &quot;), &quot;;)" office:value-type="string" office:string-value="(107, 107, 339.725, 0), " calcext:value-type="string">
            <text:p>(107, 107, 339.725, 0), </text:p>
          </table:table-cell>
          <table:table-cell table:number-columns-repeated="1017"/>
        </table:table-row>
        <table:table-row table:style-name="ro1">
          <table:table-cell table:number-columns-repeated="2" office:value-type="float" office:value="108" calcext:value-type="float">
            <text:p>108</text:p>
          </table:table-cell>
          <table:table-cell table:formula="of:=25.4/8*[.B110]" office:value-type="float" office:value="342.9" calcext:value-type="float">
            <text:p>342,9</text:p>
          </table:table-cell>
          <table:table-cell office:value-type="float" office:value="1" calcext:value-type="float">
            <text:p>1</text:p>
          </table:table-cell>
          <table:table-cell table:number-columns-repeated="2"/>
          <table:table-cell table:formula="of:=COM.MICROSOFT.CONCAT(&quot;(&quot;; [.$A110]; &quot;, &quot;; [.$B110]; &quot;, &quot;; TEXT([.$C110];&quot;###.###&quot;); &quot;, &quot;; [.$D110]; &quot;), &quot;;)" office:value-type="string" office:string-value="(108, 108, 342.9, 1), " calcext:value-type="string">
            <text:p>(108, 108, 342.9, 1), </text:p>
          </table:table-cell>
          <table:table-cell table:number-columns-repeated="1017"/>
        </table:table-row>
        <table:table-row table:style-name="ro1">
          <table:table-cell table:number-columns-repeated="2" office:value-type="float" office:value="109" calcext:value-type="float">
            <text:p>109</text:p>
          </table:table-cell>
          <table:table-cell table:formula="of:=25.4/8*[.B111]" office:value-type="float" office:value="346.075" calcext:value-type="float">
            <text:p>346,075</text:p>
          </table:table-cell>
          <table:table-cell office:value-type="float" office:value="0" calcext:value-type="float">
            <text:p>0</text:p>
          </table:table-cell>
          <table:table-cell table:number-columns-repeated="2"/>
          <table:table-cell table:formula="of:=COM.MICROSOFT.CONCAT(&quot;(&quot;; [.$A111]; &quot;, &quot;; [.$B111]; &quot;, &quot;; TEXT([.$C111];&quot;###.###&quot;); &quot;, &quot;; [.$D111]; &quot;), &quot;;)" office:value-type="string" office:string-value="(109, 109, 346.075, 0), " calcext:value-type="string">
            <text:p>(109, 109, 346.075, 0), </text:p>
          </table:table-cell>
          <table:table-cell table:number-columns-repeated="1017"/>
        </table:table-row>
        <table:table-row table:style-name="ro1">
          <table:table-cell table:number-columns-repeated="2" office:value-type="float" office:value="110" calcext:value-type="float">
            <text:p>110</text:p>
          </table:table-cell>
          <table:table-cell table:formula="of:=25.4/8*[.B112]" office:value-type="float" office:value="349.25" calcext:value-type="float">
            <text:p>349,25</text:p>
          </table:table-cell>
          <table:table-cell office:value-type="float" office:value="0" calcext:value-type="float">
            <text:p>0</text:p>
          </table:table-cell>
          <table:table-cell table:number-columns-repeated="2"/>
          <table:table-cell table:formula="of:=COM.MICROSOFT.CONCAT(&quot;(&quot;; [.$A112]; &quot;, &quot;; [.$B112]; &quot;, &quot;; TEXT([.$C112];&quot;###.###&quot;); &quot;, &quot;; [.$D112]; &quot;), &quot;;)" office:value-type="string" office:string-value="(110, 110, 349.25, 0), " calcext:value-type="string">
            <text:p>(110, 110, 349.25, 0), </text:p>
          </table:table-cell>
          <table:table-cell table:number-columns-repeated="1017"/>
        </table:table-row>
        <table:table-row table:style-name="ro1">
          <table:table-cell table:number-columns-repeated="2" office:value-type="float" office:value="111" calcext:value-type="float">
            <text:p>111</text:p>
          </table:table-cell>
          <table:table-cell table:formula="of:=25.4/8*[.B113]" office:value-type="float" office:value="352.425" calcext:value-type="float">
            <text:p>352,425</text:p>
          </table:table-cell>
          <table:table-cell office:value-type="float" office:value="0" calcext:value-type="float">
            <text:p>0</text:p>
          </table:table-cell>
          <table:table-cell table:number-columns-repeated="2"/>
          <table:table-cell table:formula="of:=COM.MICROSOFT.CONCAT(&quot;(&quot;; [.$A113]; &quot;, &quot;; [.$B113]; &quot;, &quot;; TEXT([.$C113];&quot;###.###&quot;); &quot;, &quot;; [.$D113]; &quot;), &quot;;)" office:value-type="string" office:string-value="(111, 111, 352.425, 0), " calcext:value-type="string">
            <text:p>(111, 111, 352.425, 0), </text:p>
          </table:table-cell>
          <table:table-cell table:number-columns-repeated="1017"/>
        </table:table-row>
        <table:table-row table:style-name="ro1">
          <table:table-cell table:number-columns-repeated="2" office:value-type="float" office:value="112" calcext:value-type="float">
            <text:p>112</text:p>
          </table:table-cell>
          <table:table-cell table:formula="of:=25.4/8*[.B114]" office:value-type="float" office:value="355.6" calcext:value-type="float">
            <text:p>355,6</text:p>
          </table:table-cell>
          <table:table-cell office:value-type="float" office:value="1" calcext:value-type="float">
            <text:p>1</text:p>
          </table:table-cell>
          <table:table-cell table:number-columns-repeated="2"/>
          <table:table-cell table:formula="of:=COM.MICROSOFT.CONCAT(&quot;(&quot;; [.$A114]; &quot;, &quot;; [.$B114]; &quot;, &quot;; TEXT([.$C114];&quot;###.###&quot;); &quot;, &quot;; [.$D114]; &quot;), &quot;;)" office:value-type="string" office:string-value="(112, 112, 355.6, 1), " calcext:value-type="string">
            <text:p>(112, 112, 355.6, 1), </text:p>
          </table:table-cell>
          <table:table-cell table:number-columns-repeated="1017"/>
        </table:table-row>
        <table:table-row table:style-name="ro1">
          <table:table-cell table:number-columns-repeated="2" office:value-type="float" office:value="113" calcext:value-type="float">
            <text:p>113</text:p>
          </table:table-cell>
          <table:table-cell table:formula="of:=25.4/8*[.B115]" office:value-type="float" office:value="358.775" calcext:value-type="float">
            <text:p>358,775</text:p>
          </table:table-cell>
          <table:table-cell office:value-type="float" office:value="0" calcext:value-type="float">
            <text:p>0</text:p>
          </table:table-cell>
          <table:table-cell table:number-columns-repeated="2"/>
          <table:table-cell table:formula="of:=COM.MICROSOFT.CONCAT(&quot;(&quot;; [.$A115]; &quot;, &quot;; [.$B115]; &quot;, &quot;; TEXT([.$C115];&quot;###.###&quot;); &quot;, &quot;; [.$D115]; &quot;), &quot;;)" office:value-type="string" office:string-value="(113, 113, 358.775, 0), " calcext:value-type="string">
            <text:p>(113, 113, 358.775, 0), </text:p>
          </table:table-cell>
          <table:table-cell table:number-columns-repeated="1017"/>
        </table:table-row>
        <table:table-row table:style-name="ro1">
          <table:table-cell table:number-columns-repeated="2" office:value-type="float" office:value="114" calcext:value-type="float">
            <text:p>114</text:p>
          </table:table-cell>
          <table:table-cell table:formula="of:=25.4/8*[.B116]" office:value-type="float" office:value="361.95" calcext:value-type="float">
            <text:p>361,95</text:p>
          </table:table-cell>
          <table:table-cell office:value-type="float" office:value="0" calcext:value-type="float">
            <text:p>0</text:p>
          </table:table-cell>
          <table:table-cell table:number-columns-repeated="2"/>
          <table:table-cell table:formula="of:=COM.MICROSOFT.CONCAT(&quot;(&quot;; [.$A116]; &quot;, &quot;; [.$B116]; &quot;, &quot;; TEXT([.$C116];&quot;###.###&quot;); &quot;, &quot;; [.$D116]; &quot;), &quot;;)" office:value-type="string" office:string-value="(114, 114, 361.95, 0), " calcext:value-type="string">
            <text:p>(114, 114, 361.95, 0), </text:p>
          </table:table-cell>
          <table:table-cell table:number-columns-repeated="1017"/>
        </table:table-row>
        <table:table-row table:style-name="ro1">
          <table:table-cell table:number-columns-repeated="2" office:value-type="float" office:value="115" calcext:value-type="float">
            <text:p>115</text:p>
          </table:table-cell>
          <table:table-cell table:formula="of:=25.4/8*[.B117]" office:value-type="float" office:value="365.125" calcext:value-type="float">
            <text:p>365,125</text:p>
          </table:table-cell>
          <table:table-cell office:value-type="float" office:value="0" calcext:value-type="float">
            <text:p>0</text:p>
          </table:table-cell>
          <table:table-cell table:number-columns-repeated="2"/>
          <table:table-cell table:formula="of:=COM.MICROSOFT.CONCAT(&quot;(&quot;; [.$A117]; &quot;, &quot;; [.$B117]; &quot;, &quot;; TEXT([.$C117];&quot;###.###&quot;); &quot;, &quot;; [.$D117]; &quot;), &quot;;)" office:value-type="string" office:string-value="(115, 115, 365.125, 0), " calcext:value-type="string">
            <text:p>(115, 115, 365.125, 0), </text:p>
          </table:table-cell>
          <table:table-cell table:number-columns-repeated="1017"/>
        </table:table-row>
        <table:table-row table:style-name="ro1">
          <table:table-cell table:number-columns-repeated="2" office:value-type="float" office:value="116" calcext:value-type="float">
            <text:p>116</text:p>
          </table:table-cell>
          <table:table-cell table:formula="of:=25.4/8*[.B118]" office:value-type="float" office:value="368.3" calcext:value-type="float">
            <text:p>368,3</text:p>
          </table:table-cell>
          <table:table-cell office:value-type="float" office:value="1" calcext:value-type="float">
            <text:p>1</text:p>
          </table:table-cell>
          <table:table-cell table:number-columns-repeated="2"/>
          <table:table-cell table:formula="of:=COM.MICROSOFT.CONCAT(&quot;(&quot;; [.$A118]; &quot;, &quot;; [.$B118]; &quot;, &quot;; TEXT([.$C118];&quot;###.###&quot;); &quot;, &quot;; [.$D118]; &quot;), &quot;;)" office:value-type="string" office:string-value="(116, 116, 368.3, 1), " calcext:value-type="string">
            <text:p>(116, 116, 368.3, 1), </text:p>
          </table:table-cell>
          <table:table-cell table:number-columns-repeated="1017"/>
        </table:table-row>
        <table:table-row table:style-name="ro1">
          <table:table-cell table:number-columns-repeated="2" office:value-type="float" office:value="117" calcext:value-type="float">
            <text:p>117</text:p>
          </table:table-cell>
          <table:table-cell table:formula="of:=25.4/8*[.B119]" office:value-type="float" office:value="371.475" calcext:value-type="float">
            <text:p>371,475</text:p>
          </table:table-cell>
          <table:table-cell office:value-type="float" office:value="1" calcext:value-type="float">
            <text:p>1</text:p>
          </table:table-cell>
          <table:table-cell table:number-columns-repeated="2"/>
          <table:table-cell table:formula="of:=COM.MICROSOFT.CONCAT(&quot;(&quot;; [.$A119]; &quot;, &quot;; [.$B119]; &quot;, &quot;; TEXT([.$C119];&quot;###.###&quot;); &quot;, &quot;; [.$D119]; &quot;), &quot;;)" office:value-type="string" office:string-value="(117, 117, 371.475, 1), " calcext:value-type="string">
            <text:p>(117, 117, 371.475, 1), </text:p>
          </table:table-cell>
          <table:table-cell table:number-columns-repeated="1017"/>
        </table:table-row>
        <table:table-row table:style-name="ro1">
          <table:table-cell table:number-columns-repeated="2" office:value-type="float" office:value="118" calcext:value-type="float">
            <text:p>118</text:p>
          </table:table-cell>
          <table:table-cell table:formula="of:=25.4/8*[.B120]" office:value-type="float" office:value="374.65" calcext:value-type="float">
            <text:p>374,65</text:p>
          </table:table-cell>
          <table:table-cell office:value-type="float" office:value="0" calcext:value-type="float">
            <text:p>0</text:p>
          </table:table-cell>
          <table:table-cell table:number-columns-repeated="2"/>
          <table:table-cell table:formula="of:=COM.MICROSOFT.CONCAT(&quot;(&quot;; [.$A120]; &quot;, &quot;; [.$B120]; &quot;, &quot;; TEXT([.$C120];&quot;###.###&quot;); &quot;, &quot;; [.$D120]; &quot;), &quot;;)" office:value-type="string" office:string-value="(118, 118, 374.65, 0), " calcext:value-type="string">
            <text:p>(118, 118, 374.65, 0), </text:p>
          </table:table-cell>
          <table:table-cell table:number-columns-repeated="1017"/>
        </table:table-row>
        <table:table-row table:style-name="ro1">
          <table:table-cell table:number-columns-repeated="2" office:value-type="float" office:value="119" calcext:value-type="float">
            <text:p>119</text:p>
          </table:table-cell>
          <table:table-cell table:formula="of:=25.4/8*[.B121]" office:value-type="float" office:value="377.825" calcext:value-type="float">
            <text:p>377,825</text:p>
          </table:table-cell>
          <table:table-cell office:value-type="float" office:value="0" calcext:value-type="float">
            <text:p>0</text:p>
          </table:table-cell>
          <table:table-cell table:number-columns-repeated="2"/>
          <table:table-cell table:formula="of:=COM.MICROSOFT.CONCAT(&quot;(&quot;; [.$A121]; &quot;, &quot;; [.$B121]; &quot;, &quot;; TEXT([.$C121];&quot;###.###&quot;); &quot;, &quot;; [.$D121]; &quot;), &quot;;)" office:value-type="string" office:string-value="(119, 119, 377.825, 0), " calcext:value-type="string">
            <text:p>(119, 119, 377.825, 0), </text:p>
          </table:table-cell>
          <table:table-cell table:number-columns-repeated="1017"/>
        </table:table-row>
        <table:table-row table:style-name="ro1">
          <table:table-cell table:number-columns-repeated="2" office:value-type="float" office:value="120" calcext:value-type="float">
            <text:p>120</text:p>
          </table:table-cell>
          <table:table-cell table:formula="of:=25.4/8*[.B122]" office:value-type="float" office:value="381" calcext:value-type="float">
            <text:p>381</text:p>
          </table:table-cell>
          <table:table-cell office:value-type="float" office:value="1" calcext:value-type="float">
            <text:p>1</text:p>
          </table:table-cell>
          <table:table-cell table:number-columns-repeated="2"/>
          <table:table-cell table:formula="of:=COM.MICROSOFT.CONCAT(&quot;(&quot;; [.$A122]; &quot;, &quot;; [.$B122]; &quot;, &quot;; TEXT([.$C122];&quot;###.###&quot;); &quot;, &quot;; [.$D122]; &quot;), &quot;;)" office:value-type="string" office:string-value="(120, 120, 381, 1), " calcext:value-type="string">
            <text:p>(120, 120, 381, 1), </text:p>
          </table:table-cell>
          <table:table-cell table:number-columns-repeated="1017"/>
        </table:table-row>
        <table:table-row table:style-name="ro1">
          <table:table-cell table:number-columns-repeated="2" office:value-type="float" office:value="121" calcext:value-type="float">
            <text:p>121</text:p>
          </table:table-cell>
          <table:table-cell table:formula="of:=25.4/8*[.B123]" office:value-type="float" office:value="384.175" calcext:value-type="float">
            <text:p>384,175</text:p>
          </table:table-cell>
          <table:table-cell office:value-type="float" office:value="0" calcext:value-type="float">
            <text:p>0</text:p>
          </table:table-cell>
          <table:table-cell table:number-columns-repeated="2"/>
          <table:table-cell table:formula="of:=COM.MICROSOFT.CONCAT(&quot;(&quot;; [.$A123]; &quot;, &quot;; [.$B123]; &quot;, &quot;; TEXT([.$C123];&quot;###.###&quot;); &quot;, &quot;; [.$D123]; &quot;), &quot;;)" office:value-type="string" office:string-value="(121, 121, 384.175, 0), " calcext:value-type="string">
            <text:p>(121, 121, 384.175, 0), </text:p>
          </table:table-cell>
          <table:table-cell table:number-columns-repeated="1017"/>
        </table:table-row>
        <table:table-row table:style-name="ro1">
          <table:table-cell table:number-columns-repeated="2" office:value-type="float" office:value="122" calcext:value-type="float">
            <text:p>122</text:p>
          </table:table-cell>
          <table:table-cell table:formula="of:=25.4/8*[.B124]" office:value-type="float" office:value="387.35" calcext:value-type="float">
            <text:p>387,35</text:p>
          </table:table-cell>
          <table:table-cell office:value-type="float" office:value="1" calcext:value-type="float">
            <text:p>1</text:p>
          </table:table-cell>
          <table:table-cell table:number-columns-repeated="2"/>
          <table:table-cell table:formula="of:=COM.MICROSOFT.CONCAT(&quot;(&quot;; [.$A124]; &quot;, &quot;; [.$B124]; &quot;, &quot;; TEXT([.$C124];&quot;###.###&quot;); &quot;, &quot;; [.$D124]; &quot;), &quot;;)" office:value-type="string" office:string-value="(122, 122, 387.35, 1), " calcext:value-type="string">
            <text:p>(122, 122, 387.35, 1), </text:p>
          </table:table-cell>
          <table:table-cell table:number-columns-repeated="1017"/>
        </table:table-row>
        <table:table-row table:style-name="ro1">
          <table:table-cell table:number-columns-repeated="2" office:value-type="float" office:value="123" calcext:value-type="float">
            <text:p>123</text:p>
          </table:table-cell>
          <table:table-cell table:formula="of:=25.4/8*[.B125]" office:value-type="float" office:value="390.525" calcext:value-type="float">
            <text:p>390,525</text:p>
          </table:table-cell>
          <table:table-cell office:value-type="float" office:value="0" calcext:value-type="float">
            <text:p>0</text:p>
          </table:table-cell>
          <table:table-cell table:number-columns-repeated="2"/>
          <table:table-cell table:formula="of:=COM.MICROSOFT.CONCAT(&quot;(&quot;; [.$A125]; &quot;, &quot;; [.$B125]; &quot;, &quot;; TEXT([.$C125];&quot;###.###&quot;); &quot;, &quot;; [.$D125]; &quot;), &quot;;)" office:value-type="string" office:string-value="(123, 123, 390.525, 0), " calcext:value-type="string">
            <text:p>(123, 123, 390.525, 0), </text:p>
          </table:table-cell>
          <table:table-cell table:number-columns-repeated="1017"/>
        </table:table-row>
        <table:table-row table:style-name="ro1">
          <table:table-cell table:number-columns-repeated="2" office:value-type="float" office:value="124" calcext:value-type="float">
            <text:p>124</text:p>
          </table:table-cell>
          <table:table-cell table:formula="of:=25.4/8*[.B126]" office:value-type="float" office:value="393.7" calcext:value-type="float">
            <text:p>393,7</text:p>
          </table:table-cell>
          <table:table-cell office:value-type="float" office:value="0" calcext:value-type="float">
            <text:p>0</text:p>
          </table:table-cell>
          <table:table-cell table:number-columns-repeated="2"/>
          <table:table-cell table:formula="of:=COM.MICROSOFT.CONCAT(&quot;(&quot;; [.$A126]; &quot;, &quot;; [.$B126]; &quot;, &quot;; TEXT([.$C126];&quot;###.###&quot;); &quot;, &quot;; [.$D126]; &quot;), &quot;;)" office:value-type="string" office:string-value="(124, 124, 393.7, 0), " calcext:value-type="string">
            <text:p>(124, 124, 393.7, 0), </text:p>
          </table:table-cell>
          <table:table-cell table:number-columns-repeated="1017"/>
        </table:table-row>
        <table:table-row table:style-name="ro1">
          <table:table-cell table:number-columns-repeated="2" office:value-type="float" office:value="125" calcext:value-type="float">
            <text:p>125</text:p>
          </table:table-cell>
          <table:table-cell table:formula="of:=25.4/8*[.B127]" office:value-type="float" office:value="396.875" calcext:value-type="float">
            <text:p>396,875</text:p>
          </table:table-cell>
          <table:table-cell office:value-type="float" office:value="1" calcext:value-type="float">
            <text:p>1</text:p>
          </table:table-cell>
          <table:table-cell table:number-columns-repeated="2"/>
          <table:table-cell table:formula="of:=COM.MICROSOFT.CONCAT(&quot;(&quot;; [.$A127]; &quot;, &quot;; [.$B127]; &quot;, &quot;; TEXT([.$C127];&quot;###.###&quot;); &quot;, &quot;; [.$D127]; &quot;), &quot;;)" office:value-type="string" office:string-value="(125, 125, 396.875, 1), " calcext:value-type="string">
            <text:p>(125, 125, 396.875, 1), </text:p>
          </table:table-cell>
          <table:table-cell table:number-columns-repeated="1017"/>
        </table:table-row>
        <table:table-row table:style-name="ro1">
          <table:table-cell table:number-columns-repeated="2" office:value-type="float" office:value="126" calcext:value-type="float">
            <text:p>126</text:p>
          </table:table-cell>
          <table:table-cell table:formula="of:=25.4/8*[.B128]" office:value-type="float" office:value="400.05" calcext:value-type="float">
            <text:p>400,05</text:p>
          </table:table-cell>
          <table:table-cell office:value-type="float" office:value="0" calcext:value-type="float">
            <text:p>0</text:p>
          </table:table-cell>
          <table:table-cell table:number-columns-repeated="2"/>
          <table:table-cell table:formula="of:=COM.MICROSOFT.CONCAT(&quot;(&quot;; [.$A128]; &quot;, &quot;; [.$B128]; &quot;, &quot;; TEXT([.$C128];&quot;###.###&quot;); &quot;, &quot;; [.$D128]; &quot;), &quot;;)" office:value-type="string" office:string-value="(126, 126, 400.05, 0), " calcext:value-type="string">
            <text:p>(126, 126, 400.05, 0), </text:p>
          </table:table-cell>
          <table:table-cell table:number-columns-repeated="1017"/>
        </table:table-row>
        <table:table-row table:style-name="ro1">
          <table:table-cell table:number-columns-repeated="2" office:value-type="float" office:value="127" calcext:value-type="float">
            <text:p>127</text:p>
          </table:table-cell>
          <table:table-cell table:formula="of:=25.4/8*[.B129]" office:value-type="float" office:value="403.225" calcext:value-type="float">
            <text:p>403,225</text:p>
          </table:table-cell>
          <table:table-cell office:value-type="float" office:value="0" calcext:value-type="float">
            <text:p>0</text:p>
          </table:table-cell>
          <table:table-cell table:number-columns-repeated="2"/>
          <table:table-cell table:formula="of:=COM.MICROSOFT.CONCAT(&quot;(&quot;; [.$A129]; &quot;, &quot;; [.$B129]; &quot;, &quot;; TEXT([.$C129];&quot;###.###&quot;); &quot;, &quot;; [.$D129]; &quot;), &quot;;)" office:value-type="string" office:string-value="(127, 127, 403.225, 0), " calcext:value-type="string">
            <text:p>(127, 127, 403.225, 0), </text:p>
          </table:table-cell>
          <table:table-cell table:number-columns-repeated="1017"/>
        </table:table-row>
        <table:table-row table:style-name="ro1">
          <table:table-cell table:number-columns-repeated="2" office:value-type="float" office:value="128" calcext:value-type="float">
            <text:p>128</text:p>
          </table:table-cell>
          <table:table-cell table:formula="of:=25.4/8*[.B130]" office:value-type="float" office:value="406.4" calcext:value-type="float">
            <text:p>406,4</text:p>
          </table:table-cell>
          <table:table-cell office:value-type="float" office:value="1" calcext:value-type="float">
            <text:p>1</text:p>
          </table:table-cell>
          <table:table-cell table:number-columns-repeated="2"/>
          <table:table-cell table:formula="of:=COM.MICROSOFT.CONCAT(&quot;(&quot;; [.$A130]; &quot;, &quot;; [.$B130]; &quot;, &quot;; TEXT([.$C130];&quot;###.###&quot;); &quot;, &quot;; [.$D130]; &quot;), &quot;;)" office:value-type="string" office:string-value="(128, 128, 406.4, 1), " calcext:value-type="string">
            <text:p>(128, 128, 406.4, 1), </text:p>
          </table:table-cell>
          <table:table-cell table:number-columns-repeated="1017"/>
        </table:table-row>
        <table:table-row table:style-name="ro1">
          <table:table-cell table:number-columns-repeated="2" office:value-type="float" office:value="129" calcext:value-type="float">
            <text:p>129</text:p>
          </table:table-cell>
          <table:table-cell table:formula="of:=25.4/8*[.B131]" office:value-type="float" office:value="409.575" calcext:value-type="float">
            <text:p>409,575</text:p>
          </table:table-cell>
          <table:table-cell office:value-type="float" office:value="0" calcext:value-type="float">
            <text:p>0</text:p>
          </table:table-cell>
          <table:table-cell table:number-columns-repeated="2"/>
          <table:table-cell table:formula="of:=COM.MICROSOFT.CONCAT(&quot;(&quot;; [.$A131]; &quot;, &quot;; [.$B131]; &quot;, &quot;; TEXT([.$C131];&quot;###.###&quot;); &quot;, &quot;; [.$D131]; &quot;), &quot;;)" office:value-type="string" office:string-value="(129, 129, 409.575, 0), " calcext:value-type="string">
            <text:p>(129, 129, 409.575, 0), </text:p>
          </table:table-cell>
          <table:table-cell table:number-columns-repeated="1017"/>
        </table:table-row>
        <table:table-row table:style-name="ro1">
          <table:table-cell table:number-columns-repeated="2" office:value-type="float" office:value="130" calcext:value-type="float">
            <text:p>130</text:p>
          </table:table-cell>
          <table:table-cell table:formula="of:=25.4/8*[.B132]" office:value-type="float" office:value="412.75" calcext:value-type="float">
            <text:p>412,75</text:p>
          </table:table-cell>
          <table:table-cell office:value-type="float" office:value="0" calcext:value-type="float">
            <text:p>0</text:p>
          </table:table-cell>
          <table:table-cell table:number-columns-repeated="2"/>
          <table:table-cell table:formula="of:=COM.MICROSOFT.CONCAT(&quot;(&quot;; [.$A132]; &quot;, &quot;; [.$B132]; &quot;, &quot;; TEXT([.$C132];&quot;###.###&quot;); &quot;, &quot;; [.$D132]; &quot;), &quot;;)" office:value-type="string" office:string-value="(130, 130, 412.75, 0), " calcext:value-type="string">
            <text:p>(130, 130, 412.75, 0), </text:p>
          </table:table-cell>
          <table:table-cell table:number-columns-repeated="1017"/>
        </table:table-row>
        <table:table-row table:style-name="ro1">
          <table:table-cell table:number-columns-repeated="2" office:value-type="float" office:value="131" calcext:value-type="float">
            <text:p>131</text:p>
          </table:table-cell>
          <table:table-cell table:formula="of:=25.4/8*[.B133]" office:value-type="float" office:value="415.925" calcext:value-type="float">
            <text:p>415,925</text:p>
          </table:table-cell>
          <table:table-cell office:value-type="float" office:value="0" calcext:value-type="float">
            <text:p>0</text:p>
          </table:table-cell>
          <table:table-cell table:number-columns-repeated="2"/>
          <table:table-cell table:formula="of:=COM.MICROSOFT.CONCAT(&quot;(&quot;; [.$A133]; &quot;, &quot;; [.$B133]; &quot;, &quot;; TEXT([.$C133];&quot;###.###&quot;); &quot;, &quot;; [.$D133]; &quot;), &quot;;)" office:value-type="string" office:string-value="(131, 131, 415.925, 0), " calcext:value-type="string">
            <text:p>(131, 131, 415.925, 0), </text:p>
          </table:table-cell>
          <table:table-cell table:number-columns-repeated="1017"/>
        </table:table-row>
        <table:table-row table:style-name="ro1">
          <table:table-cell table:number-columns-repeated="2" office:value-type="float" office:value="132" calcext:value-type="float">
            <text:p>132</text:p>
          </table:table-cell>
          <table:table-cell table:formula="of:=25.4/8*[.B134]" office:value-type="float" office:value="419.1" calcext:value-type="float">
            <text:p>419,1</text:p>
          </table:table-cell>
          <table:table-cell office:value-type="float" office:value="0" calcext:value-type="float">
            <text:p>0</text:p>
          </table:table-cell>
          <table:table-cell table:number-columns-repeated="2"/>
          <table:table-cell table:formula="of:=COM.MICROSOFT.CONCAT(&quot;(&quot;; [.$A134]; &quot;, &quot;; [.$B134]; &quot;, &quot;; TEXT([.$C134];&quot;###.###&quot;); &quot;, &quot;; [.$D134]; &quot;), &quot;;)" office:value-type="string" office:string-value="(132, 132, 419.1, 0), " calcext:value-type="string">
            <text:p>(132, 132, 419.1, 0), </text:p>
          </table:table-cell>
          <table:table-cell table:number-columns-repeated="1017"/>
        </table:table-row>
        <table:table-row table:style-name="ro1">
          <table:table-cell table:number-columns-repeated="2" office:value-type="float" office:value="133" calcext:value-type="float">
            <text:p>133</text:p>
          </table:table-cell>
          <table:table-cell table:formula="of:=25.4/8*[.B135]" office:value-type="float" office:value="422.275" calcext:value-type="float">
            <text:p>422,275</text:p>
          </table:table-cell>
          <table:table-cell office:value-type="float" office:value="1" calcext:value-type="float">
            <text:p>1</text:p>
          </table:table-cell>
          <table:table-cell table:number-columns-repeated="2"/>
          <table:table-cell table:formula="of:=COM.MICROSOFT.CONCAT(&quot;(&quot;; [.$A135]; &quot;, &quot;; [.$B135]; &quot;, &quot;; TEXT([.$C135];&quot;###.###&quot;); &quot;, &quot;; [.$D135]; &quot;), &quot;;)" office:value-type="string" office:string-value="(133, 133, 422.275, 1), " calcext:value-type="string">
            <text:p>(133, 133, 422.275, 1), </text:p>
          </table:table-cell>
          <table:table-cell table:number-columns-repeated="1017"/>
        </table:table-row>
        <table:table-row table:style-name="ro1">
          <table:table-cell table:number-columns-repeated="2" office:value-type="float" office:value="134" calcext:value-type="float">
            <text:p>134</text:p>
          </table:table-cell>
          <table:table-cell table:formula="of:=25.4/8*[.B136]" office:value-type="float" office:value="425.45" calcext:value-type="float">
            <text:p>425,45</text:p>
          </table:table-cell>
          <table:table-cell office:value-type="float" office:value="0" calcext:value-type="float">
            <text:p>0</text:p>
          </table:table-cell>
          <table:table-cell table:number-columns-repeated="2"/>
          <table:table-cell table:formula="of:=COM.MICROSOFT.CONCAT(&quot;(&quot;; [.$A136]; &quot;, &quot;; [.$B136]; &quot;, &quot;; TEXT([.$C136];&quot;###.###&quot;); &quot;, &quot;; [.$D136]; &quot;), &quot;;)" office:value-type="string" office:string-value="(134, 134, 425.45, 0), " calcext:value-type="string">
            <text:p>(134, 134, 425.45, 0), </text:p>
          </table:table-cell>
          <table:table-cell table:number-columns-repeated="1017"/>
        </table:table-row>
        <table:table-row table:style-name="ro1">
          <table:table-cell table:number-columns-repeated="2" office:value-type="float" office:value="135" calcext:value-type="float">
            <text:p>135</text:p>
          </table:table-cell>
          <table:table-cell table:formula="of:=25.4/8*[.B137]" office:value-type="float" office:value="428.625" calcext:value-type="float">
            <text:p>428,625</text:p>
          </table:table-cell>
          <table:table-cell office:value-type="float" office:value="0" calcext:value-type="float">
            <text:p>0</text:p>
          </table:table-cell>
          <table:table-cell table:number-columns-repeated="2"/>
          <table:table-cell table:formula="of:=COM.MICROSOFT.CONCAT(&quot;(&quot;; [.$A137]; &quot;, &quot;; [.$B137]; &quot;, &quot;; TEXT([.$C137];&quot;###.###&quot;); &quot;, &quot;; [.$D137]; &quot;), &quot;;)" office:value-type="string" office:string-value="(135, 135, 428.625, 0), " calcext:value-type="string">
            <text:p>(135, 135, 428.625, 0), </text:p>
          </table:table-cell>
          <table:table-cell table:number-columns-repeated="1017"/>
        </table:table-row>
        <table:table-row table:style-name="ro1">
          <table:table-cell table:number-columns-repeated="2" office:value-type="float" office:value="136" calcext:value-type="float">
            <text:p>136</text:p>
          </table:table-cell>
          <table:table-cell table:formula="of:=25.4/8*[.B138]" office:value-type="float" office:value="431.8" calcext:value-type="float">
            <text:p>431,8</text:p>
          </table:table-cell>
          <table:table-cell office:value-type="float" office:value="0" calcext:value-type="float">
            <text:p>0</text:p>
          </table:table-cell>
          <table:table-cell table:number-columns-repeated="2"/>
          <table:table-cell table:formula="of:=COM.MICROSOFT.CONCAT(&quot;(&quot;; [.$A138]; &quot;, &quot;; [.$B138]; &quot;, &quot;; TEXT([.$C138];&quot;###.###&quot;); &quot;, &quot;; [.$D138]; &quot;), &quot;;)" office:value-type="string" office:string-value="(136, 136, 431.8, 0), " calcext:value-type="string">
            <text:p>(136, 136, 431.8, 0), </text:p>
          </table:table-cell>
          <table:table-cell table:number-columns-repeated="1017"/>
        </table:table-row>
        <table:table-row table:style-name="ro1">
          <table:table-cell table:number-columns-repeated="2" office:value-type="float" office:value="137" calcext:value-type="float">
            <text:p>137</text:p>
          </table:table-cell>
          <table:table-cell table:formula="of:=25.4/8*[.B139]" office:value-type="float" office:value="434.975" calcext:value-type="float">
            <text:p>434,975</text:p>
          </table:table-cell>
          <table:table-cell office:value-type="float" office:value="0" calcext:value-type="float">
            <text:p>0</text:p>
          </table:table-cell>
          <table:table-cell table:number-columns-repeated="2"/>
          <table:table-cell table:formula="of:=COM.MICROSOFT.CONCAT(&quot;(&quot;; [.$A139]; &quot;, &quot;; [.$B139]; &quot;, &quot;; TEXT([.$C139];&quot;###.###&quot;); &quot;, &quot;; [.$D139]; &quot;), &quot;;)" office:value-type="string" office:string-value="(137, 137, 434.975, 0), " calcext:value-type="string">
            <text:p>(137, 137, 434.975, 0), </text:p>
          </table:table-cell>
          <table:table-cell table:number-columns-repeated="1017"/>
        </table:table-row>
        <table:table-row table:style-name="ro1">
          <table:table-cell table:number-columns-repeated="2" office:value-type="float" office:value="138" calcext:value-type="float">
            <text:p>138</text:p>
          </table:table-cell>
          <table:table-cell table:formula="of:=25.4/8*[.B140]" office:value-type="float" office:value="438.15" calcext:value-type="float">
            <text:p>438,15</text:p>
          </table:table-cell>
          <table:table-cell office:value-type="float" office:value="0" calcext:value-type="float">
            <text:p>0</text:p>
          </table:table-cell>
          <table:table-cell table:number-columns-repeated="2"/>
          <table:table-cell table:formula="of:=COM.MICROSOFT.CONCAT(&quot;(&quot;; [.$A140]; &quot;, &quot;; [.$B140]; &quot;, &quot;; TEXT([.$C140];&quot;###.###&quot;); &quot;, &quot;; [.$D140]; &quot;), &quot;;)" office:value-type="string" office:string-value="(138, 138, 438.15, 0), " calcext:value-type="string">
            <text:p>(138, 138, 438.15, 0), </text:p>
          </table:table-cell>
          <table:table-cell table:number-columns-repeated="1017"/>
        </table:table-row>
        <table:table-row table:style-name="ro1">
          <table:table-cell table:number-columns-repeated="2" office:value-type="float" office:value="139" calcext:value-type="float">
            <text:p>139</text:p>
          </table:table-cell>
          <table:table-cell table:formula="of:=25.4/8*[.B141]" office:value-type="float" office:value="441.325" calcext:value-type="float">
            <text:p>441,325</text:p>
          </table:table-cell>
          <table:table-cell office:value-type="float" office:value="0" calcext:value-type="float">
            <text:p>0</text:p>
          </table:table-cell>
          <table:table-cell table:number-columns-repeated="2"/>
          <table:table-cell table:formula="of:=COM.MICROSOFT.CONCAT(&quot;(&quot;; [.$A141]; &quot;, &quot;; [.$B141]; &quot;, &quot;; TEXT([.$C141];&quot;###.###&quot;); &quot;, &quot;; [.$D141]; &quot;), &quot;;)" office:value-type="string" office:string-value="(139, 139, 441.325, 0), " calcext:value-type="string">
            <text:p>(139, 139, 441.325, 0), </text:p>
          </table:table-cell>
          <table:table-cell table:number-columns-repeated="1017"/>
        </table:table-row>
        <table:table-row table:style-name="ro1">
          <table:table-cell table:number-columns-repeated="2" office:value-type="float" office:value="140" calcext:value-type="float">
            <text:p>140</text:p>
          </table:table-cell>
          <table:table-cell table:formula="of:=25.4/8*[.B142]" office:value-type="float" office:value="444.5" calcext:value-type="float">
            <text:p>444,5</text:p>
          </table:table-cell>
          <table:table-cell office:value-type="float" office:value="0" calcext:value-type="float">
            <text:p>0</text:p>
          </table:table-cell>
          <table:table-cell table:number-columns-repeated="2"/>
          <table:table-cell table:formula="of:=COM.MICROSOFT.CONCAT(&quot;(&quot;; [.$A142]; &quot;, &quot;; [.$B142]; &quot;, &quot;; TEXT([.$C142];&quot;###.###&quot;); &quot;, &quot;; [.$D142]; &quot;), &quot;;)" office:value-type="string" office:string-value="(140, 140, 444.5, 0), " calcext:value-type="string">
            <text:p>(140, 140, 444.5, 0), </text:p>
          </table:table-cell>
          <table:table-cell table:number-columns-repeated="1017"/>
        </table:table-row>
        <table:table-row table:style-name="ro1">
          <table:table-cell table:number-columns-repeated="2" office:value-type="float" office:value="141" calcext:value-type="float">
            <text:p>141</text:p>
          </table:table-cell>
          <table:table-cell table:formula="of:=25.4/8*[.B143]" office:value-type="float" office:value="447.675" calcext:value-type="float">
            <text:p>447,675</text:p>
          </table:table-cell>
          <table:table-cell office:value-type="float" office:value="0" calcext:value-type="float">
            <text:p>0</text:p>
          </table:table-cell>
          <table:table-cell table:number-columns-repeated="2"/>
          <table:table-cell table:formula="of:=COM.MICROSOFT.CONCAT(&quot;(&quot;; [.$A143]; &quot;, &quot;; [.$B143]; &quot;, &quot;; TEXT([.$C143];&quot;###.###&quot;); &quot;, &quot;; [.$D143]; &quot;), &quot;;)" office:value-type="string" office:string-value="(141, 141, 447.675, 0), " calcext:value-type="string">
            <text:p>(141, 141, 447.675, 0), </text:p>
          </table:table-cell>
          <table:table-cell table:number-columns-repeated="1017"/>
        </table:table-row>
        <table:table-row table:style-name="ro1">
          <table:table-cell table:number-columns-repeated="2" office:value-type="float" office:value="142" calcext:value-type="float">
            <text:p>142</text:p>
          </table:table-cell>
          <table:table-cell table:formula="of:=25.4/8*[.B144]" office:value-type="float" office:value="450.85" calcext:value-type="float">
            <text:p>450,85</text:p>
          </table:table-cell>
          <table:table-cell office:value-type="float" office:value="0" calcext:value-type="float">
            <text:p>0</text:p>
          </table:table-cell>
          <table:table-cell table:number-columns-repeated="2"/>
          <table:table-cell table:formula="of:=COM.MICROSOFT.CONCAT(&quot;(&quot;; [.$A144]; &quot;, &quot;; [.$B144]; &quot;, &quot;; TEXT([.$C144];&quot;###.###&quot;); &quot;, &quot;; [.$D144]; &quot;), &quot;;)" office:value-type="string" office:string-value="(142, 142, 450.85, 0), " calcext:value-type="string">
            <text:p>(142, 142, 450.85, 0), </text:p>
          </table:table-cell>
          <table:table-cell table:number-columns-repeated="1017"/>
        </table:table-row>
        <table:table-row table:style-name="ro1">
          <table:table-cell table:number-columns-repeated="2" office:value-type="float" office:value="143" calcext:value-type="float">
            <text:p>143</text:p>
          </table:table-cell>
          <table:table-cell table:formula="of:=25.4/8*[.B145]" office:value-type="float" office:value="454.025" calcext:value-type="float">
            <text:p>454,025</text:p>
          </table:table-cell>
          <table:table-cell office:value-type="float" office:value="0" calcext:value-type="float">
            <text:p>0</text:p>
          </table:table-cell>
          <table:table-cell table:number-columns-repeated="2"/>
          <table:table-cell table:formula="of:=COM.MICROSOFT.CONCAT(&quot;(&quot;; [.$A145]; &quot;, &quot;; [.$B145]; &quot;, &quot;; TEXT([.$C145];&quot;###.###&quot;); &quot;, &quot;; [.$D145]; &quot;), &quot;;)" office:value-type="string" office:string-value="(143, 143, 454.025, 0), " calcext:value-type="string">
            <text:p>(143, 143, 454.025, 0), </text:p>
          </table:table-cell>
          <table:table-cell table:number-columns-repeated="1017"/>
        </table:table-row>
        <table:table-row table:style-name="ro1">
          <table:table-cell table:number-columns-repeated="2" office:value-type="float" office:value="144" calcext:value-type="float">
            <text:p>144</text:p>
          </table:table-cell>
          <table:table-cell table:formula="of:=25.4/8*[.B146]" office:value-type="float" office:value="457.2" calcext:value-type="float">
            <text:p>457,2</text:p>
          </table:table-cell>
          <table:table-cell office:value-type="float" office:value="0" calcext:value-type="float">
            <text:p>0</text:p>
          </table:table-cell>
          <table:table-cell table:number-columns-repeated="2"/>
          <table:table-cell table:formula="of:=COM.MICROSOFT.CONCAT(&quot;(&quot;; [.$A146]; &quot;, &quot;; [.$B146]; &quot;, &quot;; TEXT([.$C146];&quot;###.###&quot;); &quot;, &quot;; [.$D146]; &quot;), &quot;;)" office:value-type="string" office:string-value="(144, 144, 457.2, 0), " calcext:value-type="string">
            <text:p>(144, 144, 457.2, 0), </text:p>
          </table:table-cell>
          <table:table-cell table:number-columns-repeated="1017"/>
        </table:table-row>
        <table:table-row table:style-name="ro1">
          <table:table-cell table:number-columns-repeated="2" office:value-type="float" office:value="145" calcext:value-type="float">
            <text:p>145</text:p>
          </table:table-cell>
          <table:table-cell table:formula="of:=25.4/8*[.B147]" office:value-type="float" office:value="460.375" calcext:value-type="float">
            <text:p>460,375</text:p>
          </table:table-cell>
          <table:table-cell office:value-type="float" office:value="0" calcext:value-type="float">
            <text:p>0</text:p>
          </table:table-cell>
          <table:table-cell table:number-columns-repeated="2"/>
          <table:table-cell table:formula="of:=COM.MICROSOFT.CONCAT(&quot;(&quot;; [.$A147]; &quot;, &quot;; [.$B147]; &quot;, &quot;; TEXT([.$C147];&quot;###.###&quot;); &quot;, &quot;; [.$D147]; &quot;), &quot;;)" office:value-type="string" office:string-value="(145, 145, 460.375, 0), " calcext:value-type="string">
            <text:p>(145, 145, 460.375, 0), </text:p>
          </table:table-cell>
          <table:table-cell table:number-columns-repeated="1017"/>
        </table:table-row>
        <table:table-row table:style-name="ro1">
          <table:table-cell table:number-columns-repeated="2" office:value-type="float" office:value="146" calcext:value-type="float">
            <text:p>146</text:p>
          </table:table-cell>
          <table:table-cell table:formula="of:=25.4/8*[.B148]" office:value-type="float" office:value="463.55" calcext:value-type="float">
            <text:p>463,55</text:p>
          </table:table-cell>
          <table:table-cell office:value-type="float" office:value="0" calcext:value-type="float">
            <text:p>0</text:p>
          </table:table-cell>
          <table:table-cell table:number-columns-repeated="2"/>
          <table:table-cell table:formula="of:=COM.MICROSOFT.CONCAT(&quot;(&quot;; [.$A148]; &quot;, &quot;; [.$B148]; &quot;, &quot;; TEXT([.$C148];&quot;###.###&quot;); &quot;, &quot;; [.$D148]; &quot;), &quot;;)" office:value-type="string" office:string-value="(146, 146, 463.55, 0), " calcext:value-type="string">
            <text:p>(146, 146, 463.55, 0), </text:p>
          </table:table-cell>
          <table:table-cell table:number-columns-repeated="1017"/>
        </table:table-row>
        <table:table-row table:style-name="ro1">
          <table:table-cell table:number-columns-repeated="2" office:value-type="float" office:value="147" calcext:value-type="float">
            <text:p>147</text:p>
          </table:table-cell>
          <table:table-cell table:formula="of:=25.4/8*[.B149]" office:value-type="float" office:value="466.725" calcext:value-type="float">
            <text:p>466,725</text:p>
          </table:table-cell>
          <table:table-cell office:value-type="float" office:value="0" calcext:value-type="float">
            <text:p>0</text:p>
          </table:table-cell>
          <table:table-cell table:number-columns-repeated="2"/>
          <table:table-cell table:formula="of:=COM.MICROSOFT.CONCAT(&quot;(&quot;; [.$A149]; &quot;, &quot;; [.$B149]; &quot;, &quot;; TEXT([.$C149];&quot;###.###&quot;); &quot;, &quot;; [.$D149]; &quot;), &quot;;)" office:value-type="string" office:string-value="(147, 147, 466.725, 0), " calcext:value-type="string">
            <text:p>(147, 147, 466.725, 0), </text:p>
          </table:table-cell>
          <table:table-cell table:number-columns-repeated="1017"/>
        </table:table-row>
        <table:table-row table:style-name="ro1">
          <table:table-cell table:number-columns-repeated="2" office:value-type="float" office:value="148" calcext:value-type="float">
            <text:p>148</text:p>
          </table:table-cell>
          <table:table-cell table:formula="of:=25.4/8*[.B150]" office:value-type="float" office:value="469.9" calcext:value-type="float">
            <text:p>469,9</text:p>
          </table:table-cell>
          <table:table-cell office:value-type="float" office:value="0" calcext:value-type="float">
            <text:p>0</text:p>
          </table:table-cell>
          <table:table-cell table:number-columns-repeated="2"/>
          <table:table-cell table:formula="of:=COM.MICROSOFT.CONCAT(&quot;(&quot;; [.$A150]; &quot;, &quot;; [.$B150]; &quot;, &quot;; TEXT([.$C150];&quot;###.###&quot;); &quot;, &quot;; [.$D150]; &quot;), &quot;;)" office:value-type="string" office:string-value="(148, 148, 469.9, 0), " calcext:value-type="string">
            <text:p>(148, 148, 469.9, 0), </text:p>
          </table:table-cell>
          <table:table-cell table:number-columns-repeated="1017"/>
        </table:table-row>
        <table:table-row table:style-name="ro1">
          <table:table-cell table:number-columns-repeated="2" office:value-type="float" office:value="149" calcext:value-type="float">
            <text:p>149</text:p>
          </table:table-cell>
          <table:table-cell table:formula="of:=25.4/8*[.B151]" office:value-type="float" office:value="473.075" calcext:value-type="float">
            <text:p>473,075</text:p>
          </table:table-cell>
          <table:table-cell office:value-type="float" office:value="0" calcext:value-type="float">
            <text:p>0</text:p>
          </table:table-cell>
          <table:table-cell table:number-columns-repeated="2"/>
          <table:table-cell table:formula="of:=COM.MICROSOFT.CONCAT(&quot;(&quot;; [.$A151]; &quot;, &quot;; [.$B151]; &quot;, &quot;; TEXT([.$C151];&quot;###.###&quot;); &quot;, &quot;; [.$D151]; &quot;), &quot;;)" office:value-type="string" office:string-value="(149, 149, 473.075, 0), " calcext:value-type="string">
            <text:p>(149, 149, 473.075, 0), </text:p>
          </table:table-cell>
          <table:table-cell table:number-columns-repeated="1017"/>
        </table:table-row>
        <table:table-row table:style-name="ro1">
          <table:table-cell table:number-columns-repeated="2" office:value-type="float" office:value="150" calcext:value-type="float">
            <text:p>150</text:p>
          </table:table-cell>
          <table:table-cell table:formula="of:=25.4/8*[.B152]" office:value-type="float" office:value="476.25" calcext:value-type="float">
            <text:p>476,25</text:p>
          </table:table-cell>
          <table:table-cell office:value-type="float" office:value="0" calcext:value-type="float">
            <text:p>0</text:p>
          </table:table-cell>
          <table:table-cell table:number-columns-repeated="2"/>
          <table:table-cell table:formula="of:=COM.MICROSOFT.CONCAT(&quot;(&quot;; [.$A152]; &quot;, &quot;; [.$B152]; &quot;, &quot;; TEXT([.$C152];&quot;###.###&quot;); &quot;, &quot;; [.$D152]; &quot;), &quot;;)" office:value-type="string" office:string-value="(150, 150, 476.25, 0), " calcext:value-type="string">
            <text:p>(150, 150, 476.25, 0), </text:p>
          </table:table-cell>
          <table:table-cell table:number-columns-repeated="1017"/>
        </table:table-row>
        <table:table-row table:style-name="ro1">
          <table:table-cell table:number-columns-repeated="2" office:value-type="float" office:value="151" calcext:value-type="float">
            <text:p>151</text:p>
          </table:table-cell>
          <table:table-cell table:formula="of:=25.4/8*[.B153]" office:value-type="float" office:value="479.425" calcext:value-type="float">
            <text:p>479,425</text:p>
          </table:table-cell>
          <table:table-cell office:value-type="float" office:value="0" calcext:value-type="float">
            <text:p>0</text:p>
          </table:table-cell>
          <table:table-cell table:number-columns-repeated="2"/>
          <table:table-cell table:formula="of:=COM.MICROSOFT.CONCAT(&quot;(&quot;; [.$A153]; &quot;, &quot;; [.$B153]; &quot;, &quot;; TEXT([.$C153];&quot;###.###&quot;); &quot;, &quot;; [.$D153]; &quot;), &quot;;)" office:value-type="string" office:string-value="(151, 151, 479.425, 0), " calcext:value-type="string">
            <text:p>(151, 151, 479.425, 0), </text:p>
          </table:table-cell>
          <table:table-cell table:number-columns-repeated="1017"/>
        </table:table-row>
        <table:table-row table:style-name="ro1">
          <table:table-cell table:number-columns-repeated="2" office:value-type="float" office:value="152" calcext:value-type="float">
            <text:p>152</text:p>
          </table:table-cell>
          <table:table-cell table:formula="of:=25.4/8*[.B154]" office:value-type="float" office:value="482.6" calcext:value-type="float">
            <text:p>482,6</text:p>
          </table:table-cell>
          <table:table-cell office:value-type="float" office:value="1" calcext:value-type="float">
            <text:p>1</text:p>
          </table:table-cell>
          <table:table-cell table:number-columns-repeated="2"/>
          <table:table-cell table:formula="of:=COM.MICROSOFT.CONCAT(&quot;(&quot;; [.$A154]; &quot;, &quot;; [.$B154]; &quot;, &quot;; TEXT([.$C154];&quot;###.###&quot;); &quot;, &quot;; [.$D154]; &quot;), &quot;;)" office:value-type="string" office:string-value="(152, 152, 482.6, 1), " calcext:value-type="string">
            <text:p>(152, 152, 482.6, 1), </text:p>
          </table:table-cell>
          <table:table-cell table:number-columns-repeated="1017"/>
        </table:table-row>
        <table:table-row table:style-name="ro1">
          <table:table-cell table:number-columns-repeated="2" office:value-type="float" office:value="153" calcext:value-type="float">
            <text:p>153</text:p>
          </table:table-cell>
          <table:table-cell table:formula="of:=25.4/8*[.B155]" office:value-type="float" office:value="485.775" calcext:value-type="float">
            <text:p>485,775</text:p>
          </table:table-cell>
          <table:table-cell office:value-type="float" office:value="0" calcext:value-type="float">
            <text:p>0</text:p>
          </table:table-cell>
          <table:table-cell table:number-columns-repeated="2"/>
          <table:table-cell table:formula="of:=COM.MICROSOFT.CONCAT(&quot;(&quot;; [.$A155]; &quot;, &quot;; [.$B155]; &quot;, &quot;; TEXT([.$C155];&quot;###.###&quot;); &quot;, &quot;; [.$D155]; &quot;), &quot;;)" office:value-type="string" office:string-value="(153, 153, 485.775, 0), " calcext:value-type="string">
            <text:p>(153, 153, 485.775, 0), </text:p>
          </table:table-cell>
          <table:table-cell table:number-columns-repeated="1017"/>
        </table:table-row>
        <table:table-row table:style-name="ro1">
          <table:table-cell table:number-columns-repeated="2" office:value-type="float" office:value="154" calcext:value-type="float">
            <text:p>154</text:p>
          </table:table-cell>
          <table:table-cell table:formula="of:=25.4/8*[.B156]" office:value-type="float" office:value="488.95" calcext:value-type="float">
            <text:p>488,95</text:p>
          </table:table-cell>
          <table:table-cell office:value-type="float" office:value="0" calcext:value-type="float">
            <text:p>0</text:p>
          </table:table-cell>
          <table:table-cell table:number-columns-repeated="2"/>
          <table:table-cell table:formula="of:=COM.MICROSOFT.CONCAT(&quot;(&quot;; [.$A156]; &quot;, &quot;; [.$B156]; &quot;, &quot;; TEXT([.$C156];&quot;###.###&quot;); &quot;, &quot;; [.$D156]; &quot;), &quot;;)" office:value-type="string" office:string-value="(154, 154, 488.95, 0), " calcext:value-type="string">
            <text:p>(154, 154, 488.95, 0), </text:p>
          </table:table-cell>
          <table:table-cell table:number-columns-repeated="1017"/>
        </table:table-row>
        <table:table-row table:style-name="ro1">
          <table:table-cell table:number-columns-repeated="2" office:value-type="float" office:value="155" calcext:value-type="float">
            <text:p>155</text:p>
          </table:table-cell>
          <table:table-cell table:formula="of:=25.4/8*[.B157]" office:value-type="float" office:value="492.125" calcext:value-type="float">
            <text:p>492,125</text:p>
          </table:table-cell>
          <table:table-cell office:value-type="float" office:value="0" calcext:value-type="float">
            <text:p>0</text:p>
          </table:table-cell>
          <table:table-cell table:number-columns-repeated="2"/>
          <table:table-cell table:formula="of:=COM.MICROSOFT.CONCAT(&quot;(&quot;; [.$A157]; &quot;, &quot;; [.$B157]; &quot;, &quot;; TEXT([.$C157];&quot;###.###&quot;); &quot;, &quot;; [.$D157]; &quot;), &quot;;)" office:value-type="string" office:string-value="(155, 155, 492.125, 0), " calcext:value-type="string">
            <text:p>(155, 155, 492.125, 0), </text:p>
          </table:table-cell>
          <table:table-cell table:number-columns-repeated="1017"/>
        </table:table-row>
        <table:table-row table:style-name="ro1">
          <table:table-cell table:number-columns-repeated="2" office:value-type="float" office:value="156" calcext:value-type="float">
            <text:p>156</text:p>
          </table:table-cell>
          <table:table-cell table:formula="of:=25.4/8*[.B158]" office:value-type="float" office:value="495.3" calcext:value-type="float">
            <text:p>495,3</text:p>
          </table:table-cell>
          <table:table-cell office:value-type="float" office:value="0" calcext:value-type="float">
            <text:p>0</text:p>
          </table:table-cell>
          <table:table-cell table:number-columns-repeated="2"/>
          <table:table-cell table:formula="of:=COM.MICROSOFT.CONCAT(&quot;(&quot;; [.$A158]; &quot;, &quot;; [.$B158]; &quot;, &quot;; TEXT([.$C158];&quot;###.###&quot;); &quot;, &quot;; [.$D158]; &quot;), &quot;;)" office:value-type="string" office:string-value="(156, 156, 495.3, 0), " calcext:value-type="string">
            <text:p>(156, 156, 495.3, 0), </text:p>
          </table:table-cell>
          <table:table-cell table:number-columns-repeated="1017"/>
        </table:table-row>
        <table:table-row table:style-name="ro1">
          <table:table-cell table:number-columns-repeated="2" office:value-type="float" office:value="157" calcext:value-type="float">
            <text:p>157</text:p>
          </table:table-cell>
          <table:table-cell table:formula="of:=25.4/8*[.B159]" office:value-type="float" office:value="498.475" calcext:value-type="float">
            <text:p>498,475</text:p>
          </table:table-cell>
          <table:table-cell office:value-type="float" office:value="0" calcext:value-type="float">
            <text:p>0</text:p>
          </table:table-cell>
          <table:table-cell table:number-columns-repeated="2"/>
          <table:table-cell table:formula="of:=COM.MICROSOFT.CONCAT(&quot;(&quot;; [.$A159]; &quot;, &quot;; [.$B159]; &quot;, &quot;; TEXT([.$C159];&quot;###.###&quot;); &quot;, &quot;; [.$D159]; &quot;), &quot;;)" office:value-type="string" office:string-value="(157, 157, 498.475, 0), " calcext:value-type="string">
            <text:p>(157, 157, 498.475, 0), </text:p>
          </table:table-cell>
          <table:table-cell table:number-columns-repeated="1017"/>
        </table:table-row>
        <table:table-row table:style-name="ro1">
          <table:table-cell table:number-columns-repeated="2" office:value-type="float" office:value="158" calcext:value-type="float">
            <text:p>158</text:p>
          </table:table-cell>
          <table:table-cell table:formula="of:=25.4/8*[.B160]" office:value-type="float" office:value="501.65" calcext:value-type="float">
            <text:p>501,65</text:p>
          </table:table-cell>
          <table:table-cell office:value-type="float" office:value="0" calcext:value-type="float">
            <text:p>0</text:p>
          </table:table-cell>
          <table:table-cell table:number-columns-repeated="2"/>
          <table:table-cell table:formula="of:=COM.MICROSOFT.CONCAT(&quot;(&quot;; [.$A160]; &quot;, &quot;; [.$B160]; &quot;, &quot;; TEXT([.$C160];&quot;###.###&quot;); &quot;, &quot;; [.$D160]; &quot;), &quot;;)" office:value-type="string" office:string-value="(158, 158, 501.65, 0), " calcext:value-type="string">
            <text:p>(158, 158, 501.65, 0), </text:p>
          </table:table-cell>
          <table:table-cell table:number-columns-repeated="1017"/>
        </table:table-row>
        <table:table-row table:style-name="ro1">
          <table:table-cell table:number-columns-repeated="2" office:value-type="float" office:value="159" calcext:value-type="float">
            <text:p>159</text:p>
          </table:table-cell>
          <table:table-cell table:formula="of:=25.4/8*[.B161]" office:value-type="float" office:value="504.825" calcext:value-type="float">
            <text:p>504,825</text:p>
          </table:table-cell>
          <table:table-cell office:value-type="float" office:value="0" calcext:value-type="float">
            <text:p>0</text:p>
          </table:table-cell>
          <table:table-cell table:number-columns-repeated="2"/>
          <table:table-cell table:formula="of:=COM.MICROSOFT.CONCAT(&quot;(&quot;; [.$A161]; &quot;, &quot;; [.$B161]; &quot;, &quot;; TEXT([.$C161];&quot;###.###&quot;); &quot;, &quot;; [.$D161]; &quot;), &quot;;)" office:value-type="string" office:string-value="(159, 159, 504.825, 0), " calcext:value-type="string">
            <text:p>(159, 159, 504.825, 0), </text:p>
          </table:table-cell>
          <table:table-cell table:number-columns-repeated="1017"/>
        </table:table-row>
        <table:table-row table:style-name="ro1">
          <table:table-cell table:number-columns-repeated="2" office:value-type="float" office:value="160" calcext:value-type="float">
            <text:p>160</text:p>
          </table:table-cell>
          <table:table-cell table:formula="of:=25.4/8*[.B162]" office:value-type="float" office:value="508" calcext:value-type="float">
            <text:p>508</text:p>
          </table:table-cell>
          <table:table-cell office:value-type="float" office:value="0" calcext:value-type="float">
            <text:p>0</text:p>
          </table:table-cell>
          <table:table-cell table:number-columns-repeated="2"/>
          <table:table-cell table:formula="of:=COM.MICROSOFT.CONCAT(&quot;(&quot;; [.$A162]; &quot;, &quot;; [.$B162]; &quot;, &quot;; TEXT([.$C162];&quot;###.###&quot;); &quot;, &quot;; [.$D162]; &quot;), &quot;;)" office:value-type="string" office:string-value="(160, 160, 508, 0), " calcext:value-type="string">
            <text:p>(160, 160, 508, 0), </text:p>
          </table:table-cell>
          <table:table-cell table:number-columns-repeated="1017"/>
        </table:table-row>
        <table:table-row table:style-name="ro1">
          <table:table-cell table:number-columns-repeated="2" office:value-type="float" office:value="161" calcext:value-type="float">
            <text:p>161</text:p>
          </table:table-cell>
          <table:table-cell table:formula="of:=25.4/8*[.B163]" office:value-type="float" office:value="511.175" calcext:value-type="float">
            <text:p>511,175</text:p>
          </table:table-cell>
          <table:table-cell office:value-type="float" office:value="0" calcext:value-type="float">
            <text:p>0</text:p>
          </table:table-cell>
          <table:table-cell table:number-columns-repeated="2"/>
          <table:table-cell table:formula="of:=COM.MICROSOFT.CONCAT(&quot;(&quot;; [.$A163]; &quot;, &quot;; [.$B163]; &quot;, &quot;; TEXT([.$C163];&quot;###.###&quot;); &quot;, &quot;; [.$D163]; &quot;), &quot;;)" office:value-type="string" office:string-value="(161, 161, 511.175, 0), " calcext:value-type="string">
            <text:p>(161, 161, 511.175, 0), </text:p>
          </table:table-cell>
          <table:table-cell table:number-columns-repeated="1017"/>
        </table:table-row>
        <table:table-row table:style-name="ro1">
          <table:table-cell table:number-columns-repeated="2" office:value-type="float" office:value="162" calcext:value-type="float">
            <text:p>162</text:p>
          </table:table-cell>
          <table:table-cell table:formula="of:=25.4/8*[.B164]" office:value-type="float" office:value="514.35" calcext:value-type="float">
            <text:p>514,35</text:p>
          </table:table-cell>
          <table:table-cell office:value-type="float" office:value="0" calcext:value-type="float">
            <text:p>0</text:p>
          </table:table-cell>
          <table:table-cell table:number-columns-repeated="2"/>
          <table:table-cell table:formula="of:=COM.MICROSOFT.CONCAT(&quot;(&quot;; [.$A164]; &quot;, &quot;; [.$B164]; &quot;, &quot;; TEXT([.$C164];&quot;###.###&quot;); &quot;, &quot;; [.$D164]; &quot;), &quot;;)" office:value-type="string" office:string-value="(162, 162, 514.35, 0), " calcext:value-type="string">
            <text:p>(162, 162, 514.35, 0), </text:p>
          </table:table-cell>
          <table:table-cell table:number-columns-repeated="1017"/>
        </table:table-row>
        <table:table-row table:style-name="ro1">
          <table:table-cell table:number-columns-repeated="2" office:value-type="float" office:value="163" calcext:value-type="float">
            <text:p>163</text:p>
          </table:table-cell>
          <table:table-cell table:formula="of:=25.4/8*[.B165]" office:value-type="float" office:value="517.525" calcext:value-type="float">
            <text:p>517,525</text:p>
          </table:table-cell>
          <table:table-cell office:value-type="float" office:value="0" calcext:value-type="float">
            <text:p>0</text:p>
          </table:table-cell>
          <table:table-cell table:number-columns-repeated="2"/>
          <table:table-cell table:formula="of:=COM.MICROSOFT.CONCAT(&quot;(&quot;; [.$A165]; &quot;, &quot;; [.$B165]; &quot;, &quot;; TEXT([.$C165];&quot;###.###&quot;); &quot;, &quot;; [.$D165]; &quot;), &quot;;)" office:value-type="string" office:string-value="(163, 163, 517.525, 0), " calcext:value-type="string">
            <text:p>(163, 163, 517.525, 0), </text:p>
          </table:table-cell>
          <table:table-cell table:number-columns-repeated="1017"/>
        </table:table-row>
        <table:table-row table:style-name="ro1">
          <table:table-cell table:number-columns-repeated="2" office:value-type="float" office:value="164" calcext:value-type="float">
            <text:p>164</text:p>
          </table:table-cell>
          <table:table-cell table:formula="of:=25.4/8*[.B166]" office:value-type="float" office:value="520.7" calcext:value-type="float">
            <text:p>520,7</text:p>
          </table:table-cell>
          <table:table-cell office:value-type="float" office:value="0" calcext:value-type="float">
            <text:p>0</text:p>
          </table:table-cell>
          <table:table-cell table:number-columns-repeated="2"/>
          <table:table-cell table:formula="of:=COM.MICROSOFT.CONCAT(&quot;(&quot;; [.$A166]; &quot;, &quot;; [.$B166]; &quot;, &quot;; TEXT([.$C166];&quot;###.###&quot;); &quot;, &quot;; [.$D166]; &quot;), &quot;;)" office:value-type="string" office:string-value="(164, 164, 520.7, 0), " calcext:value-type="string">
            <text:p>(164, 164, 520.7, 0), </text:p>
          </table:table-cell>
          <table:table-cell table:number-columns-repeated="1017"/>
        </table:table-row>
        <table:table-row table:style-name="ro1">
          <table:table-cell table:number-columns-repeated="2" office:value-type="float" office:value="165" calcext:value-type="float">
            <text:p>165</text:p>
          </table:table-cell>
          <table:table-cell table:formula="of:=25.4/8*[.B167]" office:value-type="float" office:value="523.875" calcext:value-type="float">
            <text:p>523,875</text:p>
          </table:table-cell>
          <table:table-cell office:value-type="float" office:value="0" calcext:value-type="float">
            <text:p>0</text:p>
          </table:table-cell>
          <table:table-cell table:number-columns-repeated="2"/>
          <table:table-cell table:formula="of:=COM.MICROSOFT.CONCAT(&quot;(&quot;; [.$A167]; &quot;, &quot;; [.$B167]; &quot;, &quot;; TEXT([.$C167];&quot;###.###&quot;); &quot;, &quot;; [.$D167]; &quot;), &quot;;)" office:value-type="string" office:string-value="(165, 165, 523.875, 0), " calcext:value-type="string">
            <text:p>(165, 165, 523.875, 0), </text:p>
          </table:table-cell>
          <table:table-cell table:number-columns-repeated="1017"/>
        </table:table-row>
        <table:table-row table:style-name="ro1">
          <table:table-cell table:number-columns-repeated="2" office:value-type="float" office:value="166" calcext:value-type="float">
            <text:p>166</text:p>
          </table:table-cell>
          <table:table-cell table:formula="of:=25.4/8*[.B168]" office:value-type="float" office:value="527.05" calcext:value-type="float">
            <text:p>527,05</text:p>
          </table:table-cell>
          <table:table-cell office:value-type="float" office:value="0" calcext:value-type="float">
            <text:p>0</text:p>
          </table:table-cell>
          <table:table-cell table:number-columns-repeated="2"/>
          <table:table-cell table:formula="of:=COM.MICROSOFT.CONCAT(&quot;(&quot;; [.$A168]; &quot;, &quot;; [.$B168]; &quot;, &quot;; TEXT([.$C168];&quot;###.###&quot;); &quot;, &quot;; [.$D168]; &quot;), &quot;;)" office:value-type="string" office:string-value="(166, 166, 527.05, 0), " calcext:value-type="string">
            <text:p>(166, 166, 527.05, 0), </text:p>
          </table:table-cell>
          <table:table-cell table:number-columns-repeated="1017"/>
        </table:table-row>
        <table:table-row table:style-name="ro1">
          <table:table-cell table:number-columns-repeated="2" office:value-type="float" office:value="167" calcext:value-type="float">
            <text:p>167</text:p>
          </table:table-cell>
          <table:table-cell table:formula="of:=25.4/8*[.B169]" office:value-type="float" office:value="530.225" calcext:value-type="float">
            <text:p>530,225</text:p>
          </table:table-cell>
          <table:table-cell office:value-type="float" office:value="0" calcext:value-type="float">
            <text:p>0</text:p>
          </table:table-cell>
          <table:table-cell table:number-columns-repeated="2"/>
          <table:table-cell table:formula="of:=COM.MICROSOFT.CONCAT(&quot;(&quot;; [.$A169]; &quot;, &quot;; [.$B169]; &quot;, &quot;; TEXT([.$C169];&quot;###.###&quot;); &quot;, &quot;; [.$D169]; &quot;), &quot;;)" office:value-type="string" office:string-value="(167, 167, 530.225, 0), " calcext:value-type="string">
            <text:p>(167, 167, 530.225, 0), </text:p>
          </table:table-cell>
          <table:table-cell table:number-columns-repeated="1017"/>
        </table:table-row>
        <table:table-row table:style-name="ro1">
          <table:table-cell table:number-columns-repeated="2" office:value-type="float" office:value="168" calcext:value-type="float">
            <text:p>168</text:p>
          </table:table-cell>
          <table:table-cell table:formula="of:=25.4/8*[.B170]" office:value-type="float" office:value="533.4" calcext:value-type="float">
            <text:p>533,4</text:p>
          </table:table-cell>
          <table:table-cell office:value-type="float" office:value="0" calcext:value-type="float">
            <text:p>0</text:p>
          </table:table-cell>
          <table:table-cell table:number-columns-repeated="2"/>
          <table:table-cell table:formula="of:=COM.MICROSOFT.CONCAT(&quot;(&quot;; [.$A170]; &quot;, &quot;; [.$B170]; &quot;, &quot;; TEXT([.$C170];&quot;###.###&quot;); &quot;, &quot;; [.$D170]; &quot;), &quot;;)" office:value-type="string" office:string-value="(168, 168, 533.4, 0), " calcext:value-type="string">
            <text:p>(168, 168, 533.4, 0), </text:p>
          </table:table-cell>
          <table:table-cell table:number-columns-repeated="1017"/>
        </table:table-row>
        <table:table-row table:style-name="ro1">
          <table:table-cell table:number-columns-repeated="2" office:value-type="float" office:value="169" calcext:value-type="float">
            <text:p>169</text:p>
          </table:table-cell>
          <table:table-cell table:formula="of:=25.4/8*[.B171]" office:value-type="float" office:value="536.575" calcext:value-type="float">
            <text:p>536,575</text:p>
          </table:table-cell>
          <table:table-cell office:value-type="float" office:value="0" calcext:value-type="float">
            <text:p>0</text:p>
          </table:table-cell>
          <table:table-cell table:number-columns-repeated="2"/>
          <table:table-cell table:formula="of:=COM.MICROSOFT.CONCAT(&quot;(&quot;; [.$A171]; &quot;, &quot;; [.$B171]; &quot;, &quot;; TEXT([.$C171];&quot;###.###&quot;); &quot;, &quot;; [.$D171]; &quot;), &quot;;)" office:value-type="string" office:string-value="(169, 169, 536.575, 0), " calcext:value-type="string">
            <text:p>(169, 169, 536.575, 0), </text:p>
          </table:table-cell>
          <table:table-cell table:number-columns-repeated="1017"/>
        </table:table-row>
        <table:table-row table:style-name="ro1">
          <table:table-cell table:number-columns-repeated="2" office:value-type="float" office:value="170" calcext:value-type="float">
            <text:p>170</text:p>
          </table:table-cell>
          <table:table-cell table:formula="of:=25.4/8*[.B172]" office:value-type="float" office:value="539.75" calcext:value-type="float">
            <text:p>539,75</text:p>
          </table:table-cell>
          <table:table-cell office:value-type="float" office:value="0" calcext:value-type="float">
            <text:p>0</text:p>
          </table:table-cell>
          <table:table-cell table:number-columns-repeated="2"/>
          <table:table-cell table:formula="of:=COM.MICROSOFT.CONCAT(&quot;(&quot;; [.$A172]; &quot;, &quot;; [.$B172]; &quot;, &quot;; TEXT([.$C172];&quot;###.###&quot;); &quot;, &quot;; [.$D172]; &quot;), &quot;;)" office:value-type="string" office:string-value="(170, 170, 539.75, 0), " calcext:value-type="string">
            <text:p>(170, 170, 539.75, 0), </text:p>
          </table:table-cell>
          <table:table-cell table:number-columns-repeated="1017"/>
        </table:table-row>
        <table:table-row table:style-name="ro1">
          <table:table-cell table:number-columns-repeated="2" office:value-type="float" office:value="171" calcext:value-type="float">
            <text:p>171</text:p>
          </table:table-cell>
          <table:table-cell table:formula="of:=25.4/8*[.B173]" office:value-type="float" office:value="542.925" calcext:value-type="float">
            <text:p>542,925</text:p>
          </table:table-cell>
          <table:table-cell office:value-type="float" office:value="0" calcext:value-type="float">
            <text:p>0</text:p>
          </table:table-cell>
          <table:table-cell table:number-columns-repeated="2"/>
          <table:table-cell table:formula="of:=COM.MICROSOFT.CONCAT(&quot;(&quot;; [.$A173]; &quot;, &quot;; [.$B173]; &quot;, &quot;; TEXT([.$C173];&quot;###.###&quot;); &quot;, &quot;; [.$D173]; &quot;), &quot;;)" office:value-type="string" office:string-value="(171, 171, 542.925, 0), " calcext:value-type="string">
            <text:p>(171, 171, 542.925, 0), </text:p>
          </table:table-cell>
          <table:table-cell table:number-columns-repeated="1017"/>
        </table:table-row>
        <table:table-row table:style-name="ro1">
          <table:table-cell table:number-columns-repeated="2" office:value-type="float" office:value="172" calcext:value-type="float">
            <text:p>172</text:p>
          </table:table-cell>
          <table:table-cell table:formula="of:=25.4/8*[.B174]" office:value-type="float" office:value="546.1" calcext:value-type="float">
            <text:p>546,1</text:p>
          </table:table-cell>
          <table:table-cell office:value-type="float" office:value="0" calcext:value-type="float">
            <text:p>0</text:p>
          </table:table-cell>
          <table:table-cell table:number-columns-repeated="2"/>
          <table:table-cell table:formula="of:=COM.MICROSOFT.CONCAT(&quot;(&quot;; [.$A174]; &quot;, &quot;; [.$B174]; &quot;, &quot;; TEXT([.$C174];&quot;###.###&quot;); &quot;, &quot;; [.$D174]; &quot;), &quot;;)" office:value-type="string" office:string-value="(172, 172, 546.1, 0), " calcext:value-type="string">
            <text:p>(172, 172, 546.1, 0), </text:p>
          </table:table-cell>
          <table:table-cell table:number-columns-repeated="1017"/>
        </table:table-row>
        <table:table-row table:style-name="ro1">
          <table:table-cell table:number-columns-repeated="2" office:value-type="float" office:value="173" calcext:value-type="float">
            <text:p>173</text:p>
          </table:table-cell>
          <table:table-cell table:formula="of:=25.4/8*[.B175]" office:value-type="float" office:value="549.275" calcext:value-type="float">
            <text:p>549,275</text:p>
          </table:table-cell>
          <table:table-cell office:value-type="float" office:value="0" calcext:value-type="float">
            <text:p>0</text:p>
          </table:table-cell>
          <table:table-cell table:number-columns-repeated="2"/>
          <table:table-cell table:formula="of:=COM.MICROSOFT.CONCAT(&quot;(&quot;; [.$A175]; &quot;, &quot;; [.$B175]; &quot;, &quot;; TEXT([.$C175];&quot;###.###&quot;); &quot;, &quot;; [.$D175]; &quot;), &quot;;)" office:value-type="string" office:string-value="(173, 173, 549.275, 0), " calcext:value-type="string">
            <text:p>(173, 173, 549.275, 0), </text:p>
          </table:table-cell>
          <table:table-cell table:number-columns-repeated="1017"/>
        </table:table-row>
        <table:table-row table:style-name="ro1">
          <table:table-cell table:number-columns-repeated="2" office:value-type="float" office:value="174" calcext:value-type="float">
            <text:p>174</text:p>
          </table:table-cell>
          <table:table-cell table:formula="of:=25.4/8*[.B176]" office:value-type="float" office:value="552.45" calcext:value-type="float">
            <text:p>552,45</text:p>
          </table:table-cell>
          <table:table-cell office:value-type="float" office:value="0" calcext:value-type="float">
            <text:p>0</text:p>
          </table:table-cell>
          <table:table-cell table:number-columns-repeated="2"/>
          <table:table-cell table:formula="of:=COM.MICROSOFT.CONCAT(&quot;(&quot;; [.$A176]; &quot;, &quot;; [.$B176]; &quot;, &quot;; TEXT([.$C176];&quot;###.###&quot;); &quot;, &quot;; [.$D176]; &quot;), &quot;;)" office:value-type="string" office:string-value="(174, 174, 552.45, 0), " calcext:value-type="string">
            <text:p>(174, 174, 552.45, 0), </text:p>
          </table:table-cell>
          <table:table-cell table:number-columns-repeated="1017"/>
        </table:table-row>
        <table:table-row table:style-name="ro1">
          <table:table-cell table:number-columns-repeated="2" office:value-type="float" office:value="175" calcext:value-type="float">
            <text:p>175</text:p>
          </table:table-cell>
          <table:table-cell table:formula="of:=25.4/8*[.B177]" office:value-type="float" office:value="555.625" calcext:value-type="float">
            <text:p>555,625</text:p>
          </table:table-cell>
          <table:table-cell office:value-type="float" office:value="0" calcext:value-type="float">
            <text:p>0</text:p>
          </table:table-cell>
          <table:table-cell table:number-columns-repeated="2"/>
          <table:table-cell table:formula="of:=COM.MICROSOFT.CONCAT(&quot;(&quot;; [.$A177]; &quot;, &quot;; [.$B177]; &quot;, &quot;; TEXT([.$C177];&quot;###.###&quot;); &quot;, &quot;; [.$D177]; &quot;), &quot;;)" office:value-type="string" office:string-value="(175, 175, 555.625, 0), " calcext:value-type="string">
            <text:p>(175, 175, 555.625, 0), </text:p>
          </table:table-cell>
          <table:table-cell table:number-columns-repeated="1017"/>
        </table:table-row>
        <table:table-row table:style-name="ro1">
          <table:table-cell table:number-columns-repeated="2" office:value-type="float" office:value="176" calcext:value-type="float">
            <text:p>176</text:p>
          </table:table-cell>
          <table:table-cell table:formula="of:=25.4/8*[.B178]" office:value-type="float" office:value="558.8" calcext:value-type="float">
            <text:p>558,8</text:p>
          </table:table-cell>
          <table:table-cell office:value-type="float" office:value="1" calcext:value-type="float">
            <text:p>1</text:p>
          </table:table-cell>
          <table:table-cell table:number-columns-repeated="2"/>
          <table:table-cell table:formula="of:=COM.MICROSOFT.CONCAT(&quot;(&quot;; [.$A178]; &quot;, &quot;; [.$B178]; &quot;, &quot;; TEXT([.$C178];&quot;###.###&quot;); &quot;, &quot;; [.$D178]; &quot;), &quot;;)" office:value-type="string" office:string-value="(176, 176, 558.8, 1), " calcext:value-type="string">
            <text:p>(176, 176, 558.8, 1), </text:p>
          </table:table-cell>
          <table:table-cell table:number-columns-repeated="1017"/>
        </table:table-row>
        <table:table-row table:style-name="ro1">
          <table:table-cell table:number-columns-repeated="2" office:value-type="float" office:value="177" calcext:value-type="float">
            <text:p>177</text:p>
          </table:table-cell>
          <table:table-cell table:formula="of:=25.4/8*[.B179]" office:value-type="float" office:value="561.975" calcext:value-type="float">
            <text:p>561,975</text:p>
          </table:table-cell>
          <table:table-cell office:value-type="float" office:value="0" calcext:value-type="float">
            <text:p>0</text:p>
          </table:table-cell>
          <table:table-cell table:number-columns-repeated="2"/>
          <table:table-cell table:formula="of:=COM.MICROSOFT.CONCAT(&quot;(&quot;; [.$A179]; &quot;, &quot;; [.$B179]; &quot;, &quot;; TEXT([.$C179];&quot;###.###&quot;); &quot;, &quot;; [.$D179]; &quot;), &quot;;)" office:value-type="string" office:string-value="(177, 177, 561.975, 0), " calcext:value-type="string">
            <text:p>(177, 177, 561.975, 0), </text:p>
          </table:table-cell>
          <table:table-cell table:number-columns-repeated="1017"/>
        </table:table-row>
        <table:table-row table:style-name="ro1">
          <table:table-cell table:number-columns-repeated="2" office:value-type="float" office:value="178" calcext:value-type="float">
            <text:p>178</text:p>
          </table:table-cell>
          <table:table-cell table:formula="of:=25.4/8*[.B180]" office:value-type="float" office:value="565.15" calcext:value-type="float">
            <text:p>565,15</text:p>
          </table:table-cell>
          <table:table-cell office:value-type="float" office:value="0" calcext:value-type="float">
            <text:p>0</text:p>
          </table:table-cell>
          <table:table-cell table:number-columns-repeated="2"/>
          <table:table-cell table:formula="of:=COM.MICROSOFT.CONCAT(&quot;(&quot;; [.$A180]; &quot;, &quot;; [.$B180]; &quot;, &quot;; TEXT([.$C180];&quot;###.###&quot;); &quot;, &quot;; [.$D180]; &quot;), &quot;;)" office:value-type="string" office:string-value="(178, 178, 565.15, 0), " calcext:value-type="string">
            <text:p>(178, 178, 565.15, 0), </text:p>
          </table:table-cell>
          <table:table-cell table:number-columns-repeated="1017"/>
        </table:table-row>
        <table:table-row table:style-name="ro1">
          <table:table-cell table:number-columns-repeated="2" office:value-type="float" office:value="179" calcext:value-type="float">
            <text:p>179</text:p>
          </table:table-cell>
          <table:table-cell table:formula="of:=25.4/8*[.B181]" office:value-type="float" office:value="568.325" calcext:value-type="float">
            <text:p>568,325</text:p>
          </table:table-cell>
          <table:table-cell office:value-type="float" office:value="0" calcext:value-type="float">
            <text:p>0</text:p>
          </table:table-cell>
          <table:table-cell table:number-columns-repeated="2"/>
          <table:table-cell table:formula="of:=COM.MICROSOFT.CONCAT(&quot;(&quot;; [.$A181]; &quot;, &quot;; [.$B181]; &quot;, &quot;; TEXT([.$C181];&quot;###.###&quot;); &quot;, &quot;; [.$D181]; &quot;), &quot;;)" office:value-type="string" office:string-value="(179, 179, 568.325, 0), " calcext:value-type="string">
            <text:p>(179, 179, 568.325, 0), </text:p>
          </table:table-cell>
          <table:table-cell table:number-columns-repeated="1017"/>
        </table:table-row>
        <table:table-row table:style-name="ro1">
          <table:table-cell table:number-columns-repeated="2" office:value-type="float" office:value="180" calcext:value-type="float">
            <text:p>180</text:p>
          </table:table-cell>
          <table:table-cell table:formula="of:=25.4/8*[.B182]" office:value-type="float" office:value="571.5" calcext:value-type="float">
            <text:p>571,5</text:p>
          </table:table-cell>
          <table:table-cell office:value-type="float" office:value="0" calcext:value-type="float">
            <text:p>0</text:p>
          </table:table-cell>
          <table:table-cell table:number-columns-repeated="2"/>
          <table:table-cell table:formula="of:=COM.MICROSOFT.CONCAT(&quot;(&quot;; [.$A182]; &quot;, &quot;; [.$B182]; &quot;, &quot;; TEXT([.$C182];&quot;###.###&quot;); &quot;, &quot;; [.$D182]; &quot;), &quot;;)" office:value-type="string" office:string-value="(180, 180, 571.5, 0), " calcext:value-type="string">
            <text:p>(180, 180, 571.5, 0), </text:p>
          </table:table-cell>
          <table:table-cell table:number-columns-repeated="1017"/>
        </table:table-row>
        <table:table-row table:style-name="ro1">
          <table:table-cell table:number-columns-repeated="2" office:value-type="float" office:value="181" calcext:value-type="float">
            <text:p>181</text:p>
          </table:table-cell>
          <table:table-cell table:formula="of:=25.4/8*[.B183]" office:value-type="float" office:value="574.675" calcext:value-type="float">
            <text:p>574,675</text:p>
          </table:table-cell>
          <table:table-cell office:value-type="float" office:value="0" calcext:value-type="float">
            <text:p>0</text:p>
          </table:table-cell>
          <table:table-cell table:number-columns-repeated="2"/>
          <table:table-cell table:formula="of:=COM.MICROSOFT.CONCAT(&quot;(&quot;; [.$A183]; &quot;, &quot;; [.$B183]; &quot;, &quot;; TEXT([.$C183];&quot;###.###&quot;); &quot;, &quot;; [.$D183]; &quot;), &quot;;)" office:value-type="string" office:string-value="(181, 181, 574.675, 0), " calcext:value-type="string">
            <text:p>(181, 181, 574.675, 0), </text:p>
          </table:table-cell>
          <table:table-cell table:number-columns-repeated="1017"/>
        </table:table-row>
        <table:table-row table:style-name="ro1">
          <table:table-cell table:number-columns-repeated="2" office:value-type="float" office:value="182" calcext:value-type="float">
            <text:p>182</text:p>
          </table:table-cell>
          <table:table-cell table:formula="of:=25.4/8*[.B184]" office:value-type="float" office:value="577.85" calcext:value-type="float">
            <text:p>577,85</text:p>
          </table:table-cell>
          <table:table-cell office:value-type="float" office:value="0" calcext:value-type="float">
            <text:p>0</text:p>
          </table:table-cell>
          <table:table-cell table:number-columns-repeated="2"/>
          <table:table-cell table:formula="of:=COM.MICROSOFT.CONCAT(&quot;(&quot;; [.$A184]; &quot;, &quot;; [.$B184]; &quot;, &quot;; TEXT([.$C184];&quot;###.###&quot;); &quot;, &quot;; [.$D184]; &quot;), &quot;;)" office:value-type="string" office:string-value="(182, 182, 577.85, 0), " calcext:value-type="string">
            <text:p>(182, 182, 577.85, 0), </text:p>
          </table:table-cell>
          <table:table-cell table:number-columns-repeated="1017"/>
        </table:table-row>
        <table:table-row table:style-name="ro1">
          <table:table-cell table:number-columns-repeated="2" office:value-type="float" office:value="183" calcext:value-type="float">
            <text:p>183</text:p>
          </table:table-cell>
          <table:table-cell table:formula="of:=25.4/8*[.B185]" office:value-type="float" office:value="581.025" calcext:value-type="float">
            <text:p>581,025</text:p>
          </table:table-cell>
          <table:table-cell office:value-type="float" office:value="0" calcext:value-type="float">
            <text:p>0</text:p>
          </table:table-cell>
          <table:table-cell table:number-columns-repeated="2"/>
          <table:table-cell table:formula="of:=COM.MICROSOFT.CONCAT(&quot;(&quot;; [.$A185]; &quot;, &quot;; [.$B185]; &quot;, &quot;; TEXT([.$C185];&quot;###.###&quot;); &quot;, &quot;; [.$D185]; &quot;), &quot;;)" office:value-type="string" office:string-value="(183, 183, 581.025, 0), " calcext:value-type="string">
            <text:p>(183, 183, 581.025, 0), </text:p>
          </table:table-cell>
          <table:table-cell table:number-columns-repeated="1017"/>
        </table:table-row>
        <table:table-row table:style-name="ro1">
          <table:table-cell table:number-columns-repeated="2" office:value-type="float" office:value="184" calcext:value-type="float">
            <text:p>184</text:p>
          </table:table-cell>
          <table:table-cell table:formula="of:=25.4/8*[.B186]" office:value-type="float" office:value="584.2" calcext:value-type="float">
            <text:p>584,2</text:p>
          </table:table-cell>
          <table:table-cell office:value-type="float" office:value="0" calcext:value-type="float">
            <text:p>0</text:p>
          </table:table-cell>
          <table:table-cell table:number-columns-repeated="2"/>
          <table:table-cell table:formula="of:=COM.MICROSOFT.CONCAT(&quot;(&quot;; [.$A186]; &quot;, &quot;; [.$B186]; &quot;, &quot;; TEXT([.$C186];&quot;###.###&quot;); &quot;, &quot;; [.$D186]; &quot;), &quot;;)" office:value-type="string" office:string-value="(184, 184, 584.2, 0), " calcext:value-type="string">
            <text:p>(184, 184, 584.2, 0), </text:p>
          </table:table-cell>
          <table:table-cell table:number-columns-repeated="1017"/>
        </table:table-row>
        <table:table-row table:style-name="ro1">
          <table:table-cell table:number-columns-repeated="2" office:value-type="float" office:value="185" calcext:value-type="float">
            <text:p>185</text:p>
          </table:table-cell>
          <table:table-cell table:formula="of:=25.4/8*[.B187]" office:value-type="float" office:value="587.375" calcext:value-type="float">
            <text:p>587,375</text:p>
          </table:table-cell>
          <table:table-cell office:value-type="float" office:value="0" calcext:value-type="float">
            <text:p>0</text:p>
          </table:table-cell>
          <table:table-cell table:number-columns-repeated="2"/>
          <table:table-cell table:formula="of:=COM.MICROSOFT.CONCAT(&quot;(&quot;; [.$A187]; &quot;, &quot;; [.$B187]; &quot;, &quot;; TEXT([.$C187];&quot;###.###&quot;); &quot;, &quot;; [.$D187]; &quot;), &quot;;)" office:value-type="string" office:string-value="(185, 185, 587.375, 0), " calcext:value-type="string">
            <text:p>(185, 185, 587.375, 0), </text:p>
          </table:table-cell>
          <table:table-cell table:number-columns-repeated="1017"/>
        </table:table-row>
        <table:table-row table:style-name="ro1">
          <table:table-cell table:number-columns-repeated="2" office:value-type="float" office:value="186" calcext:value-type="float">
            <text:p>186</text:p>
          </table:table-cell>
          <table:table-cell table:formula="of:=25.4/8*[.B188]" office:value-type="float" office:value="590.55" calcext:value-type="float">
            <text:p>590,55</text:p>
          </table:table-cell>
          <table:table-cell office:value-type="float" office:value="0" calcext:value-type="float">
            <text:p>0</text:p>
          </table:table-cell>
          <table:table-cell table:number-columns-repeated="2"/>
          <table:table-cell table:formula="of:=COM.MICROSOFT.CONCAT(&quot;(&quot;; [.$A188]; &quot;, &quot;; [.$B188]; &quot;, &quot;; TEXT([.$C188];&quot;###.###&quot;); &quot;, &quot;; [.$D188]; &quot;), &quot;;)" office:value-type="string" office:string-value="(186, 186, 590.55, 0), " calcext:value-type="string">
            <text:p>(186, 186, 590.55, 0), </text:p>
          </table:table-cell>
          <table:table-cell table:number-columns-repeated="1017"/>
        </table:table-row>
        <table:table-row table:style-name="ro1">
          <table:table-cell table:number-columns-repeated="2" office:value-type="float" office:value="187" calcext:value-type="float">
            <text:p>187</text:p>
          </table:table-cell>
          <table:table-cell table:formula="of:=25.4/8*[.B189]" office:value-type="float" office:value="593.725" calcext:value-type="float">
            <text:p>593,725</text:p>
          </table:table-cell>
          <table:table-cell office:value-type="float" office:value="0" calcext:value-type="float">
            <text:p>0</text:p>
          </table:table-cell>
          <table:table-cell table:number-columns-repeated="2"/>
          <table:table-cell table:formula="of:=COM.MICROSOFT.CONCAT(&quot;(&quot;; [.$A189]; &quot;, &quot;; [.$B189]; &quot;, &quot;; TEXT([.$C189];&quot;###.###&quot;); &quot;, &quot;; [.$D189]; &quot;), &quot;;)" office:value-type="string" office:string-value="(187, 187, 593.725, 0), " calcext:value-type="string">
            <text:p>(187, 187, 593.725, 0), </text:p>
          </table:table-cell>
          <table:table-cell table:number-columns-repeated="1017"/>
        </table:table-row>
        <table:table-row table:style-name="ro1">
          <table:table-cell table:number-columns-repeated="2" office:value-type="float" office:value="188" calcext:value-type="float">
            <text:p>188</text:p>
          </table:table-cell>
          <table:table-cell table:formula="of:=25.4/8*[.B190]" office:value-type="float" office:value="596.9" calcext:value-type="float">
            <text:p>596,9</text:p>
          </table:table-cell>
          <table:table-cell office:value-type="float" office:value="0" calcext:value-type="float">
            <text:p>0</text:p>
          </table:table-cell>
          <table:table-cell table:number-columns-repeated="2"/>
          <table:table-cell table:formula="of:=COM.MICROSOFT.CONCAT(&quot;(&quot;; [.$A190]; &quot;, &quot;; [.$B190]; &quot;, &quot;; TEXT([.$C190];&quot;###.###&quot;); &quot;, &quot;; [.$D190]; &quot;), &quot;;)" office:value-type="string" office:string-value="(188, 188, 596.9, 0), " calcext:value-type="string">
            <text:p>(188, 188, 596.9, 0), </text:p>
          </table:table-cell>
          <table:table-cell table:number-columns-repeated="1017"/>
        </table:table-row>
        <table:table-row table:style-name="ro1">
          <table:table-cell table:number-columns-repeated="2" office:value-type="float" office:value="189" calcext:value-type="float">
            <text:p>189</text:p>
          </table:table-cell>
          <table:table-cell table:formula="of:=25.4/8*[.B191]" office:value-type="float" office:value="600.075" calcext:value-type="float">
            <text:p>600,075</text:p>
          </table:table-cell>
          <table:table-cell office:value-type="float" office:value="0" calcext:value-type="float">
            <text:p>0</text:p>
          </table:table-cell>
          <table:table-cell table:number-columns-repeated="2"/>
          <table:table-cell table:formula="of:=COM.MICROSOFT.CONCAT(&quot;(&quot;; [.$A191]; &quot;, &quot;; [.$B191]; &quot;, &quot;; TEXT([.$C191];&quot;###.###&quot;); &quot;, &quot;; [.$D191]; &quot;), &quot;;)" office:value-type="string" office:string-value="(189, 189, 600.075, 0), " calcext:value-type="string">
            <text:p>(189, 189, 600.075, 0), </text:p>
          </table:table-cell>
          <table:table-cell table:number-columns-repeated="1017"/>
        </table:table-row>
        <table:table-row table:style-name="ro1">
          <table:table-cell table:number-columns-repeated="2" office:value-type="float" office:value="190" calcext:value-type="float">
            <text:p>190</text:p>
          </table:table-cell>
          <table:table-cell table:formula="of:=25.4/8*[.B192]" office:value-type="float" office:value="603.25" calcext:value-type="float">
            <text:p>603,25</text:p>
          </table:table-cell>
          <table:table-cell office:value-type="float" office:value="0" calcext:value-type="float">
            <text:p>0</text:p>
          </table:table-cell>
          <table:table-cell table:number-columns-repeated="2"/>
          <table:table-cell table:formula="of:=COM.MICROSOFT.CONCAT(&quot;(&quot;; [.$A192]; &quot;, &quot;; [.$B192]; &quot;, &quot;; TEXT([.$C192];&quot;###.###&quot;); &quot;, &quot;; [.$D192]; &quot;), &quot;;)" office:value-type="string" office:string-value="(190, 190, 603.25, 0), " calcext:value-type="string">
            <text:p>(190, 190, 603.25, 0), </text:p>
          </table:table-cell>
          <table:table-cell table:number-columns-repeated="1017"/>
        </table:table-row>
        <table:table-row table:style-name="ro1">
          <table:table-cell table:number-columns-repeated="2" office:value-type="float" office:value="191" calcext:value-type="float">
            <text:p>191</text:p>
          </table:table-cell>
          <table:table-cell table:formula="of:=25.4/8*[.B193]" office:value-type="float" office:value="606.425" calcext:value-type="float">
            <text:p>606,425</text:p>
          </table:table-cell>
          <table:table-cell office:value-type="float" office:value="0" calcext:value-type="float">
            <text:p>0</text:p>
          </table:table-cell>
          <table:table-cell table:number-columns-repeated="2"/>
          <table:table-cell table:formula="of:=COM.MICROSOFT.CONCAT(&quot;(&quot;; [.$A193]; &quot;, &quot;; [.$B193]; &quot;, &quot;; TEXT([.$C193];&quot;###.###&quot;); &quot;, &quot;; [.$D193]; &quot;), &quot;;)" office:value-type="string" office:string-value="(191, 191, 606.425, 0), " calcext:value-type="string">
            <text:p>(191, 191, 606.425, 0), </text:p>
          </table:table-cell>
          <table:table-cell table:number-columns-repeated="1017"/>
        </table:table-row>
        <table:table-row table:style-name="ro1">
          <table:table-cell table:number-columns-repeated="2" office:value-type="float" office:value="192" calcext:value-type="float">
            <text:p>192</text:p>
          </table:table-cell>
          <table:table-cell table:formula="of:=25.4/8*[.B194]" office:value-type="float" office:value="609.6" calcext:value-type="float">
            <text:p>609,6</text:p>
          </table:table-cell>
          <table:table-cell office:value-type="float" office:value="1" calcext:value-type="float">
            <text:p>1</text:p>
          </table:table-cell>
          <table:table-cell table:number-columns-repeated="2"/>
          <table:table-cell table:formula="of:=COM.MICROSOFT.CONCAT(&quot;(&quot;; [.$A194]; &quot;, &quot;; [.$B194]; &quot;, &quot;; TEXT([.$C194];&quot;###.###&quot;); &quot;, &quot;; [.$D194]; &quot;)&quot;;)" office:value-type="string" office:string-value="(192, 192, 609.6, 1)" calcext:value-type="string">
            <text:p>(192, 192, 609.6, 1)</text:p>
          </table:table-cell>
          <table:table-cell table:number-columns-repeated="1017"/>
        </table:table-row>
        <table:table-row table:style-name="ro1" table:number-rows-repeated="1048381">
          <table:table-cell table:number-columns-repeated="1024"/>
        </table:table-row>
        <table:table-row table:style-name="ro1">
          <table:table-cell table:number-columns-repeated="1024"/>
        </table:table-row>
      </table:table>
      <table:table table:name="EqupmentType"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1" table:number-columns-repeated="1021" table:default-cell-style-name="Default"/>
        <table:table-row table:style-name="ro1">
          <table:table-cell table:style-name="ce17" office:value-type="string" calcext:value-type="string">
            <text:p>id</text:p>
          </table:table-cell>
          <table:table-cell table:style-name="ce17" office:value-type="string" calcext:value-type="string">
            <text:p>EqTypeName</text:p>
          </table:table-cell>
          <table:table-cell table:style-name="ce17" office:value-type="string" calcext:value-type="string">
            <text:p>EqTypeCode</text:p>
          </table:table-cell>
          <table:table-cell table:style-name="ce4" table:number-columns-repeated="1021"/>
        </table:table-row>
        <table:table-row table:style-name="ro1">
          <table:table-cell office:value-type="float" office:value="1" calcext:value-type="float">
            <text:p>1</text:p>
          </table:table-cell>
          <table:table-cell office:value-type="string" calcext:value-type="string">
            <text:p>Arsoma</text:p>
          </table:table-cell>
          <table:table-cell office:value-type="string" calcext:value-type="string">
            <text:p>A</text:p>
          </table:table-cell>
          <table:table-cell table:number-columns-repeated="1021"/>
        </table:table-row>
        <table:table-row table:style-name="ro1">
          <table:table-cell office:value-type="float" office:value="2" calcext:value-type="float">
            <text:p>2</text:p>
          </table:table-cell>
          <table:table-cell office:value-type="string" calcext:value-type="string">
            <text:p>RCS</text:p>
          </table:table-cell>
          <table:table-cell office:value-type="string" calcext:value-type="string">
            <text:p>S</text:p>
          </table:table-cell>
          <table:table-cell table:number-columns-repeated="1021"/>
        </table:table-row>
        <table:table-row table:style-name="ro1">
          <table:table-cell office:value-type="float" office:value="3" calcext:value-type="float">
            <text:p>3</text:p>
          </table:table-cell>
          <table:table-cell office:value-type="string" calcext:value-type="string">
            <text:p>Berra</text:p>
          </table:table-cell>
          <table:table-cell office:value-type="string" calcext:value-type="string">
            <text:p>F</text:p>
          </table:table-cell>
          <table:table-cell table:number-columns-repeated="1021"/>
        </table:table-row>
      </table:table>
      <table:table table:name="EqupmentType_sql_new"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1" table:number-columns-repeated="2" table:default-cell-style-name="Default"/>
        <table:table-column table:style-name="co4" table:default-cell-style-name="Default"/>
        <table:table-column table:style-name="co1" table:number-columns-repeated="1018" table:default-cell-style-name="Default"/>
        <table:table-row table:style-name="ro1">
          <table:table-cell table:style-name="ce7" office:value-type="string" calcext:value-type="string">
            <text:p>bd_name=</text:p>
          </table:table-cell>
          <table:table-cell table:style-name="ce7" office:value-type="string" calcext:value-type="string">
            <text:p>pa</text:p>
          </table:table-cell>
          <table:table-cell table:style-name="ce7" office:value-type="string" calcext:value-type="string">
            <text:p>tbl_prefix=</text:p>
          </table:table-cell>
          <table:table-cell table:style-name="ce9" office:value-type="string" calcext:value-type="string">
            <text:p>papps_osn_</text:p>
          </table:table-cell>
          <table:table-cell table:style-name="ce9" office:value-type="string" calcext:value-type="string">
            <text:p>tbl_name=</text:p>
          </table:table-cell>
          <table:table-cell table:style-name="ce11" office:value-type="string" calcext:value-type="string">
            <text:p>equpment_type</text:p>
          </table:table-cell>
          <table:table-cell table:style-name="ce19" table:formula="of:=COM.MICROSOFT.CONCAT(&quot;INSERT INTO &quot;; [.G$2]; &quot; (id, eq_type_name, eq_type_code) VALUE &quot;; [.G3:.G5]; &quot;;&quot;)" office:value-type="string" office:string-value="INSERT INTO pa.papps_osn_equpment_type (id, eq_type_name, eq_type_code) VALUE (1, &quot;Arsoma&quot;, &quot;A&quot;), (2, &quot;RCS&quot;, &quot;S&quot;), (3, &quot;Berra&quot;, &quot;F&quot;);" calcext:value-type="string">
            <text:p>INSERT INTO pa.papps_osn_equpment_type (id, eq_type_name, eq_type_code) VALUE (1, "Arsoma", "A"), (2, "RCS", "S"), (3, "Berra", "F");</text:p>
          </table:table-cell>
          <table:table-cell table:style-name="ce17" table:number-columns-repeated="1017"/>
        </table:table-row>
        <table:table-row table:style-name="ro1">
          <table:table-cell table:style-name="ce17" office:value-type="string" calcext:value-type="string">
            <text:p>id</text:p>
          </table:table-cell>
          <table:table-cell table:style-name="ce17" office:value-type="string" calcext:value-type="string">
            <text:p>EqTypeName</text:p>
          </table:table-cell>
          <table:table-cell table:style-name="ce17" office:value-type="string" calcext:value-type="string">
            <text:p>EqTypeCode</text:p>
          </table:table-cell>
          <table:table-cell table:style-name="ce17" table:number-columns-repeated="3"/>
          <table:table-cell table:style-name="ce11" table:formula="of:=COM.MICROSOFT.CONCAT([.$B$1]; &quot;.&quot;; [.$D$1]; [.$F$1])" office:value-type="string" office:string-value="pa.papps_osn_equpment_type" calcext:value-type="string">
            <text:p>pa.papps_osn_equpment_type</text:p>
          </table:table-cell>
          <table:table-cell table:style-name="ce17" table:number-columns-repeated="3"/>
          <table:table-cell table:style-name="ce17" office:value-type="string" calcext:value-type="string">
            <text:p>INSERT INTO pa.papps_osn_equpment_type (id, eq_type_name, eq_type_code) VALUE (1, "Arsoma", "A"), (2, "RCS", "S"), (3, "Berra", "F");</text:p>
          </table:table-cell>
          <table:table-cell table:style-name="ce17" table:number-columns-repeated="1013"/>
        </table:table-row>
        <table:table-row table:style-name="ro1">
          <table:table-cell office:value-type="float" office:value="1" calcext:value-type="float">
            <text:p>1</text:p>
          </table:table-cell>
          <table:table-cell office:value-type="string" calcext:value-type="string">
            <text:p>Arsoma</text:p>
          </table:table-cell>
          <table:table-cell office:value-type="string" calcext:value-type="string">
            <text:p>A</text:p>
          </table:table-cell>
          <table:table-cell table:number-columns-repeated="3"/>
          <table:table-cell table:formula="of:=COM.MICROSOFT.CONCAT(&quot;(&quot;; [.$A3]; &quot;, &quot;; CHAR(34); [.$B3]; CHAR(34); &quot;, &quot;; CHAR(34); [.$C3]; CHAR(34); &quot;), &quot;;)" office:value-type="string" office:string-value="(1, &quot;Arsoma&quot;, &quot;A&quot;), " calcext:value-type="string">
            <text:p>(1, "Arsoma", "A"), </text:p>
          </table:table-cell>
          <table:table-cell table:number-columns-repeated="1017"/>
        </table:table-row>
        <table:table-row table:style-name="ro1">
          <table:table-cell office:value-type="float" office:value="2" calcext:value-type="float">
            <text:p>2</text:p>
          </table:table-cell>
          <table:table-cell office:value-type="string" calcext:value-type="string">
            <text:p>RCS</text:p>
          </table:table-cell>
          <table:table-cell office:value-type="string" calcext:value-type="string">
            <text:p>S</text:p>
          </table:table-cell>
          <table:table-cell table:number-columns-repeated="3"/>
          <table:table-cell table:formula="of:=COM.MICROSOFT.CONCAT(&quot;(&quot;; [.$A4]; &quot;, &quot;; CHAR(34); [.$B4]; CHAR(34); &quot;, &quot;; CHAR(34); [.$C4]; CHAR(34); &quot;), &quot;;)" office:value-type="string" office:string-value="(2, &quot;RCS&quot;, &quot;S&quot;), " calcext:value-type="string">
            <text:p>(2, "RCS", "S"), </text:p>
          </table:table-cell>
          <table:table-cell table:number-columns-repeated="1017"/>
        </table:table-row>
        <table:table-row table:style-name="ro1">
          <table:table-cell office:value-type="float" office:value="3" calcext:value-type="float">
            <text:p>3</text:p>
          </table:table-cell>
          <table:table-cell office:value-type="string" calcext:value-type="string">
            <text:p>Berra</text:p>
          </table:table-cell>
          <table:table-cell office:value-type="string" calcext:value-type="string">
            <text:p>F</text:p>
          </table:table-cell>
          <table:table-cell table:number-columns-repeated="3"/>
          <table:table-cell table:formula="of:=COM.MICROSOFT.CONCAT(&quot;(&quot;; [.$A5]; &quot;, &quot;; CHAR(34); [.$B5]; CHAR(34); &quot;, &quot;; CHAR(34); [.$C5]; CHAR(34); &quot;)&quot;;)" office:value-type="string" office:string-value="(3, &quot;Berra&quot;, &quot;F&quot;)" calcext:value-type="string">
            <text:p>(3, "Berra", "F")</text:p>
          </table:table-cell>
          <table:table-cell table:number-columns-repeated="1017"/>
        </table:table-row>
      </table:table>
      <table:table table:name="EqupmentList" table:style-name="ta1">
        <office:forms form:automatic-focus="false" form:apply-design-mode="false"/>
        <table:table-column table:style-name="co1" table:default-cell-style-name="Default"/>
        <table:table-column table:style-name="co5" table:default-cell-style-name="Default"/>
        <table:table-column table:style-name="co3" table:default-cell-style-name="Default"/>
        <table:table-column table:style-name="co1" table:number-columns-repeated="1021" table:default-cell-style-name="Default"/>
        <table:table-row table:style-name="ro1">
          <table:table-cell table:style-name="ce17" office:value-type="string" calcext:value-type="string">
            <text:p>id</text:p>
          </table:table-cell>
          <table:table-cell table:style-name="ce17" office:value-type="string" calcext:value-type="string">
            <text:p>EqTypeNameId</text:p>
          </table:table-cell>
          <table:table-cell table:style-name="ce17" office:value-type="string" calcext:value-type="string">
            <text:p>EqList</text:p>
          </table:table-cell>
          <table:table-cell table:style-name="ce17" table:number-columns-repeated="1021"/>
        </table:table-row>
        <table:table-row table:style-name="ro1">
          <table:table-cell table:number-columns-repeated="2" office:value-type="float" office:value="1" calcext:value-type="float">
            <text:p>1</text:p>
          </table:table-cell>
          <table:table-cell office:value-type="string" calcext:value-type="string">
            <text:p>A9</text:p>
          </table:table-cell>
          <table:table-cell table:number-columns-repeated="1021"/>
        </table:table-row>
        <table:table-row table:style-name="ro1">
          <table:table-cell office:value-type="float" office:value="2" calcext:value-type="float">
            <text:p>2</text:p>
          </table:table-cell>
          <table:table-cell office:value-type="float" office:value="1" calcext:value-type="float">
            <text:p>1</text:p>
          </table:table-cell>
          <table:table-cell office:value-type="string" calcext:value-type="string">
            <text:p>A10</text:p>
          </table:table-cell>
          <table:table-cell table:number-columns-repeated="1021"/>
        </table:table-row>
        <table:table-row table:style-name="ro1">
          <table:table-cell office:value-type="float" office:value="3" calcext:value-type="float">
            <text:p>3</text:p>
          </table:table-cell>
          <table:table-cell office:value-type="float" office:value="2" calcext:value-type="float">
            <text:p>2</text:p>
          </table:table-cell>
          <table:table-cell office:value-type="string" calcext:value-type="string">
            <text:p>S5</text:p>
          </table:table-cell>
          <table:table-cell table:number-columns-repeated="1021"/>
        </table:table-row>
        <table:table-row table:style-name="ro1">
          <table:table-cell office:value-type="float" office:value="4" calcext:value-type="float">
            <text:p>4</text:p>
          </table:table-cell>
          <table:table-cell office:value-type="float" office:value="3" calcext:value-type="float">
            <text:p>3</text:p>
          </table:table-cell>
          <table:table-cell office:value-type="string" calcext:value-type="string">
            <text:p>F</text:p>
          </table:table-cell>
          <table:table-cell table:number-columns-repeated="1021"/>
        </table:table-row>
      </table:table>
      <table:table table:name="EqupmentList_sql_new" table:style-name="ta1">
        <office:forms form:automatic-focus="false" form:apply-design-mode="false"/>
        <table:table-column table:style-name="co1" table:default-cell-style-name="Default"/>
        <table:table-column table:style-name="co5" table:default-cell-style-name="Default"/>
        <table:table-column table:style-name="co3" table:default-cell-style-name="Default"/>
        <table:table-column table:style-name="co1" table:number-columns-repeated="2" table:default-cell-style-name="Default"/>
        <table:table-column table:style-name="co6" table:default-cell-style-name="Default"/>
        <table:table-column table:style-name="co1" table:number-columns-repeated="1018" table:default-cell-style-name="Default"/>
        <table:table-row table:style-name="ro1">
          <table:table-cell table:style-name="ce7" office:value-type="string" calcext:value-type="string">
            <text:p>bd_name=</text:p>
          </table:table-cell>
          <table:table-cell table:style-name="ce7" office:value-type="string" calcext:value-type="string">
            <text:p>pa</text:p>
          </table:table-cell>
          <table:table-cell table:style-name="ce7" office:value-type="string" calcext:value-type="string">
            <text:p>tbl_prefix=</text:p>
          </table:table-cell>
          <table:table-cell table:style-name="ce9" office:value-type="string" calcext:value-type="string">
            <text:p>papps_osn_</text:p>
          </table:table-cell>
          <table:table-cell table:style-name="ce9" office:value-type="string" calcext:value-type="string">
            <text:p>tbl_name=</text:p>
          </table:table-cell>
          <table:table-cell table:style-name="ce11" office:value-type="string" calcext:value-type="string">
            <text:p>equpment_list</text:p>
          </table:table-cell>
          <table:table-cell table:style-name="ce17" table:formula="of:=COM.MICROSOFT.CONCAT(&quot;INSERT INTO &quot;; [.G$2]; &quot; (id, eq_type_name_id, eq_list) VALUE &quot;; [.G3:.G6]; &quot;;&quot;)" office:value-type="string" office:string-value="INSERT INTO pa.papps_osn_equpment_list (id, eq_type_name_id, eq_list) VALUE (1, 1, &quot;A9&quot;), (2, 1, &quot;A10&quot;), (3, 2, &quot;S5&quot;), (4, 3, &quot;F&quot;);" calcext:value-type="string">
            <text:p>INSERT INTO pa.papps_osn_equpment_list (id, eq_type_name_id, eq_list) VALUE (1, 1, "A9"), (2, 1, "A10"), (3, 2, "S5"), (4, 3, "F");</text:p>
          </table:table-cell>
          <table:table-cell table:style-name="ce17" table:number-columns-repeated="1017"/>
        </table:table-row>
        <table:table-row table:style-name="ro1">
          <table:table-cell table:style-name="ce17" office:value-type="string" calcext:value-type="string">
            <text:p>id</text:p>
          </table:table-cell>
          <table:table-cell table:style-name="ce17" office:value-type="string" calcext:value-type="string">
            <text:p>EqTypeNameId</text:p>
          </table:table-cell>
          <table:table-cell table:style-name="ce17" office:value-type="string" calcext:value-type="string">
            <text:p>EqList</text:p>
          </table:table-cell>
          <table:table-cell table:style-name="ce17" table:number-columns-repeated="3"/>
          <table:table-cell table:style-name="ce17" table:formula="of:=COM.MICROSOFT.CONCAT([.$B$1]; &quot;.&quot;; [.$D$1]; [.$F$1])" office:value-type="string" office:string-value="pa.papps_osn_equpment_list" calcext:value-type="string">
            <text:p>pa.papps_osn_equpment_list</text:p>
          </table:table-cell>
          <table:table-cell table:style-name="ce17" table:number-columns-repeated="2"/>
          <table:table-cell table:style-name="ce17" office:value-type="string" calcext:value-type="string">
            <text:p>INSERT INTO pa.papps_osn_equpment_list (id, eq_type_name_id, eq_list) VALUE (1, 1, "A9"), (2, 1, "A10"), (3, 2, "S5"), (4, 3, "F");</text:p>
          </table:table-cell>
          <table:table-cell table:style-name="ce17" table:number-columns-repeated="1014"/>
        </table:table-row>
        <table:table-row table:style-name="ro1">
          <table:table-cell table:number-columns-repeated="2" office:value-type="float" office:value="1" calcext:value-type="float">
            <text:p>1</text:p>
          </table:table-cell>
          <table:table-cell office:value-type="string" calcext:value-type="string">
            <text:p>A9</text:p>
          </table:table-cell>
          <table:table-cell table:number-columns-repeated="3"/>
          <table:table-cell table:formula="of:=COM.MICROSOFT.CONCAT(&quot;(&quot;; [.$A3]; &quot;, &quot;;[.$B3]; &quot;, &quot;; CHAR(34); [.$C3]; CHAR(34); &quot;), &quot;;)" office:value-type="string" office:string-value="(1, 1, &quot;A9&quot;), " calcext:value-type="string">
            <text:p>(1, 1, "A9"), </text:p>
          </table:table-cell>
          <table:table-cell table:number-columns-repeated="1017"/>
        </table:table-row>
        <table:table-row table:style-name="ro1">
          <table:table-cell office:value-type="float" office:value="2" calcext:value-type="float">
            <text:p>2</text:p>
          </table:table-cell>
          <table:table-cell office:value-type="float" office:value="1" calcext:value-type="float">
            <text:p>1</text:p>
          </table:table-cell>
          <table:table-cell office:value-type="string" calcext:value-type="string">
            <text:p>A10</text:p>
          </table:table-cell>
          <table:table-cell table:number-columns-repeated="3"/>
          <table:table-cell table:formula="of:=COM.MICROSOFT.CONCAT(&quot;(&quot;; [.$A4]; &quot;, &quot;;[.$B4]; &quot;, &quot;; CHAR(34); [.$C4]; CHAR(34); &quot;), &quot;;)" office:value-type="string" office:string-value="(2, 1, &quot;A10&quot;), " calcext:value-type="string">
            <text:p>(2, 1, "A10"), </text:p>
          </table:table-cell>
          <table:table-cell table:number-columns-repeated="1017"/>
        </table:table-row>
        <table:table-row table:style-name="ro1">
          <table:table-cell office:value-type="float" office:value="3" calcext:value-type="float">
            <text:p>3</text:p>
          </table:table-cell>
          <table:table-cell office:value-type="float" office:value="2" calcext:value-type="float">
            <text:p>2</text:p>
          </table:table-cell>
          <table:table-cell office:value-type="string" calcext:value-type="string">
            <text:p>S5</text:p>
          </table:table-cell>
          <table:table-cell table:number-columns-repeated="3"/>
          <table:table-cell table:formula="of:=COM.MICROSOFT.CONCAT(&quot;(&quot;; [.$A5]; &quot;, &quot;;[.$B5]; &quot;, &quot;; CHAR(34); [.$C5]; CHAR(34); &quot;), &quot;;)" office:value-type="string" office:string-value="(3, 2, &quot;S5&quot;), " calcext:value-type="string">
            <text:p>(3, 2, "S5"), </text:p>
          </table:table-cell>
          <table:table-cell table:number-columns-repeated="1017"/>
        </table:table-row>
        <table:table-row table:style-name="ro1">
          <table:table-cell office:value-type="float" office:value="4" calcext:value-type="float">
            <text:p>4</text:p>
          </table:table-cell>
          <table:table-cell office:value-type="float" office:value="3" calcext:value-type="float">
            <text:p>3</text:p>
          </table:table-cell>
          <table:table-cell office:value-type="string" calcext:value-type="string">
            <text:p>F</text:p>
          </table:table-cell>
          <table:table-cell table:number-columns-repeated="3"/>
          <table:table-cell table:formula="of:=COM.MICROSOFT.CONCAT(&quot;(&quot;; [.$A6]; &quot;, &quot;;[.$B6]; &quot;, &quot;; CHAR(34); [.$C6]; CHAR(34); &quot;)&quot;;)" office:value-type="string" office:string-value="(4, 3, &quot;F&quot;)" calcext:value-type="string">
            <text:p>(4, 3, "F")</text:p>
          </table:table-cell>
          <table:table-cell table:number-columns-repeated="1017"/>
        </table:table-row>
      </table:table>
      <table:table table:name="PrintType" table:style-name="ta1">
        <office:forms form:automatic-focus="false" form:apply-design-mode="false"/>
        <table:table-column table:style-name="co1" table:default-cell-style-name="Default"/>
        <table:table-column table:style-name="co7" table:default-cell-style-name="Default"/>
        <table:table-column table:style-name="co8" table:default-cell-style-name="Default"/>
        <table:table-column table:style-name="co1" table:number-columns-repeated="1021" table:default-cell-style-name="Default"/>
        <table:table-row table:style-name="ro1">
          <table:table-cell table:style-name="ce17" office:value-type="string" calcext:value-type="string">
            <text:p>id</text:p>
          </table:table-cell>
          <table:table-cell table:style-name="ce17" office:value-type="string" calcext:value-type="string">
            <text:p>PrTypeNameEn</text:p>
          </table:table-cell>
          <table:table-cell table:style-name="ce17" office:value-type="string" calcext:value-type="string">
            <text:p>PrTypeNameRu</text:p>
          </table:table-cell>
          <table:table-cell table:style-name="ce17" table:number-columns-repeated="1021"/>
        </table:table-row>
        <table:table-row table:style-name="ro1">
          <table:table-cell office:value-type="float" office:value="1" calcext:value-type="float">
            <text:p>1</text:p>
          </table:table-cell>
          <table:table-cell office:value-type="string" calcext:value-type="string">
            <text:p>Flexo</text:p>
          </table:table-cell>
          <table:table-cell office:value-type="string" calcext:value-type="string">
            <text:p>Флексо</text:p>
          </table:table-cell>
          <table:table-cell table:number-columns-repeated="1021"/>
        </table:table-row>
        <table:table-row table:style-name="ro1">
          <table:table-cell office:value-type="float" office:value="2" calcext:value-type="float">
            <text:p>2</text:p>
          </table:table-cell>
          <table:table-cell office:value-type="string" calcext:value-type="string">
            <text:p>Trafaret</text:p>
          </table:table-cell>
          <table:table-cell office:value-type="string" calcext:value-type="string">
            <text:p>Трафарет</text:p>
          </table:table-cell>
          <table:table-cell table:number-columns-repeated="1021"/>
        </table:table-row>
        <table:table-row table:style-name="ro1">
          <table:table-cell office:value-type="float" office:value="3" calcext:value-type="float">
            <text:p>3</text:p>
          </table:table-cell>
          <table:table-cell office:value-type="string" calcext:value-type="string">
            <text:p>Kongrev</text:p>
          </table:table-cell>
          <table:table-cell office:value-type="string" calcext:value-type="string">
            <text:p>Конгрев</text:p>
          </table:table-cell>
          <table:table-cell table:number-columns-repeated="1021"/>
        </table:table-row>
        <table:table-row table:style-name="ro1">
          <table:table-cell office:value-type="float" office:value="4" calcext:value-type="float">
            <text:p>4</text:p>
          </table:table-cell>
          <table:table-cell office:value-type="string" calcext:value-type="string">
            <text:p>Emboss</text:p>
          </table:table-cell>
          <table:table-cell office:value-type="string" calcext:value-type="string">
            <text:p>Тиснение</text:p>
          </table:table-cell>
          <table:table-cell table:number-columns-repeated="1021"/>
        </table:table-row>
        <table:table-row table:style-name="ro1">
          <table:table-cell office:value-type="float" office:value="5" calcext:value-type="float">
            <text:p>5</text:p>
          </table:table-cell>
          <table:table-cell office:value-type="string" calcext:value-type="string">
            <text:p>Knife</text:p>
          </table:table-cell>
          <table:table-cell office:value-type="string" calcext:value-type="string">
            <text:p>Нож</text:p>
          </table:table-cell>
          <table:table-cell table:number-columns-repeated="1021"/>
        </table:table-row>
      </table:table>
      <table:table table:name="PrintType_sql_new" table:style-name="ta1">
        <office:forms form:automatic-focus="false" form:apply-design-mode="false"/>
        <table:table-column table:style-name="co1" table:default-cell-style-name="Default"/>
        <table:table-column table:style-name="co7" table:default-cell-style-name="Default"/>
        <table:table-column table:style-name="co8" table:default-cell-style-name="Default"/>
        <table:table-column table:style-name="co1" table:number-columns-repeated="2" table:default-cell-style-name="Default"/>
        <table:table-column table:style-name="co6" table:default-cell-style-name="Default"/>
        <table:table-column table:style-name="co1" table:number-columns-repeated="1018" table:default-cell-style-name="Default"/>
        <table:table-row table:style-name="ro1">
          <table:table-cell table:style-name="ce7" office:value-type="string" calcext:value-type="string">
            <text:p>bd_name=</text:p>
          </table:table-cell>
          <table:table-cell table:style-name="ce7" office:value-type="string" calcext:value-type="string">
            <text:p>pa</text:p>
          </table:table-cell>
          <table:table-cell table:style-name="ce7" office:value-type="string" calcext:value-type="string">
            <text:p>tbl_prefix=</text:p>
          </table:table-cell>
          <table:table-cell table:style-name="ce9" office:value-type="string" calcext:value-type="string">
            <text:p>papps_osn_</text:p>
          </table:table-cell>
          <table:table-cell table:style-name="ce9" office:value-type="string" calcext:value-type="string">
            <text:p>tbl_name=</text:p>
          </table:table-cell>
          <table:table-cell table:style-name="ce11" office:value-type="string" calcext:value-type="string">
            <text:p>print_type</text:p>
          </table:table-cell>
          <table:table-cell table:style-name="ce17" table:formula="of:=COM.MICROSOFT.CONCAT(&quot;INSERT INTO &quot;; [.G$2]; &quot; (id, pr_type_name_en, pr_type_name_ru) VALUE &quot;; [.G3:.G7]; &quot;;&quot;)" office:value-type="string" office:string-value="INSERT INTO pa.papps_osn_print_type (id, pr_type_name_en, pr_type_name_ru) VALUE (1, &quot;Flexo&quot;, &quot;Флексо&quot;), (2, &quot;Trafaret&quot;, &quot;Трафарет&quot;), (3, &quot;Kongrev&quot;, &quot;Конгрев&quot;), (4, &quot;Emboss&quot;, &quot;Тиснение&quot;), (5, &quot;Knife&quot;, &quot;Нож&quot;);" calcext:value-type="string">
            <text:p>INSERT INTO pa.papps_osn_print_type (id, pr_type_name_en, pr_type_name_ru) VALUE (1, "Flexo", "Флексо"), (2, "Trafaret", "Трафарет"), (3, "Kongrev", "Конгрев"), (4, "Emboss", "Тиснение"), (5, "Knife", "Нож");</text:p>
          </table:table-cell>
          <table:table-cell table:style-name="ce17" table:number-columns-repeated="1017"/>
        </table:table-row>
        <table:table-row table:style-name="ro1">
          <table:table-cell table:style-name="ce17" office:value-type="string" calcext:value-type="string">
            <text:p>id</text:p>
          </table:table-cell>
          <table:table-cell table:style-name="ce17" office:value-type="string" calcext:value-type="string">
            <text:p>PrTypeNameEn</text:p>
          </table:table-cell>
          <table:table-cell table:style-name="ce17" office:value-type="string" calcext:value-type="string">
            <text:p>PrTypeNameRu</text:p>
          </table:table-cell>
          <table:table-cell table:style-name="ce17" table:number-columns-repeated="3"/>
          <table:table-cell table:style-name="ce17" table:formula="of:=COM.MICROSOFT.CONCAT([.$B$1]; &quot;.&quot;; [.$D$1]; [.$F$1])" office:value-type="string" office:string-value="pa.papps_osn_print_type" calcext:value-type="string">
            <text:p>pa.papps_osn_print_type</text:p>
          </table:table-cell>
          <table:table-cell table:style-name="ce17" table:number-columns-repeated="2"/>
          <table:table-cell table:style-name="ce17" office:value-type="string" calcext:value-type="string">
            <text:p>INSERT INTO pa.papps_osn_print_type (id, pr_type_name_en, pr_type_name_ru) VALUE (1, "Flexo", "Флексо"), (2, "Trafaret", "Трафарет"), (3, "Kongrev", "Конгрев"), (4, "Emboss", "Тиснение"), (5, "Knife", "Нож");</text:p>
          </table:table-cell>
          <table:table-cell table:style-name="ce17" table:number-columns-repeated="1014"/>
        </table:table-row>
        <table:table-row table:style-name="ro1">
          <table:table-cell office:value-type="float" office:value="1" calcext:value-type="float">
            <text:p>1</text:p>
          </table:table-cell>
          <table:table-cell office:value-type="string" calcext:value-type="string">
            <text:p>Flexo</text:p>
          </table:table-cell>
          <table:table-cell office:value-type="string" calcext:value-type="string">
            <text:p>Флексо</text:p>
          </table:table-cell>
          <table:table-cell table:number-columns-repeated="3"/>
          <table:table-cell table:formula="of:=COM.MICROSOFT.CONCAT(&quot;(&quot;; [.$A3]; &quot;, &quot;; CHAR(34); [.$B3]; CHAR(34); &quot;, &quot;; CHAR(34); [.$C3]; CHAR(34); &quot;), &quot;;)" office:value-type="string" office:string-value="(1, &quot;Flexo&quot;, &quot;Флексо&quot;), " calcext:value-type="string">
            <text:p>(1, "Flexo", "Флексо"), </text:p>
          </table:table-cell>
          <table:table-cell table:number-columns-repeated="1017"/>
        </table:table-row>
        <table:table-row table:style-name="ro1">
          <table:table-cell office:value-type="float" office:value="2" calcext:value-type="float">
            <text:p>2</text:p>
          </table:table-cell>
          <table:table-cell office:value-type="string" calcext:value-type="string">
            <text:p>Trafaret</text:p>
          </table:table-cell>
          <table:table-cell office:value-type="string" calcext:value-type="string">
            <text:p>Трафарет</text:p>
          </table:table-cell>
          <table:table-cell table:number-columns-repeated="3"/>
          <table:table-cell table:formula="of:=COM.MICROSOFT.CONCAT(&quot;(&quot;; [.$A4]; &quot;, &quot;; CHAR(34); [.$B4]; CHAR(34); &quot;, &quot;; CHAR(34); [.$C4]; CHAR(34); &quot;), &quot;;)" office:value-type="string" office:string-value="(2, &quot;Trafaret&quot;, &quot;Трафарет&quot;), " calcext:value-type="string">
            <text:p>(2, "Trafaret", "Трафарет"), </text:p>
          </table:table-cell>
          <table:table-cell table:number-columns-repeated="1017"/>
        </table:table-row>
        <table:table-row table:style-name="ro1">
          <table:table-cell office:value-type="float" office:value="3" calcext:value-type="float">
            <text:p>3</text:p>
          </table:table-cell>
          <table:table-cell office:value-type="string" calcext:value-type="string">
            <text:p>Kongrev</text:p>
          </table:table-cell>
          <table:table-cell office:value-type="string" calcext:value-type="string">
            <text:p>Конгрев</text:p>
          </table:table-cell>
          <table:table-cell table:number-columns-repeated="3"/>
          <table:table-cell table:formula="of:=COM.MICROSOFT.CONCAT(&quot;(&quot;; [.$A5]; &quot;, &quot;; CHAR(34); [.$B5]; CHAR(34); &quot;, &quot;; CHAR(34); [.$C5]; CHAR(34); &quot;), &quot;;)" office:value-type="string" office:string-value="(3, &quot;Kongrev&quot;, &quot;Конгрев&quot;), " calcext:value-type="string">
            <text:p>(3, "Kongrev", "Конгрев"), </text:p>
          </table:table-cell>
          <table:table-cell table:number-columns-repeated="1017"/>
        </table:table-row>
        <table:table-row table:style-name="ro1">
          <table:table-cell office:value-type="float" office:value="4" calcext:value-type="float">
            <text:p>4</text:p>
          </table:table-cell>
          <table:table-cell office:value-type="string" calcext:value-type="string">
            <text:p>Emboss</text:p>
          </table:table-cell>
          <table:table-cell office:value-type="string" calcext:value-type="string">
            <text:p>Тиснение</text:p>
          </table:table-cell>
          <table:table-cell table:number-columns-repeated="3"/>
          <table:table-cell table:formula="of:=COM.MICROSOFT.CONCAT(&quot;(&quot;; [.$A6]; &quot;, &quot;; CHAR(34); [.$B6]; CHAR(34); &quot;, &quot;; CHAR(34); [.$C6]; CHAR(34); &quot;), &quot;;)" office:value-type="string" office:string-value="(4, &quot;Emboss&quot;, &quot;Тиснение&quot;), " calcext:value-type="string">
            <text:p>(4, "Emboss", "Тиснение"), </text:p>
          </table:table-cell>
          <table:table-cell table:number-columns-repeated="1017"/>
        </table:table-row>
        <table:table-row table:style-name="ro1">
          <table:table-cell office:value-type="float" office:value="5" calcext:value-type="float">
            <text:p>5</text:p>
          </table:table-cell>
          <table:table-cell office:value-type="string" calcext:value-type="string">
            <text:p>Knife</text:p>
          </table:table-cell>
          <table:table-cell office:value-type="string" calcext:value-type="string">
            <text:p>Нож</text:p>
          </table:table-cell>
          <table:table-cell table:number-columns-repeated="3"/>
          <table:table-cell table:formula="of:=COM.MICROSOFT.CONCAT(&quot;(&quot;; [.$A7]; &quot;, &quot;; CHAR(34); [.$B7]; CHAR(34); &quot;, &quot;; CHAR(34); [.$C7]; CHAR(34); &quot;)&quot;;)" office:value-type="string" office:string-value="(5, &quot;Knife&quot;, &quot;Нож&quot;)" calcext:value-type="string">
            <text:p>(5, "Knife", "Нож")</text:p>
          </table:table-cell>
          <table:table-cell table:number-columns-repeated="1017"/>
        </table:table-row>
      </table:table>
      <table:table table:name="Common_param" table:style-name="ta1">
        <table:table-column table:style-name="co1"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 table:number-columns-repeated="2" table:default-cell-style-name="Default"/>
        <table:table-column table:style-name="co11" table:default-cell-style-name="Default"/>
        <table:table-column table:style-name="co4" table:default-cell-style-name="Default"/>
        <table:table-column table:style-name="co12" table:default-cell-style-name="Default"/>
        <table:table-column table:style-name="co1" table:number-columns-repeated="1014" table:default-cell-style-name="Default"/>
        <table:table-row table:style-name="ro1">
          <table:table-cell table:style-name="ce17" office:value-type="string" calcext:value-type="string">
            <text:p>id</text:p>
          </table:table-cell>
          <table:table-cell table:style-name="ce17" office:value-type="string" calcext:value-type="string">
            <text:p>RaportsZ</text:p>
          </table:table-cell>
          <table:table-cell table:style-name="ce17" office:value-type="string" calcext:value-type="string">
            <text:p>EqTypeNameId</text:p>
          </table:table-cell>
          <table:table-cell table:style-name="ce17" office:value-type="string" calcext:value-type="string">
            <text:p>EqListId</text:p>
          </table:table-cell>
          <table:table-cell table:style-name="ce17" office:value-type="string" calcext:value-type="string">
            <text:p>PrTypeId</text:p>
          </table:table-cell>
          <table:table-cell table:style-name="ce17" office:value-type="string" calcext:value-type="string">
            <text:p>N</text:p>
          </table:table-cell>
          <table:table-cell table:style-name="ce17" office:value-type="string" calcext:value-type="string">
            <text:p>Delta</text:p>
          </table:table-cell>
          <table:table-cell table:style-name="ce17" office:value-type="string" calcext:value-type="string">
            <text:p>DistorMm</text:p>
          </table:table-cell>
          <table:table-cell table:style-name="ce17" office:value-type="string" calcext:value-type="string">
            <text:p>DistorProc</text:p>
          </table:table-cell>
          <table:table-cell table:style-name="ce17" office:value-type="string" calcext:value-type="string">
            <text:p>Comment</text:p>
          </table:table-cell>
          <table:table-cell table:style-name="ce17" table:number-columns-repeated="1014"/>
        </table:table-row>
        <table:table-row table:style-name="ro1">
          <table:table-cell office:value-type="float" office:value="1" calcext:value-type="float">
            <text:p>1</text:p>
          </table:table-cell>
          <table:table-cell office:value-type="float" office:value="76" calcext:value-type="float">
            <text:p>76</text:p>
          </table:table-cell>
          <table:table-cell table:number-columns-repeated="3" office:value-type="float" office:value="1" calcext:value-type="float">
            <text:p>1</text:p>
          </table:table-cell>
          <table:table-cell office:value-type="float" office:value="10" calcext:value-type="float">
            <text:p>10</text:p>
          </table:table-cell>
          <table:table-cell table:formula="of:=INDIRECT(ADDRESS([.$B2]+1;3;1;0;&quot;Raports&quot;);0)-[.$H2]" office:value-type="float" office:value="5.89999999999998" calcext:value-type="float">
            <text:p>5,89999999999998</text:p>
          </table:table-cell>
          <table:table-cell office:value-type="float" office:value="235.4" calcext:value-type="float">
            <text:p>235,4</text:p>
          </table:table-cell>
          <table:table-cell table:formula="of:=100*[.$H2]/INDIRECT(ADDRESS([.$B2]+1;3;1;0;&quot;Raports&quot;);0)" office:value-type="float" office:value="97.5549108992955" calcext:value-type="float">
            <text:p>97,5549108992955</text:p>
          </table:table-cell>
          <table:table-cell table:formula="of:=CONCATENATE(&quot;Rp:&quot;; INDIRECT(ADDRESS([.$B2]+1;3;1;0;&quot;Raports&quot;);0); &quot; / EqType: &quot;; INDIRECT(ADDRESS([.$C2]+1;2;1;0;&quot;EqupmentType&quot;);0); &quot; / EqTypeList: &quot;; INDIRECT(ADDRESS([.$D2]+1;3;1;0;&quot;EqupmentList&quot;);0); &quot; / PrType: &quot;; INDIRECT(ADDRESS([.$E2]+1;2;1;0;&quot;PrintType&quot;);0))" office:value-type="string" office:string-value="Rp:241,3 / EqType: Arsoma / EqTypeList: A9 / PrType: Flexo" calcext:value-type="string">
            <text:p>Rp:241,3 / EqType: Arsoma / EqTypeList: A9 / PrType: Flexo</text:p>
          </table:table-cell>
          <table:table-cell table:number-columns-repeated="1014"/>
        </table:table-row>
        <table:table-row table:style-name="ro1">
          <table:table-cell office:value-type="float" office:value="2" calcext:value-type="float">
            <text:p>2</text:p>
          </table:table-cell>
          <table:table-cell office:value-type="float" office:value="76" calcext:value-type="float">
            <text:p>76</text:p>
          </table:table-cell>
          <table:table-cell table:number-columns-repeated="2"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table:formula="of:=INDIRECT(ADDRESS([.$B3]+1;3;1;0;&quot;Raports&quot;);0)-[.$H3]" office:value-type="float" office:value="0" calcext:value-type="float">
            <text:p>0</text:p>
          </table:table-cell>
          <table:table-cell office:value-type="float" office:value="241.3" calcext:value-type="float">
            <text:p>241,3</text:p>
          </table:table-cell>
          <table:table-cell table:formula="of:=100*[.$H3]/INDIRECT(ADDRESS([.$B3]+1;3;1;0;&quot;Raports&quot;);0)" office:value-type="float" office:value="100" calcext:value-type="float">
            <text:p>100</text:p>
          </table:table-cell>
          <table:table-cell table:formula="of:=CONCATENATE(&quot;Rp:&quot;; INDIRECT(ADDRESS([.$B3]+1;3;1;0;&quot;Raports&quot;);0); &quot; / EqType: &quot;; INDIRECT(ADDRESS([.$C3]+1;2;1;0;&quot;EqupmentType&quot;);0); &quot; / EqTypeList: &quot;; INDIRECT(ADDRESS([.$D3]+1;3;1;0;&quot;EqupmentList&quot;);0); &quot; / PrType: &quot;; INDIRECT(ADDRESS([.$E3]+1;2;1;0;&quot;PrintType&quot;);0))" office:value-type="string" office:string-value="Rp:241,3 / EqType: Arsoma / EqTypeList: A9 / PrType: Kongrev" calcext:value-type="string">
            <text:p>Rp:241,3 / EqType: Arsoma / EqTypeList: A9 / PrType: Kongrev</text:p>
          </table:table-cell>
          <table:table-cell table:number-columns-repeated="1014"/>
        </table:table-row>
        <table:table-row table:style-name="ro1">
          <table:table-cell office:value-type="float" office:value="3" calcext:value-type="float">
            <text:p>3</text:p>
          </table:table-cell>
          <table:table-cell office:value-type="float" office:value="76" calcext:value-type="float">
            <text:p>76</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table:formula="of:=INDIRECT(ADDRESS([.$B4]+1;3;1;0;&quot;Raports&quot;);0)-[.$H4]" office:value-type="float" office:value="0" calcext:value-type="float">
            <text:p>0</text:p>
          </table:table-cell>
          <table:table-cell office:value-type="float" office:value="241.3" calcext:value-type="float">
            <text:p>241,3</text:p>
          </table:table-cell>
          <table:table-cell table:formula="of:=100*[.$H4]/INDIRECT(ADDRESS([.$B4]+1;3;1;0;&quot;Raports&quot;);0)" office:value-type="float" office:value="100" calcext:value-type="float">
            <text:p>100</text:p>
          </table:table-cell>
          <table:table-cell table:formula="of:=CONCATENATE(&quot;Rp:&quot;; INDIRECT(ADDRESS([.$B4]+1;3;1;0;&quot;Raports&quot;);0); &quot; / EqType: &quot;; INDIRECT(ADDRESS([.$C4]+1;2;1;0;&quot;EqupmentType&quot;);0); &quot; / EqTypeList: &quot;; INDIRECT(ADDRESS([.$D4]+1;3;1;0;&quot;EqupmentList&quot;);0); &quot; / PrType: &quot;; INDIRECT(ADDRESS([.$E4]+1;2;1;0;&quot;PrintType&quot;);0))" office:value-type="string" office:string-value="Rp:241,3 / EqType: Arsoma / EqTypeList: A9 / PrType: Knife" calcext:value-type="string">
            <text:p>Rp:241,3 / EqType: Arsoma / EqTypeList: A9 / PrType: Knife</text:p>
          </table:table-cell>
          <table:table-cell table:number-columns-repeated="1014"/>
        </table:table-row>
      </table:table>
      <table:named-expressions/>
      <table:database-ranges>
        <table:database-range table:name="__Anonymous_DB__1" table:target-range-address="Raports.B2:Raports.B193" table:contains-header="false" table:orientation="column"/>
        <table:database-range table:name="__Anonymous_Sheet_DB__0" table:target-range-address="Raports.A1:Raports.D193" table:display-filter-buttons="true" table:orientation="column">
          <table:filter>
            <table:filter-and>
              <table:filter-condition table:field-number="3" table:value="1" table:operator="="/>
            </table:filter-and>
          </table:filter>
        </table:database-range>
        <table:database-range table:name="__Anonymous_Sheet_DB__1" table:target-range-address="Raports_sql_new.A2:Raports_sql_new.D194" table:display-filter-buttons="true" table:orientation="column"/>
        <table:database-range table:name="__Anonymous_Sheet_DB__2" table:target-range-address="EqupmentType.A1:EqupmentType.C3" table:display-filter-buttons="true" table:orientation="column"/>
        <table:database-range table:name="__Anonymous_Sheet_DB__3" table:target-range-address="EqupmentType_sql_new.A2:EqupmentType_sql_new.C4" table:display-filter-buttons="true" table:orientation="column"/>
        <table:database-range table:name="__Anonymous_Sheet_DB__4" table:target-range-address="EqupmentList.A1:EqupmentList.C4" table:display-filter-buttons="true" table:orientation="column"/>
        <table:database-range table:name="__Anonymous_Sheet_DB__5" table:target-range-address="EqupmentList_sql_new.A2:EqupmentList_sql_new.C5" table:display-filter-buttons="true" table:orientation="column"/>
        <table:database-range table:name="__Anonymous_Sheet_DB__6" table:target-range-address="PrintType.A1:PrintType.C1" table:display-filter-buttons="true" table:orientation="column"/>
        <table:database-range table:name="__Anonymous_Sheet_DB__7" table:target-range-address="PrintType_sql_new.A2:PrintType_sql_new.C2" table:display-filter-buttons="true" table:orientation="column"/>
        <table:database-range table:name="__Anonymous_Sheet_DB__8" table:target-range-address="Common_param.A1:Common_param.J2"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Arial" fo:language="ru" fo:country="none"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29">00.00.0000</text:date>, <text:time style:data-style-name="N2" text:time-value="13:00:48.680000000">00:00:00</text:time></text:p>
        </style:region-right>
      </style:header>
      <style:header-left style:display="false"/>
      <style:footer>
        <text:p>Страница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7T11:21:47.039000000</meta:creation-date>
    <dc:date>2018-08-29T19:22:35.706000000</dc:date>
    <meta:editing-duration>PT11H17M44S</meta:editing-duration>
    <meta:editing-cycles>38</meta:editing-cycles>
    <meta:generator>LibreOffice/6.1.0.3$Windows_x86 LibreOffice_project/efb621ed25068d70781dc026f7e9c5187a4decd1</meta:generator>
    <meta:document-statistic meta:table-count="9" meta:cell-count="1914" meta:object-count="0"/>
  </office:meta>
</office:document-meta>
</file>